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6200000181893170BA.png" manifest:media-type="image/png"/>
  <manifest:file-entry manifest:full-path="Pictures/100002000000016200000181F8CA67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111111" draw:textarea-vertical-align="middle"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666666"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1c1c1c" draw:textarea-vertical-align="middle"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999999"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9" style:family="graphic" style:parent-style-name="standard">
      <style:graphic-properties draw:stroke="none" svg:stroke-color="#000000" draw:fill="none" draw:fill-color="#ffffff" draw:textarea-horizontal-align="left" draw:auto-grow-height="true" draw:auto-grow-width="true" fo:min-height="0.632cm" fo:min-width="4.226cm"/>
    </style:style>
    <style:style style:name="gr10"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11"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12"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13"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14"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textarea-horizontal-align="left" draw:auto-grow-height="true" draw:auto-grow-width="true" fo:min-height="0.633cm" fo:min-width="4.226cm"/>
    </style:style>
    <style:style style:name="gr17" style:family="graphic" style:parent-style-name="standard">
      <style:graphic-properties draw:stroke="none" svg:stroke-color="#000000" draw:fill="none" draw:fill-color="#ffffff" draw:auto-grow-height="true" draw:auto-grow-width="false" fo:max-height="0cm" fo:min-height="0.595cm"/>
    </style:style>
    <style:style style:name="gr18"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20"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22"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23"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4pt" fo:font-weight="bold" style:font-size-asian="14pt" style:font-weight-asian="bold" style:font-size-complex="14pt" style:font-weight-complex="bold"/>
    </style:style>
    <style:style style:name="P5" style:family="paragraph">
      <style:text-properties fo:font-size="12pt" fo:font-weight="bold" style:font-size-asian="12pt" style:font-weight-asian="bold" style:font-size-complex="12pt" style:font-weight-complex="bold"/>
    </style:style>
    <style:style style:name="P6"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77cm" svg:height="2.64cm" svg:x="7.305cm" svg:y="16.016cm">
          <draw:image xlink:href="Pictures/100002000000016200000181F8CA67D0.png" xlink:type="simple" xlink:show="embed" xlink:actuate="onLoad">
            <text:p/>
          </draw:image>
        </draw:frame>
        <draw:frame draw:style-name="gr1" draw:text-style-name="P1" draw:layer="layout" svg:width="2.689cm" svg:height="2.609cm" svg:x="16.839cm" svg:y="16.015cm">
          <draw:image xlink:href="Pictures/100002000000016200000181893170BA.png" xlink:type="simple" xlink:show="embed" xlink:actuate="onLoad">
            <text:p/>
          </draw:image>
        </draw:frame>
        <draw:rect draw:style-name="gr2" draw:text-style-name="P1" draw:layer="layout" svg:width="0.235cm" svg:height="0.173cm" svg:x="8.807cm" svg:y="8.083cm">
          <text:p/>
        </draw:rect>
        <draw:rect draw:style-name="gr3" draw:text-style-name="P1" draw:layer="layout" svg:width="0.236cm" svg:height="0.173cm" svg:x="9.259cm" svg:y="8.083cm">
          <text:p/>
        </draw:rect>
        <draw:rect draw:style-name="gr3" draw:text-style-name="P1" draw:layer="layout" svg:width="0.236cm" svg:height="0.173cm" svg:x="9.491cm" svg:y="8.083cm">
          <text:p/>
        </draw:rect>
        <draw:rect draw:style-name="gr3" draw:text-style-name="P1" draw:layer="layout" svg:width="0.236cm" svg:height="0.173cm" svg:x="7.173cm" svg:y="8.083cm">
          <text:p/>
        </draw:rect>
        <draw:rect draw:style-name="gr3" draw:text-style-name="P1" draw:layer="layout" svg:width="0.236cm" svg:height="0.173cm" svg:x="7.405cm" svg:y="8.083cm">
          <text:p/>
        </draw:rect>
        <draw:rect draw:style-name="gr2" draw:text-style-name="P1" draw:layer="layout" svg:width="0.236cm" svg:height="0.173cm" svg:x="7.637cm" svg:y="8.083cm">
          <text:p/>
        </draw:rect>
        <draw:rect draw:style-name="gr2" draw:text-style-name="P1" draw:layer="layout" svg:width="0.237cm" svg:height="0.173cm" svg:x="7.869cm" svg:y="8.083cm">
          <text:p/>
        </draw:rect>
        <draw:rect draw:style-name="gr2" draw:text-style-name="P1" draw:layer="layout" svg:width="0.236cm" svg:height="0.173cm" svg:x="8.102cm" svg:y="8.083cm">
          <text:p/>
        </draw:rect>
        <draw:rect draw:style-name="gr4" draw:text-style-name="P1" draw:layer="layout" svg:width="0.237cm" svg:height="0.173cm" svg:x="9.037cm" svg:y="8.083cm">
          <text:p/>
        </draw:rect>
        <draw:rect draw:style-name="gr2" draw:text-style-name="P1" draw:layer="layout" svg:width="0.236cm" svg:height="0.173cm" svg:x="8.326cm" svg:y="8.083cm">
          <text:p/>
        </draw:rect>
        <draw:rect draw:style-name="gr2" draw:text-style-name="P1" draw:layer="layout" svg:width="0.236cm" svg:height="0.173cm" svg:x="8.558cm" svg:y="8.083cm">
          <text:p/>
        </draw:rect>
        <draw:rect draw:style-name="gr3" draw:text-style-name="P1" draw:layer="layout" svg:width="0.236cm" svg:height="0.173cm" svg:x="9.259cm" svg:y="8.253cm">
          <text:p/>
        </draw:rect>
        <draw:rect draw:style-name="gr3" draw:text-style-name="P1" draw:layer="layout" svg:width="0.236cm" svg:height="0.173cm" svg:x="9.491cm" svg:y="8.253cm">
          <text:p/>
        </draw:rect>
        <draw:rect draw:style-name="gr3" draw:text-style-name="P1" draw:layer="layout" svg:width="0.236cm" svg:height="0.173cm" svg:x="7.173cm" svg:y="8.253cm">
          <text:p/>
        </draw:rect>
        <draw:rect draw:style-name="gr5" draw:text-style-name="P1" draw:layer="layout" svg:width="0.236cm" svg:height="0.173cm" svg:x="7.405cm" svg:y="8.253cm">
          <text:p/>
        </draw:rect>
        <draw:rect draw:style-name="gr3" draw:text-style-name="P1" draw:layer="layout" svg:width="0.236cm" svg:height="0.173cm" svg:x="7.637cm" svg:y="8.253cm">
          <text:p/>
        </draw:rect>
        <draw:rect draw:style-name="gr2" draw:text-style-name="P1" draw:layer="layout" svg:width="0.237cm" svg:height="0.173cm" svg:x="7.869cm" svg:y="8.253cm">
          <text:p/>
        </draw:rect>
        <draw:rect draw:style-name="gr2" draw:text-style-name="P1" draw:layer="layout" svg:width="0.236cm" svg:height="0.173cm" svg:x="8.102cm" svg:y="8.253cm">
          <text:p/>
        </draw:rect>
        <draw:rect draw:style-name="gr2" draw:text-style-name="P1" draw:layer="layout" svg:width="0.235cm" svg:height="0.173cm" svg:x="8.807cm" svg:y="8.253cm">
          <text:p/>
        </draw:rect>
        <draw:rect draw:style-name="gr2" draw:text-style-name="P1" draw:layer="layout" svg:width="0.237cm" svg:height="0.173cm" svg:x="9.037cm" svg:y="8.253cm">
          <text:p/>
        </draw:rect>
        <draw:rect draw:style-name="gr3" draw:text-style-name="P1" draw:layer="layout" svg:width="0.236cm" svg:height="0.173cm" svg:x="8.326cm" svg:y="8.253cm">
          <text:p/>
        </draw:rect>
        <draw:rect draw:style-name="gr2" draw:text-style-name="P1" draw:layer="layout" svg:width="0.236cm" svg:height="0.173cm" svg:x="8.558cm" svg:y="8.253cm">
          <text:p/>
        </draw:rect>
        <draw:rect draw:style-name="gr3" draw:text-style-name="P1" draw:layer="layout" svg:width="0.236cm" svg:height="0.172cm" svg:x="9.259cm" svg:y="8.423cm">
          <text:p/>
        </draw:rect>
        <draw:rect draw:style-name="gr6" draw:text-style-name="P1" draw:layer="layout" svg:width="0.236cm" svg:height="0.171cm" svg:x="9.491cm" svg:y="8.593cm">
          <text:p/>
        </draw:rect>
        <draw:rect draw:style-name="gr3" draw:text-style-name="P1" draw:layer="layout" svg:width="0.236cm" svg:height="0.172cm" svg:x="7.173cm" svg:y="8.423cm">
          <text:p/>
        </draw:rect>
        <draw:rect draw:style-name="gr2" draw:text-style-name="P1" draw:layer="layout" svg:width="0.236cm" svg:height="0.172cm" svg:x="7.405cm" svg:y="8.423cm">
          <text:p/>
        </draw:rect>
        <draw:rect draw:style-name="gr3" draw:text-style-name="P1" draw:layer="layout" svg:width="0.236cm" svg:height="0.172cm" svg:x="7.637cm" svg:y="8.423cm">
          <text:p/>
        </draw:rect>
        <draw:rect draw:style-name="gr2" draw:text-style-name="P1" draw:layer="layout" svg:width="0.237cm" svg:height="0.172cm" svg:x="7.869cm" svg:y="8.423cm">
          <text:p/>
        </draw:rect>
        <draw:rect draw:style-name="gr2" draw:text-style-name="P1" draw:layer="layout" svg:width="0.236cm" svg:height="0.172cm" svg:x="8.102cm" svg:y="8.423cm">
          <text:p/>
        </draw:rect>
        <draw:rect draw:style-name="gr2" draw:text-style-name="P1" draw:layer="layout" svg:width="0.235cm" svg:height="0.172cm" svg:x="8.807cm" svg:y="8.423cm">
          <text:p/>
        </draw:rect>
        <draw:rect draw:style-name="gr7" draw:text-style-name="P1" draw:layer="layout" svg:width="0.237cm" svg:height="0.172cm" svg:x="9.037cm" svg:y="8.423cm">
          <text:p/>
        </draw:rect>
        <draw:rect draw:style-name="gr2" draw:text-style-name="P1" draw:layer="layout" svg:width="0.236cm" svg:height="0.172cm" svg:x="8.326cm" svg:y="8.423cm">
          <text:p/>
        </draw:rect>
        <draw:rect draw:style-name="gr2" draw:text-style-name="P1" draw:layer="layout" svg:width="0.236cm" svg:height="0.172cm" svg:x="8.558cm" svg:y="8.423cm">
          <text:p/>
        </draw:rect>
        <draw:rect draw:style-name="gr3" draw:text-style-name="P1" draw:layer="layout" svg:width="0.236cm" svg:height="0.171cm" svg:x="9.259cm" svg:y="8.593cm">
          <text:p/>
        </draw:rect>
        <draw:rect draw:style-name="gr3" draw:text-style-name="P1" draw:layer="layout" svg:width="0.236cm" svg:height="0.171cm" svg:x="9.491cm" svg:y="8.593cm">
          <text:p/>
        </draw:rect>
        <draw:rect draw:style-name="gr5" draw:text-style-name="P1" draw:layer="layout" svg:width="0.236cm" svg:height="0.171cm" svg:x="7.173cm" svg:y="8.593cm">
          <text:p/>
        </draw:rect>
        <draw:rect draw:style-name="gr3" draw:text-style-name="P1" draw:layer="layout" svg:width="0.236cm" svg:height="0.171cm" svg:x="7.405cm" svg:y="8.593cm">
          <text:p/>
        </draw:rect>
        <draw:rect draw:style-name="gr3" draw:text-style-name="P1" draw:layer="layout" svg:width="0.236cm" svg:height="0.171cm" svg:x="7.637cm" svg:y="8.593cm">
          <text:p/>
        </draw:rect>
        <draw:rect draw:style-name="gr6" draw:text-style-name="P1" draw:layer="layout" svg:width="0.237cm" svg:height="0.171cm" svg:x="7.869cm" svg:y="8.593cm">
          <text:p/>
        </draw:rect>
        <draw:rect draw:style-name="gr2" draw:text-style-name="P1" draw:layer="layout" svg:width="0.236cm" svg:height="0.171cm" svg:x="8.102cm" svg:y="8.593cm">
          <text:p/>
        </draw:rect>
        <draw:rect draw:style-name="gr3" draw:text-style-name="P1" draw:layer="layout" svg:width="0.235cm" svg:height="0.171cm" svg:x="8.807cm" svg:y="8.593cm">
          <text:p/>
        </draw:rect>
        <draw:rect draw:style-name="gr4" draw:text-style-name="P1" draw:layer="layout" svg:width="0.237cm" svg:height="0.171cm" svg:x="9.037cm" svg:y="8.593cm">
          <text:p/>
        </draw:rect>
        <draw:rect draw:style-name="gr2" draw:text-style-name="P1" draw:layer="layout" svg:width="0.236cm" svg:height="0.171cm" svg:x="8.326cm" svg:y="8.593cm">
          <text:p/>
        </draw:rect>
        <draw:rect draw:style-name="gr2" draw:text-style-name="P1" draw:layer="layout" svg:width="0.236cm" svg:height="0.171cm" svg:x="8.558cm" svg:y="8.593cm">
          <text:p/>
        </draw:rect>
        <draw:rect draw:style-name="gr2" draw:text-style-name="P1" draw:layer="layout" svg:width="0.236cm" svg:height="0.171cm" svg:x="9.259cm" svg:y="8.762cm">
          <text:p/>
        </draw:rect>
        <draw:rect draw:style-name="gr7" draw:text-style-name="P1" draw:layer="layout" svg:width="0.236cm" svg:height="0.171cm" svg:x="9.491cm" svg:y="8.762cm">
          <text:p/>
        </draw:rect>
        <draw:rect draw:style-name="gr3" draw:text-style-name="P1" draw:layer="layout" svg:width="0.236cm" svg:height="0.171cm" svg:x="7.173cm" svg:y="8.762cm">
          <text:p/>
        </draw:rect>
        <draw:rect draw:style-name="gr3" draw:text-style-name="P1" draw:layer="layout" svg:width="0.236cm" svg:height="0.171cm" svg:x="7.405cm" svg:y="8.762cm">
          <text:p/>
        </draw:rect>
        <draw:rect draw:style-name="gr5" draw:text-style-name="P1" draw:layer="layout" svg:width="0.236cm" svg:height="0.171cm" svg:x="7.637cm" svg:y="8.762cm">
          <text:p/>
        </draw:rect>
        <draw:rect draw:style-name="gr2" draw:text-style-name="P1" draw:layer="layout" svg:width="0.237cm" svg:height="0.171cm" svg:x="7.869cm" svg:y="8.762cm">
          <text:p/>
        </draw:rect>
        <draw:rect draw:style-name="gr2" draw:text-style-name="P1" draw:layer="layout" svg:width="0.236cm" svg:height="0.171cm" svg:x="8.102cm" svg:y="8.762cm">
          <text:p/>
        </draw:rect>
        <draw:rect draw:style-name="gr2" draw:text-style-name="P1" draw:layer="layout" svg:width="0.235cm" svg:height="0.171cm" svg:x="8.807cm" svg:y="8.762cm">
          <text:p/>
        </draw:rect>
        <draw:rect draw:style-name="gr2" draw:text-style-name="P1" draw:layer="layout" svg:width="0.237cm" svg:height="0.171cm" svg:x="9.037cm" svg:y="8.762cm">
          <text:p/>
        </draw:rect>
        <draw:rect draw:style-name="gr7" draw:text-style-name="P1" draw:layer="layout" svg:width="0.236cm" svg:height="0.169cm" svg:x="8.326cm" svg:y="8.764cm">
          <text:p/>
        </draw:rect>
        <draw:rect draw:style-name="gr2" draw:text-style-name="P1" draw:layer="layout" svg:width="0.236cm" svg:height="0.171cm" svg:x="8.558cm" svg:y="8.762cm">
          <text:p/>
        </draw:rect>
        <draw:rect draw:style-name="gr3" draw:text-style-name="P1" draw:layer="layout" svg:width="0.236cm" svg:height="0.173cm" svg:x="9.259cm" svg:y="8.93cm">
          <text:p/>
        </draw:rect>
        <draw:rect draw:style-name="gr3" draw:text-style-name="P1" draw:layer="layout" svg:width="0.236cm" svg:height="0.173cm" svg:x="9.491cm" svg:y="8.93cm">
          <text:p/>
        </draw:rect>
        <draw:rect draw:style-name="gr5" draw:text-style-name="P1" draw:layer="layout" svg:width="0.236cm" svg:height="0.173cm" svg:x="7.173cm" svg:y="8.93cm">
          <text:p/>
        </draw:rect>
        <draw:rect draw:style-name="gr2" draw:text-style-name="P1" draw:layer="layout" svg:width="0.236cm" svg:height="0.173cm" svg:x="7.405cm" svg:y="8.93cm">
          <text:p/>
        </draw:rect>
        <draw:rect draw:style-name="gr3" draw:text-style-name="P1" draw:layer="layout" svg:width="0.236cm" svg:height="0.173cm" svg:x="7.637cm" svg:y="8.93cm">
          <text:p/>
        </draw:rect>
        <draw:rect draw:style-name="gr6" draw:text-style-name="P1" draw:layer="layout" svg:width="0.237cm" svg:height="0.173cm" svg:x="7.869cm" svg:y="8.93cm">
          <text:p/>
        </draw:rect>
        <draw:rect draw:style-name="gr2" draw:text-style-name="P1" draw:layer="layout" svg:width="0.236cm" svg:height="0.173cm" svg:x="8.102cm" svg:y="8.93cm">
          <text:p/>
        </draw:rect>
        <draw:rect draw:style-name="gr4" draw:text-style-name="P1" draw:layer="layout" svg:width="0.235cm" svg:height="0.173cm" svg:x="8.807cm" svg:y="8.93cm">
          <text:p/>
        </draw:rect>
        <draw:rect draw:style-name="gr2" draw:text-style-name="P1" draw:layer="layout" svg:width="0.237cm" svg:height="0.173cm" svg:x="9.037cm" svg:y="8.93cm">
          <text:p/>
        </draw:rect>
        <draw:rect draw:style-name="gr3" draw:text-style-name="P1" draw:layer="layout" svg:width="0.236cm" svg:height="0.173cm" svg:x="8.326cm" svg:y="8.93cm">
          <text:p/>
        </draw:rect>
        <draw:rect draw:style-name="gr2" draw:text-style-name="P1" draw:layer="layout" svg:width="0.236cm" svg:height="0.173cm" svg:x="8.558cm" svg:y="8.93cm">
          <text:p/>
        </draw:rect>
        <draw:rect draw:style-name="gr2" draw:text-style-name="P1" draw:layer="layout" svg:width="0.236cm" svg:height="0.173cm" svg:x="9.259cm" svg:y="9.1cm">
          <text:p/>
        </draw:rect>
        <draw:rect draw:style-name="gr7" draw:text-style-name="P1" draw:layer="layout" svg:width="0.236cm" svg:height="0.173cm" svg:x="9.491cm" svg:y="9.1cm">
          <text:p/>
        </draw:rect>
        <draw:rect draw:style-name="gr2" draw:text-style-name="P1" draw:layer="layout" svg:width="0.236cm" svg:height="0.173cm" svg:x="7.173cm" svg:y="9.1cm">
          <text:p/>
        </draw:rect>
        <draw:rect draw:style-name="gr3" draw:text-style-name="P1" draw:layer="layout" svg:width="0.236cm" svg:height="0.173cm" svg:x="7.405cm" svg:y="9.1cm">
          <text:p/>
        </draw:rect>
        <draw:rect draw:style-name="gr5" draw:text-style-name="P1" draw:layer="layout" svg:width="0.236cm" svg:height="0.173cm" svg:x="7.637cm" svg:y="9.1cm">
          <text:p/>
        </draw:rect>
        <draw:rect draw:style-name="gr2" draw:text-style-name="P1" draw:layer="layout" svg:width="0.237cm" svg:height="0.173cm" svg:x="7.869cm" svg:y="9.1cm">
          <text:p/>
        </draw:rect>
        <draw:rect draw:style-name="gr2" draw:text-style-name="P1" draw:layer="layout" svg:width="0.236cm" svg:height="0.173cm" svg:x="8.102cm" svg:y="9.1cm">
          <text:p/>
        </draw:rect>
        <draw:rect draw:style-name="gr2" draw:text-style-name="P1" draw:layer="layout" svg:width="0.235cm" svg:height="0.173cm" svg:x="8.807cm" svg:y="9.1cm">
          <text:p/>
        </draw:rect>
        <draw:rect draw:style-name="gr2" draw:text-style-name="P1" draw:layer="layout" svg:width="0.237cm" svg:height="0.173cm" svg:x="9.037cm" svg:y="9.1cm">
          <text:p/>
        </draw:rect>
        <draw:rect draw:style-name="gr7" draw:text-style-name="P1" draw:layer="layout" svg:width="0.236cm" svg:height="0.173cm" svg:x="8.326cm" svg:y="9.1cm">
          <text:p/>
        </draw:rect>
        <draw:rect draw:style-name="gr2" draw:text-style-name="P1" draw:layer="layout" svg:width="0.236cm" svg:height="0.173cm" svg:x="8.558cm" svg:y="9.1cm">
          <text:p/>
        </draw:rect>
        <draw:rect draw:style-name="gr4" draw:text-style-name="P1" draw:layer="layout" svg:width="0.236cm" svg:height="0.173cm" svg:x="9.259cm" svg:y="9.27cm">
          <text:p/>
        </draw:rect>
        <draw:rect draw:style-name="gr2" draw:text-style-name="P1" draw:layer="layout" svg:width="0.236cm" svg:height="0.173cm" svg:x="9.491cm" svg:y="9.27cm">
          <text:p/>
        </draw:rect>
        <draw:rect draw:style-name="gr5" draw:text-style-name="P1" draw:layer="layout" svg:width="0.236cm" svg:height="0.173cm" svg:x="7.173cm" svg:y="9.27cm">
          <text:p/>
        </draw:rect>
        <draw:rect draw:style-name="gr2" draw:text-style-name="P1" draw:layer="layout" svg:width="0.236cm" svg:height="0.173cm" svg:x="7.405cm" svg:y="9.27cm">
          <text:p/>
        </draw:rect>
        <draw:rect draw:style-name="gr6" draw:text-style-name="P1" draw:layer="layout" svg:width="0.236cm" svg:height="0.173cm" svg:x="7.637cm" svg:y="9.27cm">
          <text:p/>
        </draw:rect>
        <draw:rect draw:style-name="gr3" draw:text-style-name="P1" draw:layer="layout" svg:width="0.237cm" svg:height="0.173cm" svg:x="7.869cm" svg:y="9.27cm">
          <text:p/>
        </draw:rect>
        <draw:rect draw:style-name="gr3" draw:text-style-name="P1" draw:layer="layout" svg:width="0.236cm" svg:height="0.173cm" svg:x="8.102cm" svg:y="9.27cm">
          <text:p/>
        </draw:rect>
        <draw:rect draw:style-name="gr6" draw:text-style-name="P1" draw:layer="layout" svg:width="0.235cm" svg:height="0.172cm" svg:x="8.807cm" svg:y="9.44cm">
          <text:p/>
        </draw:rect>
        <draw:rect draw:style-name="gr2" draw:text-style-name="P1" draw:layer="layout" svg:width="0.237cm" svg:height="0.173cm" svg:x="9.037cm" svg:y="9.27cm">
          <text:p/>
        </draw:rect>
        <draw:rect draw:style-name="gr2" draw:text-style-name="P1" draw:layer="layout" svg:width="0.236cm" svg:height="0.173cm" svg:x="8.326cm" svg:y="9.27cm">
          <text:p/>
        </draw:rect>
        <draw:rect draw:style-name="gr3" draw:text-style-name="P1" draw:layer="layout" svg:width="0.236cm" svg:height="0.173cm" svg:x="8.558cm" svg:y="9.27cm">
          <text:p/>
        </draw:rect>
        <draw:rect draw:style-name="gr2" draw:text-style-name="P1" draw:layer="layout" svg:width="0.236cm" svg:height="0.172cm" svg:x="9.259cm" svg:y="9.44cm">
          <text:p/>
        </draw:rect>
        <draw:rect draw:style-name="gr2" draw:text-style-name="P1" draw:layer="layout" svg:width="0.236cm" svg:height="0.172cm" svg:x="9.491cm" svg:y="9.44cm">
          <text:p/>
        </draw:rect>
        <draw:rect draw:style-name="gr2" draw:text-style-name="P1" draw:layer="layout" svg:width="0.236cm" svg:height="0.172cm" svg:x="7.173cm" svg:y="9.44cm">
          <text:p/>
        </draw:rect>
        <draw:rect draw:style-name="gr2" draw:text-style-name="P1" draw:layer="layout" svg:width="0.236cm" svg:height="0.172cm" svg:x="7.405cm" svg:y="9.44cm">
          <text:p/>
        </draw:rect>
        <draw:rect draw:style-name="gr2" draw:text-style-name="P1" draw:layer="layout" svg:width="0.236cm" svg:height="0.172cm" svg:x="7.637cm" svg:y="9.44cm">
          <text:p/>
        </draw:rect>
        <draw:rect draw:style-name="gr2" draw:text-style-name="P1" draw:layer="layout" svg:width="0.237cm" svg:height="0.172cm" svg:x="7.869cm" svg:y="9.44cm">
          <text:p/>
        </draw:rect>
        <draw:rect draw:style-name="gr3" draw:text-style-name="P1" draw:layer="layout" svg:width="0.236cm" svg:height="0.172cm" svg:x="8.102cm" svg:y="9.44cm">
          <text:p/>
        </draw:rect>
        <draw:rect draw:style-name="gr3" draw:text-style-name="P1" draw:layer="layout" svg:width="0.235cm" svg:height="0.172cm" svg:x="8.807cm" svg:y="9.44cm">
          <text:p/>
        </draw:rect>
        <draw:rect draw:style-name="gr3" draw:text-style-name="P1" draw:layer="layout" svg:width="0.237cm" svg:height="0.172cm" svg:x="9.037cm" svg:y="9.44cm">
          <text:p/>
        </draw:rect>
        <draw:rect draw:style-name="gr3" draw:text-style-name="P1" draw:layer="layout" svg:width="0.236cm" svg:height="0.172cm" svg:x="8.326cm" svg:y="9.44cm">
          <text:p/>
        </draw:rect>
        <draw:rect draw:style-name="gr3" draw:text-style-name="P1" draw:layer="layout" svg:width="0.236cm" svg:height="0.172cm" svg:x="8.558cm" svg:y="9.44cm">
          <text:p/>
        </draw:rect>
        <draw:rect draw:style-name="gr4" draw:text-style-name="P1" draw:layer="layout" svg:width="0.236cm" svg:height="0.171cm" svg:x="9.259cm" svg:y="9.61cm">
          <text:p/>
        </draw:rect>
        <draw:rect draw:style-name="gr2" draw:text-style-name="P1" draw:layer="layout" svg:width="0.236cm" svg:height="0.171cm" svg:x="9.491cm" svg:y="9.61cm">
          <text:p/>
        </draw:rect>
        <draw:rect draw:style-name="gr5" draw:text-style-name="P1" draw:layer="layout" svg:width="0.236cm" svg:height="0.171cm" svg:x="7.173cm" svg:y="9.61cm">
          <text:p/>
        </draw:rect>
        <draw:rect draw:style-name="gr2" draw:text-style-name="P1" draw:layer="layout" svg:width="0.236cm" svg:height="0.171cm" svg:x="7.405cm" svg:y="9.61cm">
          <text:p/>
        </draw:rect>
        <draw:rect draw:style-name="gr6" draw:text-style-name="P1" draw:layer="layout" svg:width="0.236cm" svg:height="0.171cm" svg:x="7.637cm" svg:y="9.61cm">
          <text:p/>
        </draw:rect>
        <draw:rect draw:style-name="gr3" draw:text-style-name="P1" draw:layer="layout" svg:width="0.237cm" svg:height="0.171cm" svg:x="7.869cm" svg:y="9.61cm">
          <text:p/>
        </draw:rect>
        <draw:rect draw:style-name="gr5" draw:text-style-name="P1" draw:layer="layout" svg:width="0.236cm" svg:height="0.171cm" svg:x="8.102cm" svg:y="9.61cm">
          <text:p/>
        </draw:rect>
        <draw:rect draw:style-name="gr2" draw:text-style-name="P1" draw:layer="layout" svg:width="0.235cm" svg:height="0.171cm" svg:x="8.807cm" svg:y="9.61cm">
          <text:p/>
        </draw:rect>
        <draw:rect draw:style-name="gr2" draw:text-style-name="P1" draw:layer="layout" svg:width="0.237cm" svg:height="0.171cm" svg:x="9.037cm" svg:y="9.61cm">
          <text:p/>
        </draw:rect>
        <draw:rect draw:style-name="gr5" draw:text-style-name="P1" draw:layer="layout" svg:width="0.236cm" svg:height="0.171cm" svg:x="8.326cm" svg:y="9.61cm">
          <text:p/>
        </draw:rect>
        <draw:rect draw:style-name="gr2" draw:text-style-name="P1" draw:layer="layout" svg:width="0.236cm" svg:height="0.171cm" svg:x="8.558cm" svg:y="9.61cm">
          <text:p/>
        </draw:rect>
        <draw:rect draw:style-name="gr2" draw:text-style-name="P1" draw:layer="layout" svg:width="0.236cm" svg:height="0.171cm" svg:x="9.259cm" svg:y="9.779cm">
          <text:p/>
        </draw:rect>
        <draw:rect draw:style-name="gr2" draw:text-style-name="P1" draw:layer="layout" svg:width="0.236cm" svg:height="0.171cm" svg:x="9.491cm" svg:y="9.779cm">
          <text:p/>
        </draw:rect>
        <draw:rect draw:style-name="gr2" draw:text-style-name="P1" draw:layer="layout" svg:width="0.236cm" svg:height="0.171cm" svg:x="7.173cm" svg:y="9.779cm">
          <text:p/>
        </draw:rect>
        <draw:rect draw:style-name="gr2" draw:text-style-name="P1" draw:layer="layout" svg:width="0.236cm" svg:height="0.171cm" svg:x="7.405cm" svg:y="9.779cm">
          <text:p/>
        </draw:rect>
        <draw:rect draw:style-name="gr2" draw:text-style-name="P1" draw:layer="layout" svg:width="0.236cm" svg:height="0.171cm" svg:x="7.637cm" svg:y="9.779cm">
          <text:p/>
        </draw:rect>
        <draw:rect draw:style-name="gr2" draw:text-style-name="P1" draw:layer="layout" svg:width="0.237cm" svg:height="0.171cm" svg:x="7.869cm" svg:y="9.779cm">
          <text:p/>
        </draw:rect>
        <draw:rect draw:style-name="gr3" draw:text-style-name="P1" draw:layer="layout" svg:width="0.236cm" svg:height="0.171cm" svg:x="8.102cm" svg:y="9.779cm">
          <text:p/>
        </draw:rect>
        <draw:rect draw:style-name="gr3" draw:text-style-name="P1" draw:layer="layout" svg:width="0.235cm" svg:height="0.171cm" svg:x="8.807cm" svg:y="9.779cm">
          <text:p/>
        </draw:rect>
        <draw:rect draw:style-name="gr3" draw:text-style-name="P1" draw:layer="layout" svg:width="0.237cm" svg:height="0.171cm" svg:x="9.037cm" svg:y="9.779cm">
          <text:p/>
        </draw:rect>
        <draw:rect draw:style-name="gr2" draw:text-style-name="P1" draw:layer="layout" svg:width="0.236cm" svg:height="0.171cm" svg:x="8.326cm" svg:y="9.779cm">
          <text:p/>
        </draw:rect>
        <draw:rect draw:style-name="gr6" draw:text-style-name="P1" draw:layer="layout" svg:width="0.236cm" svg:height="0.172cm" svg:x="8.558cm" svg:y="9.948cm">
          <text:p/>
        </draw:rect>
        <draw:rect draw:style-name="gr3" draw:text-style-name="P1" draw:layer="layout" svg:width="0.236cm" svg:height="0.172cm" svg:x="9.259cm" svg:y="9.948cm">
          <text:p/>
        </draw:rect>
        <draw:rect draw:style-name="gr7" draw:text-style-name="P1" draw:layer="layout" svg:width="0.236cm" svg:height="0.172cm" svg:x="9.491cm" svg:y="9.948cm">
          <text:p/>
        </draw:rect>
        <draw:rect draw:style-name="gr3" draw:text-style-name="P1" draw:layer="layout" svg:width="0.236cm" svg:height="0.172cm" svg:x="7.173cm" svg:y="9.948cm">
          <text:p/>
        </draw:rect>
        <draw:rect draw:style-name="gr5" draw:text-style-name="P1" draw:layer="layout" svg:width="0.236cm" svg:height="0.172cm" svg:x="7.405cm" svg:y="9.948cm">
          <text:p/>
        </draw:rect>
        <draw:rect draw:style-name="gr3" draw:text-style-name="P1" draw:layer="layout" svg:width="0.236cm" svg:height="0.172cm" svg:x="7.637cm" svg:y="9.948cm">
          <text:p/>
        </draw:rect>
        <draw:rect draw:style-name="gr2" draw:text-style-name="P1" draw:layer="layout" svg:width="0.237cm" svg:height="0.172cm" svg:x="7.869cm" svg:y="9.948cm">
          <text:p/>
        </draw:rect>
        <draw:rect draw:style-name="gr2" draw:text-style-name="P1" draw:layer="layout" svg:width="0.236cm" svg:height="0.172cm" svg:x="8.102cm" svg:y="9.948cm">
          <text:p/>
        </draw:rect>
        <draw:rect draw:style-name="gr2" draw:text-style-name="P1" draw:layer="layout" svg:width="0.235cm" svg:height="0.172cm" svg:x="8.807cm" svg:y="9.948cm">
          <text:p/>
        </draw:rect>
        <draw:rect draw:style-name="gr2" draw:text-style-name="P1" draw:layer="layout" svg:width="0.237cm" svg:height="0.172cm" svg:x="9.037cm" svg:y="9.948cm">
          <text:p/>
        </draw:rect>
        <draw:rect draw:style-name="gr2" draw:text-style-name="P1" draw:layer="layout" svg:width="0.236cm" svg:height="0.172cm" svg:x="8.326cm" svg:y="9.948cm">
          <text:p/>
        </draw:rect>
        <draw:rect draw:style-name="gr5" draw:text-style-name="P1" draw:layer="layout" svg:width="0.236cm" svg:height="0.172cm" svg:x="8.558cm" svg:y="9.948cm">
          <text:p/>
        </draw:rect>
        <draw:rect draw:style-name="gr4" draw:text-style-name="P1" draw:layer="layout" svg:width="0.236cm" svg:height="0.172cm" svg:x="9.259cm" svg:y="10.118cm">
          <text:p/>
        </draw:rect>
        <draw:rect draw:style-name="gr3" draw:text-style-name="P1" draw:layer="layout" svg:width="0.236cm" svg:height="0.172cm" svg:x="9.491cm" svg:y="10.118cm">
          <text:p/>
        </draw:rect>
        <draw:rect draw:style-name="gr3" draw:text-style-name="P1" draw:layer="layout" svg:width="0.236cm" svg:height="0.172cm" svg:x="7.173cm" svg:y="10.118cm">
          <text:p/>
        </draw:rect>
        <draw:rect draw:style-name="gr2" draw:text-style-name="P1" draw:layer="layout" svg:width="0.236cm" svg:height="0.172cm" svg:x="7.405cm" svg:y="10.118cm">
          <text:p/>
        </draw:rect>
        <draw:rect draw:style-name="gr3" draw:text-style-name="P1" draw:layer="layout" svg:width="0.236cm" svg:height="0.172cm" svg:x="7.637cm" svg:y="10.118cm">
          <text:p/>
        </draw:rect>
        <draw:rect draw:style-name="gr2" draw:text-style-name="P1" draw:layer="layout" svg:width="0.237cm" svg:height="0.172cm" svg:x="7.869cm" svg:y="10.118cm">
          <text:p/>
        </draw:rect>
        <draw:rect draw:style-name="gr7" draw:text-style-name="P1" draw:layer="layout" svg:width="0.236cm" svg:height="0.172cm" svg:x="8.102cm" svg:y="10.118cm">
          <text:p/>
        </draw:rect>
        <draw:rect draw:style-name="gr2" draw:text-style-name="P1" draw:layer="layout" svg:width="0.235cm" svg:height="0.172cm" svg:x="8.807cm" svg:y="10.118cm">
          <text:p/>
        </draw:rect>
        <draw:rect draw:style-name="gr2" draw:text-style-name="P1" draw:layer="layout" svg:width="0.237cm" svg:height="0.172cm" svg:x="9.037cm" svg:y="10.118cm">
          <text:p/>
        </draw:rect>
        <draw:rect draw:style-name="gr2" draw:text-style-name="P1" draw:layer="layout" svg:width="0.236cm" svg:height="0.172cm" svg:x="8.326cm" svg:y="10.118cm">
          <text:p/>
        </draw:rect>
        <draw:rect draw:style-name="gr2" draw:text-style-name="P1" draw:layer="layout" svg:width="0.236cm" svg:height="0.172cm" svg:x="8.558cm" svg:y="10.118cm">
          <text:p/>
        </draw:rect>
        <draw:rect draw:style-name="gr2" draw:text-style-name="P1" draw:layer="layout" svg:width="0.235cm" svg:height="0.173cm" svg:x="8.787cm" svg:y="10.287cm">
          <text:p/>
        </draw:rect>
        <draw:rect draw:style-name="gr3" draw:text-style-name="P1" draw:layer="layout" svg:width="0.236cm" svg:height="0.173cm" svg:x="9.019cm" svg:y="10.287cm">
          <text:p/>
        </draw:rect>
        <draw:rect draw:style-name="gr2" draw:text-style-name="P1" draw:layer="layout" svg:width="0.237cm" svg:height="0.173cm" svg:x="9.25cm" svg:y="10.287cm">
          <text:p/>
        </draw:rect>
        <draw:rect draw:style-name="gr3" draw:text-style-name="P1" draw:layer="layout" svg:width="0.237cm" svg:height="0.173cm" svg:x="9.482cm" svg:y="10.287cm">
          <text:p/>
        </draw:rect>
        <draw:rect draw:style-name="gr3" draw:text-style-name="P1" draw:layer="layout" svg:width="0.236cm" svg:height="0.173cm" svg:x="7.165cm" svg:y="10.287cm">
          <text:p/>
        </draw:rect>
        <draw:rect draw:style-name="gr2" draw:text-style-name="P1" draw:layer="layout" svg:width="0.237cm" svg:height="0.173cm" svg:x="7.396cm" svg:y="10.287cm">
          <text:p/>
        </draw:rect>
        <draw:rect draw:style-name="gr2" draw:text-style-name="P1" draw:layer="layout" svg:width="0.237cm" svg:height="0.173cm" svg:x="7.628cm" svg:y="10.287cm">
          <text:p/>
        </draw:rect>
        <draw:rect draw:style-name="gr2" draw:text-style-name="P1" draw:layer="layout" svg:width="0.236cm" svg:height="0.173cm" svg:x="8.334cm" svg:y="10.287cm">
          <text:p/>
        </draw:rect>
        <draw:rect draw:style-name="gr2" draw:text-style-name="P1" draw:layer="layout" svg:width="0.236cm" svg:height="0.173cm" svg:x="8.566cm" svg:y="10.287cm">
          <text:p/>
        </draw:rect>
        <draw:rect draw:style-name="gr6" draw:text-style-name="P1" draw:layer="layout" svg:width="0.236cm" svg:height="0.173cm" svg:x="7.854cm" svg:y="10.287cm">
          <text:p/>
        </draw:rect>
        <draw:rect draw:style-name="gr5" draw:text-style-name="P1" draw:layer="layout" svg:width="0.237cm" svg:height="0.173cm" svg:x="8.085cm" svg:y="10.287cm">
          <text:p/>
        </draw:rect>
        <draw:rect draw:style-name="gr3" draw:text-style-name="P1" draw:layer="layout" svg:width="0.235cm" svg:height="0.172cm" svg:x="8.787cm" svg:y="10.456cm">
          <text:p/>
        </draw:rect>
        <draw:rect draw:style-name="gr2" draw:text-style-name="P1" draw:layer="layout" svg:width="0.236cm" svg:height="0.172cm" svg:x="9.019cm" svg:y="10.456cm">
          <text:p/>
        </draw:rect>
        <draw:rect draw:style-name="gr2" draw:text-style-name="P1" draw:layer="layout" svg:width="0.237cm" svg:height="0.172cm" svg:x="9.25cm" svg:y="10.456cm">
          <text:p/>
        </draw:rect>
        <draw:rect draw:style-name="gr3" draw:text-style-name="P1" draw:layer="layout" svg:width="0.237cm" svg:height="0.172cm" svg:x="9.482cm" svg:y="10.456cm">
          <text:p/>
        </draw:rect>
        <draw:rect draw:style-name="gr5" draw:text-style-name="P1" draw:layer="layout" svg:width="0.236cm" svg:height="0.172cm" svg:x="7.165cm" svg:y="10.456cm">
          <text:p/>
        </draw:rect>
        <draw:rect draw:style-name="gr2" draw:text-style-name="P1" draw:layer="layout" svg:width="0.237cm" svg:height="0.172cm" svg:x="7.396cm" svg:y="10.456cm">
          <text:p/>
        </draw:rect>
        <draw:rect draw:style-name="gr3" draw:text-style-name="P1" draw:layer="layout" svg:width="0.237cm" svg:height="0.172cm" svg:x="7.628cm" svg:y="10.456cm">
          <text:p/>
        </draw:rect>
        <draw:rect draw:style-name="gr6" draw:text-style-name="P1" draw:layer="layout" svg:width="0.236cm" svg:height="0.172cm" svg:x="8.334cm" svg:y="10.626cm">
          <text:p/>
        </draw:rect>
        <draw:rect draw:style-name="gr2" draw:text-style-name="P1" draw:layer="layout" svg:width="0.236cm" svg:height="0.172cm" svg:x="8.566cm" svg:y="10.456cm">
          <text:p/>
        </draw:rect>
        <draw:rect draw:style-name="gr2" draw:text-style-name="P1" draw:layer="layout" svg:width="0.236cm" svg:height="0.172cm" svg:x="7.854cm" svg:y="10.456cm">
          <text:p/>
        </draw:rect>
        <draw:rect draw:style-name="gr2" draw:text-style-name="P1" draw:layer="layout" svg:width="0.237cm" svg:height="0.172cm" svg:x="8.085cm" svg:y="10.456cm">
          <text:p/>
        </draw:rect>
        <draw:rect draw:style-name="gr3" draw:text-style-name="P1" draw:layer="layout" svg:width="0.235cm" svg:height="0.172cm" svg:x="8.787cm" svg:y="10.626cm">
          <text:p/>
        </draw:rect>
        <draw:rect draw:style-name="gr3" draw:text-style-name="P1" draw:layer="layout" svg:width="0.236cm" svg:height="0.172cm" svg:x="9.019cm" svg:y="10.626cm">
          <text:p/>
        </draw:rect>
        <draw:rect draw:style-name="gr3" draw:text-style-name="P1" draw:layer="layout" svg:width="0.237cm" svg:height="0.172cm" svg:x="9.25cm" svg:y="10.626cm">
          <text:p/>
        </draw:rect>
        <draw:rect draw:style-name="gr3" draw:text-style-name="P1" draw:layer="layout" svg:width="0.237cm" svg:height="0.172cm" svg:x="9.482cm" svg:y="10.626cm">
          <text:p/>
        </draw:rect>
        <draw:rect draw:style-name="gr3" draw:text-style-name="P1" draw:layer="layout" svg:width="0.236cm" svg:height="0.172cm" svg:x="7.165cm" svg:y="10.626cm">
          <text:p/>
        </draw:rect>
        <draw:rect draw:style-name="gr2" draw:text-style-name="P1" draw:layer="layout" svg:width="0.237cm" svg:height="0.172cm" svg:x="7.396cm" svg:y="10.626cm">
          <text:p/>
        </draw:rect>
        <draw:rect draw:style-name="gr2" draw:text-style-name="P1" draw:layer="layout" svg:width="0.237cm" svg:height="0.172cm" svg:x="7.628cm" svg:y="10.626cm">
          <text:p/>
        </draw:rect>
        <draw:rect draw:style-name="gr2" draw:text-style-name="P1" draw:layer="layout" svg:width="0.236cm" svg:height="0.172cm" svg:x="8.334cm" svg:y="10.626cm">
          <text:p/>
        </draw:rect>
        <draw:rect draw:style-name="gr2" draw:text-style-name="P1" draw:layer="layout" svg:width="0.236cm" svg:height="0.172cm" svg:x="8.566cm" svg:y="10.626cm">
          <text:p/>
        </draw:rect>
        <draw:rect draw:style-name="gr6" draw:text-style-name="P1" draw:layer="layout" svg:width="0.236cm" svg:height="0.172cm" svg:x="7.854cm" svg:y="10.626cm">
          <text:p/>
        </draw:rect>
        <draw:rect draw:style-name="gr2" draw:text-style-name="P1" draw:layer="layout" svg:width="0.237cm" svg:height="0.172cm" svg:x="8.085cm" svg:y="10.626cm">
          <text:p/>
        </draw:rect>
        <draw:rect draw:style-name="gr2" draw:text-style-name="P1" draw:layer="layout" svg:width="0.236cm" svg:height="0.172cm" svg:x="8.334cm" svg:y="10.798cm">
          <text:p/>
        </draw:rect>
        <draw:rect draw:style-name="gr3" draw:text-style-name="P1" draw:layer="layout" svg:width="0.235cm" svg:height="0.172cm" svg:x="8.788cm" svg:y="10.798cm">
          <text:p/>
        </draw:rect>
        <draw:rect draw:style-name="gr3" draw:text-style-name="P1" draw:layer="layout" svg:width="0.236cm" svg:height="0.172cm" svg:x="9.02cm" svg:y="10.798cm">
          <text:p/>
        </draw:rect>
        <draw:rect draw:style-name="gr3" draw:text-style-name="P1" draw:layer="layout" svg:width="0.237cm" svg:height="0.172cm" svg:x="9.251cm" svg:y="10.798cm">
          <text:p/>
        </draw:rect>
        <draw:rect draw:style-name="gr4" draw:text-style-name="P1" draw:layer="layout" svg:width="0.237cm" svg:height="0.172cm" svg:x="9.483cm" svg:y="10.798cm">
          <text:p/>
        </draw:rect>
        <draw:rect draw:style-name="gr2" draw:text-style-name="P1" draw:layer="layout" svg:width="0.236cm" svg:height="0.172cm" svg:x="7.165cm" svg:y="10.798cm">
          <text:p/>
        </draw:rect>
        <draw:rect draw:style-name="gr5" draw:text-style-name="P1" draw:layer="layout" svg:width="0.237cm" svg:height="0.172cm" svg:x="7.397cm" svg:y="10.798cm">
          <text:p/>
        </draw:rect>
        <draw:rect draw:style-name="gr2" draw:text-style-name="P1" draw:layer="layout" svg:width="0.236cm" svg:height="0.172cm" svg:x="7.629cm" svg:y="10.798cm">
          <text:p/>
        </draw:rect>
        <draw:rect draw:style-name="gr5" draw:text-style-name="P1" draw:layer="layout" svg:width="0.237cm" svg:height="0.172cm" svg:x="8.566cm" svg:y="10.798cm">
          <text:p/>
        </draw:rect>
        <draw:rect draw:style-name="gr2" draw:text-style-name="P1" draw:layer="layout" svg:width="0.237cm" svg:height="0.172cm" svg:x="7.854cm" svg:y="10.798cm">
          <text:p/>
        </draw:rect>
        <draw:rect draw:style-name="gr2" draw:text-style-name="P1" draw:layer="layout" svg:width="0.237cm" svg:height="0.172cm" svg:x="8.086cm" svg:y="10.798cm">
          <text:p/>
        </draw:rect>
        <draw:rect draw:style-name="gr3" draw:text-style-name="P1" draw:layer="layout" svg:width="0.235cm" svg:height="0.172cm" svg:x="8.788cm" svg:y="10.967cm">
          <text:p/>
        </draw:rect>
        <draw:rect draw:style-name="gr3" draw:text-style-name="P1" draw:layer="layout" svg:width="0.236cm" svg:height="0.172cm" svg:x="9.02cm" svg:y="10.967cm">
          <text:p/>
        </draw:rect>
        <draw:rect draw:style-name="gr4" draw:text-style-name="P1" draw:layer="layout" svg:width="0.237cm" svg:height="0.172cm" svg:x="9.251cm" svg:y="10.967cm">
          <text:p/>
        </draw:rect>
        <draw:rect draw:style-name="gr2" draw:text-style-name="P1" draw:layer="layout" svg:width="0.237cm" svg:height="0.172cm" svg:x="9.483cm" svg:y="10.967cm">
          <text:p/>
        </draw:rect>
        <draw:rect draw:style-name="gr3" draw:text-style-name="P1" draw:layer="layout" svg:width="0.236cm" svg:height="0.172cm" svg:x="7.165cm" svg:y="10.967cm">
          <text:p/>
        </draw:rect>
        <draw:rect draw:style-name="gr2" draw:text-style-name="P1" draw:layer="layout" svg:width="0.237cm" svg:height="0.172cm" svg:x="7.397cm" svg:y="10.967cm">
          <text:p/>
        </draw:rect>
        <draw:rect draw:style-name="gr2" draw:text-style-name="P1" draw:layer="layout" svg:width="0.236cm" svg:height="0.172cm" svg:x="7.629cm" svg:y="10.967cm">
          <text:p/>
        </draw:rect>
        <draw:rect draw:style-name="gr2" draw:text-style-name="P1" draw:layer="layout" svg:width="0.236cm" svg:height="0.172cm" svg:x="8.334cm" svg:y="10.967cm">
          <text:p/>
        </draw:rect>
        <draw:rect draw:style-name="gr2" draw:text-style-name="P1" draw:layer="layout" svg:width="0.237cm" svg:height="0.172cm" svg:x="8.566cm" svg:y="10.967cm">
          <text:p/>
        </draw:rect>
        <draw:rect draw:style-name="gr3" draw:text-style-name="P1" draw:layer="layout" svg:width="0.237cm" svg:height="0.172cm" svg:x="7.854cm" svg:y="10.967cm">
          <text:p/>
        </draw:rect>
        <draw:rect draw:style-name="gr2" draw:text-style-name="P1" draw:layer="layout" svg:width="0.237cm" svg:height="0.172cm" svg:x="8.086cm" svg:y="10.967cm">
          <text:p/>
        </draw:rect>
        <draw:rect draw:style-name="gr3" draw:text-style-name="P1" draw:layer="layout" svg:width="0.235cm" svg:height="0.172cm" svg:x="8.788cm" svg:y="11.137cm">
          <text:p/>
        </draw:rect>
        <draw:rect draw:style-name="gr3" draw:text-style-name="P1" draw:layer="layout" svg:width="0.236cm" svg:height="0.172cm" svg:x="9.02cm" svg:y="11.137cm">
          <text:p/>
        </draw:rect>
        <draw:rect draw:style-name="gr3" draw:text-style-name="P1" draw:layer="layout" svg:width="0.237cm" svg:height="0.172cm" svg:x="9.251cm" svg:y="11.137cm">
          <text:p/>
        </draw:rect>
        <draw:rect draw:style-name="gr7" draw:text-style-name="P1" draw:layer="layout" svg:width="0.237cm" svg:height="0.172cm" svg:x="9.483cm" svg:y="11.137cm">
          <text:p/>
        </draw:rect>
        <draw:rect draw:style-name="gr3" draw:text-style-name="P1" draw:layer="layout" svg:width="0.236cm" svg:height="0.172cm" svg:x="7.165cm" svg:y="11.137cm">
          <text:p/>
        </draw:rect>
        <draw:rect draw:style-name="gr2" draw:text-style-name="P1" draw:layer="layout" svg:width="0.237cm" svg:height="0.172cm" svg:x="7.397cm" svg:y="11.137cm">
          <text:p/>
        </draw:rect>
        <draw:rect draw:style-name="gr2" draw:text-style-name="P1" draw:layer="layout" svg:width="0.236cm" svg:height="0.172cm" svg:x="7.629cm" svg:y="11.137cm">
          <text:p/>
        </draw:rect>
        <draw:rect draw:style-name="gr2" draw:text-style-name="P1" draw:layer="layout" svg:width="0.236cm" svg:height="0.172cm" svg:x="8.334cm" svg:y="11.137cm">
          <text:p/>
        </draw:rect>
        <draw:rect draw:style-name="gr2" draw:text-style-name="P1" draw:layer="layout" svg:width="0.237cm" svg:height="0.172cm" svg:x="8.566cm" svg:y="11.137cm">
          <text:p/>
        </draw:rect>
        <draw:rect draw:style-name="gr2" draw:text-style-name="P1" draw:layer="layout" svg:width="0.237cm" svg:height="0.172cm" svg:x="7.854cm" svg:y="11.137cm">
          <text:p/>
        </draw:rect>
        <draw:rect draw:style-name="gr2" draw:text-style-name="P1" draw:layer="layout" svg:width="0.237cm" svg:height="0.172cm" svg:x="8.086cm" svg:y="11.137cm">
          <text:p/>
        </draw:rect>
        <draw:rect draw:style-name="gr3" draw:text-style-name="P1" draw:layer="layout" svg:width="0.235cm" svg:height="0.171cm" svg:x="8.788cm" svg:y="11.307cm">
          <text:p/>
        </draw:rect>
        <draw:rect draw:style-name="gr7" draw:text-style-name="P1" draw:layer="layout" svg:width="0.236cm" svg:height="0.171cm" svg:x="9.02cm" svg:y="11.307cm">
          <text:p/>
        </draw:rect>
        <draw:rect draw:style-name="gr3" draw:text-style-name="P1" draw:layer="layout" svg:width="0.237cm" svg:height="0.171cm" svg:x="9.251cm" svg:y="11.307cm">
          <text:p/>
        </draw:rect>
        <draw:rect draw:style-name="gr3" draw:text-style-name="P1" draw:layer="layout" svg:width="0.237cm" svg:height="0.171cm" svg:x="9.483cm" svg:y="11.307cm">
          <text:p/>
        </draw:rect>
        <draw:rect draw:style-name="gr3" draw:text-style-name="P1" draw:layer="layout" svg:width="0.236cm" svg:height="0.171cm" svg:x="7.165cm" svg:y="11.307cm">
          <text:p/>
        </draw:rect>
        <draw:rect draw:style-name="gr5" draw:text-style-name="P1" draw:layer="layout" svg:width="0.237cm" svg:height="0.171cm" svg:x="7.397cm" svg:y="11.307cm">
          <text:p/>
        </draw:rect>
        <draw:rect draw:style-name="gr2" draw:text-style-name="P1" draw:layer="layout" svg:width="0.236cm" svg:height="0.171cm" svg:x="7.629cm" svg:y="11.307cm">
          <text:p/>
        </draw:rect>
        <draw:rect draw:style-name="gr6" draw:text-style-name="P1" draw:layer="layout" svg:width="0.236cm" svg:height="0.172cm" svg:x="8.334cm" svg:y="11.476cm">
          <text:p/>
        </draw:rect>
        <draw:rect draw:style-name="gr2" draw:text-style-name="P1" draw:layer="layout" svg:width="0.237cm" svg:height="0.171cm" svg:x="8.566cm" svg:y="11.307cm">
          <text:p/>
        </draw:rect>
        <draw:rect draw:style-name="gr6" draw:text-style-name="P1" draw:layer="layout" svg:width="0.237cm" svg:height="0.171cm" svg:x="7.854cm" svg:y="11.307cm">
          <text:p/>
        </draw:rect>
        <draw:rect draw:style-name="gr2" draw:text-style-name="P1" draw:layer="layout" svg:width="0.237cm" svg:height="0.171cm" svg:x="8.086cm" svg:y="11.307cm">
          <text:p/>
        </draw:rect>
        <draw:rect draw:style-name="gr4" draw:text-style-name="P1" draw:layer="layout" svg:width="0.237cm" svg:height="0.172cm" svg:x="8.78cm" svg:y="11.476cm">
          <text:p/>
        </draw:rect>
        <draw:rect draw:style-name="gr2" draw:text-style-name="P1" draw:layer="layout" svg:width="0.236cm" svg:height="0.172cm" svg:x="9.02cm" svg:y="11.476cm">
          <text:p/>
        </draw:rect>
        <draw:rect draw:style-name="gr3" draw:text-style-name="P1" draw:layer="layout" svg:width="0.237cm" svg:height="0.172cm" svg:x="9.251cm" svg:y="11.476cm">
          <text:p/>
        </draw:rect>
        <draw:rect draw:style-name="gr3" draw:text-style-name="P1" draw:layer="layout" svg:width="0.237cm" svg:height="0.172cm" svg:x="9.483cm" svg:y="11.476cm">
          <text:p/>
        </draw:rect>
        <draw:rect draw:style-name="gr2" draw:text-style-name="P1" draw:layer="layout" svg:width="0.236cm" svg:height="0.172cm" svg:x="7.165cm" svg:y="11.476cm">
          <text:p/>
        </draw:rect>
        <draw:rect draw:style-name="gr2" draw:text-style-name="P1" draw:layer="layout" svg:width="0.237cm" svg:height="0.172cm" svg:x="7.397cm" svg:y="11.476cm">
          <text:p/>
        </draw:rect>
        <draw:rect draw:style-name="gr7" draw:text-style-name="P1" draw:layer="layout" svg:width="0.236cm" svg:height="0.172cm" svg:x="7.629cm" svg:y="11.476cm">
          <text:p/>
        </draw:rect>
        <draw:rect draw:style-name="gr2" draw:text-style-name="P1" draw:layer="layout" svg:width="0.236cm" svg:height="0.172cm" svg:x="8.334cm" svg:y="11.476cm">
          <text:p/>
        </draw:rect>
        <draw:rect draw:style-name="gr2" draw:text-style-name="P1" draw:layer="layout" svg:width="0.237cm" svg:height="0.172cm" svg:x="8.566cm" svg:y="11.476cm">
          <text:p/>
        </draw:rect>
        <draw:rect draw:style-name="gr2" draw:text-style-name="P1" draw:layer="layout" svg:width="0.237cm" svg:height="0.172cm" svg:x="7.854cm" svg:y="11.476cm">
          <text:p/>
        </draw:rect>
        <draw:rect draw:style-name="gr2" draw:text-style-name="P1" draw:layer="layout" svg:width="0.237cm" svg:height="0.172cm" svg:x="8.086cm" svg:y="11.476cm">
          <text:p/>
        </draw:rect>
        <draw:rect draw:style-name="gr3" draw:text-style-name="P1" draw:layer="layout" svg:width="0.235cm" svg:height="0.172cm" svg:x="8.099cm" svg:y="11.645cm">
          <text:p/>
        </draw:rect>
        <draw:rect draw:style-name="gr7" draw:text-style-name="P1" draw:layer="layout" svg:width="0.236cm" svg:height="0.172cm" svg:x="8.331cm" svg:y="11.645cm">
          <text:p/>
        </draw:rect>
        <draw:rect draw:style-name="gr2" draw:text-style-name="P1" draw:layer="layout" svg:width="0.236cm" svg:height="0.172cm" svg:x="8.563cm" svg:y="11.645cm">
          <text:p/>
        </draw:rect>
        <draw:rect draw:style-name="gr2" draw:text-style-name="P1" draw:layer="layout" svg:width="0.238cm" svg:height="0.172cm" svg:x="8.794cm" svg:y="11.645cm">
          <text:p/>
        </draw:rect>
        <draw:rect draw:style-name="gr3" draw:text-style-name="P1" draw:layer="layout" svg:width="0.236cm" svg:height="0.172cm" svg:x="9.027cm" svg:y="11.645cm">
          <text:p/>
        </draw:rect>
        <draw:rect draw:style-name="gr4" draw:text-style-name="P1" draw:layer="layout" svg:width="0.236cm" svg:height="0.172cm" svg:x="9.252cm" svg:y="11.645cm">
          <text:p/>
        </draw:rect>
        <draw:rect draw:style-name="gr2" draw:text-style-name="P1" draw:layer="layout" svg:width="0.236cm" svg:height="0.172cm" svg:x="9.491cm" svg:y="11.645cm">
          <text:p/>
        </draw:rect>
        <draw:rect draw:style-name="gr2" draw:text-style-name="P1" draw:layer="layout" svg:width="0.236cm" svg:height="0.172cm" svg:x="7.644cm" svg:y="11.645cm">
          <text:p/>
        </draw:rect>
        <draw:rect draw:style-name="gr2" draw:text-style-name="P1" draw:layer="layout" svg:width="0.236cm" svg:height="0.172cm" svg:x="7.877cm" svg:y="11.645cm">
          <text:p/>
        </draw:rect>
        <draw:rect draw:style-name="gr3" draw:text-style-name="P1" draw:layer="layout" svg:width="0.236cm" svg:height="0.172cm" svg:x="7.165cm" svg:y="11.645cm">
          <text:p/>
        </draw:rect>
        <draw:rect draw:style-name="gr5" draw:text-style-name="P1" draw:layer="layout" svg:width="0.237cm" svg:height="0.172cm" svg:x="7.396cm" svg:y="11.645cm">
          <text:p/>
        </draw:rect>
        <draw:rect draw:style-name="gr2" draw:text-style-name="P1" draw:layer="layout" svg:width="0.235cm" svg:height="0.172cm" svg:x="8.099cm" svg:y="11.815cm">
          <text:p/>
        </draw:rect>
        <draw:rect draw:style-name="gr3" draw:text-style-name="P1" draw:layer="layout" svg:width="0.236cm" svg:height="0.172cm" svg:x="8.331cm" svg:y="11.815cm">
          <text:p/>
        </draw:rect>
        <draw:rect draw:style-name="gr2" draw:text-style-name="P1" draw:layer="layout" svg:width="0.236cm" svg:height="0.172cm" svg:x="8.563cm" svg:y="11.815cm">
          <text:p/>
        </draw:rect>
        <draw:rect draw:style-name="gr7" draw:text-style-name="P1" draw:layer="layout" svg:width="0.238cm" svg:height="0.172cm" svg:x="8.794cm" svg:y="11.815cm">
          <text:p/>
        </draw:rect>
        <draw:rect draw:style-name="gr6" draw:text-style-name="P1" draw:layer="layout" svg:width="0.236cm" svg:height="0.172cm" svg:x="9.027cm" svg:y="11.985cm">
          <text:p/>
        </draw:rect>
        <draw:rect draw:style-name="gr2" draw:text-style-name="P1" draw:layer="layout" svg:width="0.236cm" svg:height="0.172cm" svg:x="9.259cm" svg:y="11.815cm">
          <text:p/>
        </draw:rect>
        <draw:rect draw:style-name="gr4" draw:text-style-name="P1" draw:layer="layout" svg:width="0.236cm" svg:height="0.172cm" svg:x="9.484cm" svg:y="11.815cm">
          <text:p/>
        </draw:rect>
        <draw:rect draw:style-name="gr6" draw:text-style-name="P1" draw:layer="layout" svg:width="0.236cm" svg:height="0.172cm" svg:x="7.644cm" svg:y="11.815cm">
          <text:p/>
        </draw:rect>
        <draw:rect draw:style-name="gr2" draw:text-style-name="P1" draw:layer="layout" svg:width="0.236cm" svg:height="0.172cm" svg:x="7.877cm" svg:y="11.815cm">
          <text:p/>
        </draw:rect>
        <draw:rect draw:style-name="gr2" draw:text-style-name="P1" draw:layer="layout" svg:width="0.236cm" svg:height="0.172cm" svg:x="7.165cm" svg:y="11.815cm">
          <text:p/>
        </draw:rect>
        <draw:rect draw:style-name="gr2" draw:text-style-name="P1" draw:layer="layout" svg:width="0.237cm" svg:height="0.172cm" svg:x="7.396cm" svg:y="11.815cm">
          <text:p/>
        </draw:rect>
        <draw:rect draw:style-name="gr2" draw:text-style-name="P1" draw:layer="layout" svg:width="0.235cm" svg:height="0.172cm" svg:x="8.099cm" svg:y="11.985cm">
          <text:p/>
        </draw:rect>
        <draw:rect draw:style-name="gr2" draw:text-style-name="P1" draw:layer="layout" svg:width="0.236cm" svg:height="0.172cm" svg:x="8.331cm" svg:y="11.985cm">
          <text:p/>
        </draw:rect>
        <draw:rect draw:style-name="gr2" draw:text-style-name="P1" draw:layer="layout" svg:width="0.236cm" svg:height="0.172cm" svg:x="8.563cm" svg:y="11.985cm">
          <text:p/>
        </draw:rect>
        <draw:rect draw:style-name="gr4" draw:text-style-name="P1" draw:layer="layout" svg:width="0.236cm" svg:height="0.172cm" svg:x="8.788cm" svg:y="11.985cm">
          <text:p/>
        </draw:rect>
        <draw:rect draw:style-name="gr2" draw:text-style-name="P1" draw:layer="layout" svg:width="0.236cm" svg:height="0.172cm" svg:x="9.027cm" svg:y="11.985cm">
          <text:p/>
        </draw:rect>
        <draw:rect draw:style-name="gr3" draw:text-style-name="P1" draw:layer="layout" svg:width="0.236cm" svg:height="0.172cm" svg:x="9.259cm" svg:y="11.985cm">
          <text:p/>
        </draw:rect>
        <draw:rect draw:style-name="gr3" draw:text-style-name="P1" draw:layer="layout" svg:width="0.236cm" svg:height="0.172cm" svg:x="9.491cm" svg:y="11.985cm">
          <text:p/>
        </draw:rect>
        <draw:rect draw:style-name="gr3" draw:text-style-name="P1" draw:layer="layout" svg:width="0.236cm" svg:height="0.172cm" svg:x="7.644cm" svg:y="11.985cm">
          <text:p/>
        </draw:rect>
        <draw:rect draw:style-name="gr2" draw:text-style-name="P1" draw:layer="layout" svg:width="0.236cm" svg:height="0.172cm" svg:x="7.877cm" svg:y="11.985cm">
          <text:p/>
        </draw:rect>
        <draw:rect draw:style-name="gr2" draw:text-style-name="P1" draw:layer="layout" svg:width="0.236cm" svg:height="0.172cm" svg:x="7.165cm" svg:y="11.985cm">
          <text:p/>
        </draw:rect>
        <draw:rect draw:style-name="gr5" draw:text-style-name="P1" draw:layer="layout" svg:width="0.237cm" svg:height="0.172cm" svg:x="7.396cm" svg:y="11.985cm">
          <text:p/>
        </draw:rect>
        <draw:rect draw:style-name="gr2" draw:text-style-name="P1" draw:layer="layout" svg:width="0.235cm" svg:height="0.172cm" svg:x="8.099cm" svg:y="12.154cm">
          <text:p/>
        </draw:rect>
        <draw:rect draw:style-name="gr2" draw:text-style-name="P1" draw:layer="layout" svg:width="0.236cm" svg:height="0.172cm" svg:x="8.331cm" svg:y="12.154cm">
          <text:p/>
        </draw:rect>
        <draw:rect draw:style-name="gr2" draw:text-style-name="P1" draw:layer="layout" svg:width="0.236cm" svg:height="0.172cm" svg:x="8.563cm" svg:y="12.154cm">
          <text:p/>
        </draw:rect>
        <draw:rect draw:style-name="gr2" draw:text-style-name="P1" draw:layer="layout" svg:width="0.238cm" svg:height="0.172cm" svg:x="8.794cm" svg:y="12.154cm">
          <text:p/>
        </draw:rect>
        <draw:rect draw:style-name="gr7" draw:text-style-name="P1" draw:layer="layout" svg:width="0.236cm" svg:height="0.172cm" svg:x="9.027cm" svg:y="12.154cm">
          <text:p/>
        </draw:rect>
        <draw:rect draw:style-name="gr2" draw:text-style-name="P1" draw:layer="layout" svg:width="0.236cm" svg:height="0.172cm" svg:x="9.259cm" svg:y="12.154cm">
          <text:p/>
        </draw:rect>
        <draw:rect draw:style-name="gr3" draw:text-style-name="P1" draw:layer="layout" svg:width="0.236cm" svg:height="0.172cm" svg:x="9.491cm" svg:y="12.154cm">
          <text:p/>
        </draw:rect>
        <draw:rect draw:style-name="gr3" draw:text-style-name="P1" draw:layer="layout" svg:width="0.236cm" svg:height="0.172cm" svg:x="7.644cm" svg:y="12.154cm">
          <text:p/>
        </draw:rect>
        <draw:rect draw:style-name="gr6" draw:text-style-name="P1" draw:layer="layout" svg:width="0.236cm" svg:height="0.172cm" svg:x="7.877cm" svg:y="12.154cm">
          <text:p/>
        </draw:rect>
        <draw:rect draw:style-name="gr3" draw:text-style-name="P1" draw:layer="layout" svg:width="0.236cm" svg:height="0.172cm" svg:x="7.165cm" svg:y="12.154cm">
          <text:p/>
        </draw:rect>
        <draw:rect draw:style-name="gr5" draw:text-style-name="P1" draw:layer="layout" svg:width="0.237cm" svg:height="0.172cm" svg:x="7.396cm" svg:y="12.154cm">
          <text:p/>
        </draw:rect>
        <draw:rect draw:style-name="gr2" draw:text-style-name="P1" draw:layer="layout" svg:width="0.235cm" svg:height="0.172cm" svg:x="8.099cm" svg:y="12.324cm">
          <text:p/>
        </draw:rect>
        <draw:rect draw:style-name="gr2" draw:text-style-name="P1" draw:layer="layout" svg:width="0.236cm" svg:height="0.172cm" svg:x="8.331cm" svg:y="12.324cm">
          <text:p/>
        </draw:rect>
        <draw:rect draw:style-name="gr2" draw:text-style-name="P1" draw:layer="layout" svg:width="0.236cm" svg:height="0.172cm" svg:x="8.563cm" svg:y="12.324cm">
          <text:p/>
        </draw:rect>
        <draw:rect draw:style-name="gr6" draw:text-style-name="P1" draw:layer="layout" svg:width="0.238cm" svg:height="0.172cm" svg:x="8.794cm" svg:y="12.492cm">
          <text:p/>
        </draw:rect>
        <draw:rect draw:style-name="gr4" draw:text-style-name="P1" draw:layer="layout" svg:width="0.236cm" svg:height="0.172cm" svg:x="9.02cm" svg:y="12.324cm">
          <text:p/>
        </draw:rect>
        <draw:rect draw:style-name="gr3" draw:text-style-name="P1" draw:layer="layout" svg:width="0.236cm" svg:height="0.172cm" svg:x="9.259cm" svg:y="12.324cm">
          <text:p/>
        </draw:rect>
        <draw:rect draw:style-name="gr3" draw:text-style-name="P1" draw:layer="layout" svg:width="0.236cm" svg:height="0.172cm" svg:x="9.491cm" svg:y="12.324cm">
          <text:p/>
        </draw:rect>
        <draw:rect draw:style-name="gr2" draw:text-style-name="P1" draw:layer="layout" svg:width="0.236cm" svg:height="0.172cm" svg:x="7.644cm" svg:y="12.324cm">
          <text:p/>
        </draw:rect>
        <draw:rect draw:style-name="gr6" draw:text-style-name="P1" draw:layer="layout" svg:width="0.236cm" svg:height="0.172cm" svg:x="7.877cm" svg:y="12.324cm">
          <text:p/>
        </draw:rect>
        <draw:rect draw:style-name="gr3" draw:text-style-name="P1" draw:layer="layout" svg:width="0.236cm" svg:height="0.172cm" svg:x="7.165cm" svg:y="12.324cm">
          <text:p/>
        </draw:rect>
        <draw:rect draw:style-name="gr2" draw:text-style-name="P1" draw:layer="layout" svg:width="0.237cm" svg:height="0.172cm" svg:x="7.396cm" svg:y="12.324cm">
          <text:p/>
        </draw:rect>
        <draw:rect draw:style-name="gr2" draw:text-style-name="P1" draw:layer="layout" svg:width="0.235cm" svg:height="0.172cm" svg:x="8.099cm" svg:y="12.492cm">
          <text:p/>
        </draw:rect>
        <draw:rect draw:style-name="gr2" draw:text-style-name="P1" draw:layer="layout" svg:width="0.236cm" svg:height="0.172cm" svg:x="8.331cm" svg:y="12.492cm">
          <text:p/>
        </draw:rect>
        <draw:rect draw:style-name="gr7" draw:text-style-name="P1" draw:layer="layout" svg:width="0.236cm" svg:height="0.172cm" svg:x="8.563cm" svg:y="12.492cm">
          <text:p/>
        </draw:rect>
        <draw:rect draw:style-name="gr2" draw:text-style-name="P1" draw:layer="layout" svg:width="0.238cm" svg:height="0.172cm" svg:x="8.794cm" svg:y="12.492cm">
          <text:p/>
        </draw:rect>
        <draw:rect draw:style-name="gr2" draw:text-style-name="P1" draw:layer="layout" svg:width="0.236cm" svg:height="0.172cm" svg:x="9.027cm" svg:y="12.492cm">
          <text:p/>
        </draw:rect>
        <draw:rect draw:style-name="gr2" draw:text-style-name="P1" draw:layer="layout" svg:width="0.236cm" svg:height="0.172cm" svg:x="9.259cm" svg:y="12.492cm">
          <text:p/>
        </draw:rect>
        <draw:rect draw:style-name="gr3" draw:text-style-name="P1" draw:layer="layout" svg:width="0.236cm" svg:height="0.172cm" svg:x="9.491cm" svg:y="12.492cm">
          <text:p/>
        </draw:rect>
        <draw:rect draw:style-name="gr3" draw:text-style-name="P1" draw:layer="layout" svg:width="0.236cm" svg:height="0.172cm" svg:x="7.644cm" svg:y="12.492cm">
          <text:p/>
        </draw:rect>
        <draw:rect draw:style-name="gr7" draw:text-style-name="P1" draw:layer="layout" svg:width="0.236cm" svg:height="0.172cm" svg:x="7.877cm" svg:y="12.492cm">
          <text:p/>
        </draw:rect>
        <draw:rect draw:style-name="gr2" draw:text-style-name="P1" draw:layer="layout" svg:width="0.236cm" svg:height="0.172cm" svg:x="7.165cm" svg:y="12.492cm">
          <text:p/>
        </draw:rect>
        <draw:rect draw:style-name="gr5" draw:text-style-name="P1" draw:layer="layout" svg:width="0.237cm" svg:height="0.172cm" svg:x="7.396cm" svg:y="12.492cm">
          <text:p/>
        </draw:rect>
        <draw:rect draw:style-name="gr3" draw:text-style-name="P1" draw:layer="layout" svg:width="0.235cm" svg:height="0.172cm" svg:x="8.099cm" svg:y="12.662cm">
          <text:p/>
        </draw:rect>
        <draw:rect draw:style-name="gr7" draw:text-style-name="P1" draw:layer="layout" svg:width="0.236cm" svg:height="0.172cm" svg:x="8.331cm" svg:y="12.662cm">
          <text:p/>
        </draw:rect>
        <draw:rect draw:style-name="gr3" draw:text-style-name="P1" draw:layer="layout" svg:width="0.236cm" svg:height="0.172cm" svg:x="8.563cm" svg:y="12.662cm">
          <text:p/>
        </draw:rect>
        <draw:rect draw:style-name="gr6" draw:text-style-name="P1" draw:layer="layout" svg:width="0.238cm" svg:height="0.172cm" svg:x="8.794cm" svg:y="12.832cm">
          <text:p/>
        </draw:rect>
        <draw:rect draw:style-name="gr3" draw:text-style-name="P1" draw:layer="layout" svg:width="0.236cm" svg:height="0.172cm" svg:x="9.027cm" svg:y="12.662cm">
          <text:p/>
        </draw:rect>
        <draw:rect draw:style-name="gr2" draw:text-style-name="P1" draw:layer="layout" svg:width="0.236cm" svg:height="0.172cm" svg:x="9.259cm" svg:y="12.662cm">
          <text:p/>
        </draw:rect>
        <draw:rect draw:style-name="gr2" draw:text-style-name="P1" draw:layer="layout" svg:width="0.236cm" svg:height="0.172cm" svg:x="9.491cm" svg:y="12.662cm">
          <text:p/>
        </draw:rect>
        <draw:rect draw:style-name="gr2" draw:text-style-name="P1" draw:layer="layout" svg:width="0.236cm" svg:height="0.172cm" svg:x="7.644cm" svg:y="12.662cm">
          <text:p/>
        </draw:rect>
        <draw:rect draw:style-name="gr6" draw:text-style-name="P1" draw:layer="layout" svg:width="0.236cm" svg:height="0.172cm" svg:x="7.877cm" svg:y="12.662cm">
          <text:p/>
        </draw:rect>
        <draw:rect draw:style-name="gr2" draw:text-style-name="P1" draw:layer="layout" svg:width="0.236cm" svg:height="0.172cm" svg:x="7.165cm" svg:y="12.662cm">
          <text:p/>
        </draw:rect>
        <draw:rect draw:style-name="gr5" draw:text-style-name="P1" draw:layer="layout" svg:width="0.237cm" svg:height="0.172cm" svg:x="7.396cm" svg:y="12.662cm">
          <text:p/>
        </draw:rect>
        <draw:rect draw:style-name="gr2" draw:text-style-name="P1" draw:layer="layout" svg:width="0.235cm" svg:height="0.172cm" svg:x="8.099cm" svg:y="12.832cm">
          <text:p/>
        </draw:rect>
        <draw:rect draw:style-name="gr3" draw:text-style-name="P1" draw:layer="layout" svg:width="0.236cm" svg:height="0.172cm" svg:x="8.331cm" svg:y="12.832cm">
          <text:p/>
        </draw:rect>
        <draw:rect draw:style-name="gr3" draw:text-style-name="P1" draw:layer="layout" svg:width="0.236cm" svg:height="0.172cm" svg:x="8.563cm" svg:y="12.832cm">
          <text:p/>
        </draw:rect>
        <draw:rect draw:style-name="gr2" draw:text-style-name="P1" draw:layer="layout" svg:width="0.238cm" svg:height="0.172cm" svg:x="8.794cm" svg:y="12.832cm">
          <text:p/>
        </draw:rect>
        <draw:rect draw:style-name="gr3" draw:text-style-name="P1" draw:layer="layout" svg:width="0.236cm" svg:height="0.172cm" svg:x="9.027cm" svg:y="12.832cm">
          <text:p/>
        </draw:rect>
        <draw:rect draw:style-name="gr2" draw:text-style-name="P1" draw:layer="layout" svg:width="0.236cm" svg:height="0.172cm" svg:x="9.259cm" svg:y="12.832cm">
          <text:p/>
        </draw:rect>
        <draw:rect draw:style-name="gr2" draw:text-style-name="P1" draw:layer="layout" svg:width="0.236cm" svg:height="0.172cm" svg:x="9.491cm" svg:y="12.832cm">
          <text:p/>
        </draw:rect>
        <draw:rect draw:style-name="gr2" draw:text-style-name="P1" draw:layer="layout" svg:width="0.236cm" svg:height="0.172cm" svg:x="7.644cm" svg:y="12.832cm">
          <text:p/>
        </draw:rect>
        <draw:rect draw:style-name="gr2" draw:text-style-name="P1" draw:layer="layout" svg:width="0.236cm" svg:height="0.172cm" svg:x="7.877cm" svg:y="12.832cm">
          <text:p/>
        </draw:rect>
        <draw:rect draw:style-name="gr2" draw:text-style-name="P1" draw:layer="layout" svg:width="0.236cm" svg:height="0.172cm" svg:x="7.165cm" svg:y="12.832cm">
          <text:p/>
        </draw:rect>
        <draw:rect draw:style-name="gr2" draw:text-style-name="P1" draw:layer="layout" svg:width="0.237cm" svg:height="0.172cm" svg:x="7.396cm" svg:y="12.832cm">
          <text:p/>
        </draw:rect>
        <draw:rect draw:style-name="gr2" draw:text-style-name="P1" draw:layer="layout" svg:width="0.235cm" svg:height="0.172cm" svg:x="8.099cm" svg:y="13.001cm">
          <text:p/>
        </draw:rect>
        <draw:rect draw:style-name="gr3" draw:text-style-name="P1" draw:layer="layout" svg:width="0.236cm" svg:height="0.172cm" svg:x="8.331cm" svg:y="13.001cm">
          <text:p/>
        </draw:rect>
        <draw:rect draw:style-name="gr6" draw:text-style-name="P1" draw:layer="layout" svg:width="0.236cm" svg:height="0.171cm" svg:x="8.563cm" svg:y="13.105cm">
          <text:p/>
        </draw:rect>
        <draw:rect draw:style-name="gr3" draw:text-style-name="P1" draw:layer="layout" svg:width="0.238cm" svg:height="0.172cm" svg:x="8.794cm" svg:y="13.001cm">
          <text:p/>
        </draw:rect>
        <draw:rect draw:style-name="gr3" draw:text-style-name="P1" draw:layer="layout" svg:width="0.236cm" svg:height="0.172cm" svg:x="9.027cm" svg:y="13.001cm">
          <text:p/>
        </draw:rect>
        <draw:rect draw:style-name="gr2" draw:text-style-name="P1" draw:layer="layout" svg:width="0.236cm" svg:height="0.172cm" svg:x="9.259cm" svg:y="13.001cm">
          <text:p/>
        </draw:rect>
        <draw:rect draw:style-name="gr2" draw:text-style-name="P1" draw:layer="layout" svg:width="0.236cm" svg:height="0.172cm" svg:x="9.491cm" svg:y="13.001cm">
          <text:p/>
        </draw:rect>
        <draw:rect draw:style-name="gr6" draw:text-style-name="P1" draw:layer="layout" svg:width="0.236cm" svg:height="0.172cm" svg:x="7.644cm" svg:y="13.001cm">
          <text:p/>
        </draw:rect>
        <draw:rect draw:style-name="gr2" draw:text-style-name="P1" draw:layer="layout" svg:width="0.236cm" svg:height="0.172cm" svg:x="7.877cm" svg:y="13.001cm">
          <text:p/>
        </draw:rect>
        <draw:rect draw:style-name="gr2" draw:text-style-name="P1" draw:layer="layout" svg:width="0.236cm" svg:height="0.172cm" svg:x="7.165cm" svg:y="13.001cm">
          <text:p/>
        </draw:rect>
        <draw:rect draw:style-name="gr5" draw:text-style-name="P1" draw:layer="layout" svg:width="0.237cm" svg:height="0.172cm" svg:x="7.396cm" svg:y="13.001cm">
          <text:p/>
        </draw:rect>
        <draw:rect draw:style-name="gr3" draw:text-style-name="P1" draw:layer="layout" svg:width="0.235cm" svg:height="0.172cm" svg:x="8.099cm" svg:y="13.171cm">
          <text:p/>
        </draw:rect>
        <draw:rect draw:style-name="gr6" draw:text-style-name="P1" draw:layer="layout" svg:width="0.236cm" svg:height="0.172cm" svg:x="8.331cm" svg:y="13.171cm">
          <text:p/>
        </draw:rect>
        <draw:rect draw:style-name="gr2" draw:text-style-name="P1" draw:layer="layout" svg:width="0.236cm" svg:height="0.172cm" svg:x="8.563cm" svg:y="13.171cm">
          <text:p/>
        </draw:rect>
        <draw:rect draw:style-name="gr3" draw:text-style-name="P1" draw:layer="layout" svg:width="0.238cm" svg:height="0.172cm" svg:x="8.794cm" svg:y="13.171cm">
          <text:p/>
        </draw:rect>
        <draw:rect draw:style-name="gr3" draw:text-style-name="P1" draw:layer="layout" svg:width="0.236cm" svg:height="0.172cm" svg:x="9.027cm" svg:y="13.171cm">
          <text:p/>
        </draw:rect>
        <draw:rect draw:style-name="gr2" draw:text-style-name="P1" draw:layer="layout" svg:width="0.236cm" svg:height="0.172cm" svg:x="9.259cm" svg:y="13.171cm">
          <text:p/>
        </draw:rect>
        <draw:rect draw:style-name="gr3" draw:text-style-name="P1" draw:layer="layout" svg:width="0.236cm" svg:height="0.172cm" svg:x="9.491cm" svg:y="13.171cm">
          <text:p/>
        </draw:rect>
        <draw:rect draw:style-name="gr6" draw:text-style-name="P1" draw:layer="layout" svg:width="0.236cm" svg:height="0.172cm" svg:x="7.644cm" svg:y="13.171cm">
          <text:p/>
        </draw:rect>
        <draw:rect draw:style-name="gr2" draw:text-style-name="P1" draw:layer="layout" svg:width="0.236cm" svg:height="0.172cm" svg:x="7.877cm" svg:y="13.171cm">
          <text:p/>
        </draw:rect>
        <draw:rect draw:style-name="gr2" draw:text-style-name="P1" draw:layer="layout" svg:width="0.236cm" svg:height="0.172cm" svg:x="7.165cm" svg:y="13.171cm">
          <text:p/>
        </draw:rect>
        <draw:rect draw:style-name="gr2" draw:text-style-name="P1" draw:layer="layout" svg:width="0.237cm" svg:height="0.172cm" svg:x="7.396cm" svg:y="13.171cm">
          <text:p/>
        </draw:rect>
        <draw:rect draw:style-name="gr6" draw:text-style-name="P1" draw:layer="layout" svg:width="0.235cm" svg:height="0.173cm" svg:x="8.099cm" svg:y="13.34cm">
          <text:p/>
        </draw:rect>
        <draw:rect draw:style-name="gr3" draw:text-style-name="P1" draw:layer="layout" svg:width="0.236cm" svg:height="0.173cm" svg:x="8.331cm" svg:y="13.34cm">
          <text:p/>
        </draw:rect>
        <draw:rect draw:style-name="gr3" draw:text-style-name="P1" draw:layer="layout" svg:width="0.236cm" svg:height="0.173cm" svg:x="8.563cm" svg:y="13.34cm">
          <text:p/>
        </draw:rect>
        <draw:rect draw:style-name="gr3" draw:text-style-name="P1" draw:layer="layout" svg:width="0.238cm" svg:height="0.173cm" svg:x="8.794cm" svg:y="13.34cm">
          <text:p/>
        </draw:rect>
        <draw:rect draw:style-name="gr3" draw:text-style-name="P1" draw:layer="layout" svg:width="0.236cm" svg:height="0.173cm" svg:x="9.027cm" svg:y="13.34cm">
          <text:p/>
        </draw:rect>
        <draw:rect draw:style-name="gr2" draw:text-style-name="P1" draw:layer="layout" svg:width="0.236cm" svg:height="0.173cm" svg:x="9.259cm" svg:y="13.34cm">
          <text:p/>
        </draw:rect>
        <draw:rect draw:style-name="gr2" draw:text-style-name="P1" draw:layer="layout" svg:width="0.236cm" svg:height="0.173cm" svg:x="9.491cm" svg:y="13.34cm">
          <text:p/>
        </draw:rect>
        <draw:rect draw:style-name="gr6" draw:text-style-name="P1" draw:layer="layout" svg:width="0.236cm" svg:height="0.173cm" svg:x="7.644cm" svg:y="13.34cm">
          <text:p/>
        </draw:rect>
        <draw:rect draw:style-name="gr2" draw:text-style-name="P1" draw:layer="layout" svg:width="0.236cm" svg:height="0.173cm" svg:x="7.877cm" svg:y="13.34cm">
          <text:p/>
        </draw:rect>
        <draw:rect draw:style-name="gr3" draw:text-style-name="P1" draw:layer="layout" svg:width="0.236cm" svg:height="0.173cm" svg:x="7.165cm" svg:y="13.34cm">
          <text:p/>
        </draw:rect>
        <draw:rect draw:style-name="gr2" draw:text-style-name="P1" draw:layer="layout" svg:width="0.237cm" svg:height="0.173cm" svg:x="7.396cm" svg:y="13.34cm">
          <text:p/>
        </draw:rect>
        <draw:rect draw:style-name="gr2" draw:text-style-name="P1" draw:layer="layout" svg:width="0.243cm" svg:height="0.169cm" svg:x="13.576cm" svg:y="16.843cm">
          <text:p/>
        </draw:rect>
        <draw:rect draw:style-name="gr7" draw:text-style-name="P1" draw:layer="layout" svg:width="0.243cm" svg:height="0.169cm" svg:x="13.814cm" svg:y="16.843cm">
          <text:p/>
        </draw:rect>
        <draw:rect draw:style-name="gr2" draw:text-style-name="P1" draw:layer="layout" svg:width="0.244cm" svg:height="0.169cm" svg:x="14.053cm" svg:y="16.843cm">
          <text:p/>
        </draw:rect>
        <draw:rect draw:style-name="gr2" draw:text-style-name="P1" draw:layer="layout" svg:width="0.243cm" svg:height="0.169cm" svg:x="14.291cm" svg:y="16.843cm">
          <text:p/>
        </draw:rect>
        <draw:rect draw:style-name="gr3" draw:text-style-name="P1" draw:layer="layout" svg:width="0.242cm" svg:height="0.169cm" svg:x="11.906cm" svg:y="16.843cm">
          <text:p/>
        </draw:rect>
        <draw:rect draw:style-name="gr2" draw:text-style-name="P1" draw:layer="layout" svg:width="0.244cm" svg:height="0.169cm" svg:x="12.145cm" svg:y="16.843cm">
          <text:p/>
        </draw:rect>
        <draw:rect draw:style-name="gr2" draw:text-style-name="P1" draw:layer="layout" svg:width="0.242cm" svg:height="0.169cm" svg:x="12.385cm" svg:y="16.843cm">
          <text:p/>
        </draw:rect>
        <draw:rect draw:style-name="gr3" draw:text-style-name="P1" draw:layer="layout" svg:width="0.243cm" svg:height="0.169cm" svg:x="13.109cm" svg:y="16.843cm">
          <text:p/>
        </draw:rect>
        <draw:rect draw:style-name="gr2" draw:text-style-name="P1" draw:layer="layout" svg:width="0.245cm" svg:height="0.169cm" svg:x="13.347cm" svg:y="16.843cm">
          <text:p/>
        </draw:rect>
        <draw:rect draw:style-name="gr5" draw:text-style-name="P1" draw:layer="layout" svg:width="0.244cm" svg:height="0.169cm" svg:x="12.614cm" svg:y="16.843cm">
          <text:p/>
        </draw:rect>
        <draw:rect draw:style-name="gr5" draw:text-style-name="P1" draw:layer="layout" svg:width="0.243cm" svg:height="0.169cm" svg:x="12.854cm" svg:y="16.843cm">
          <text:p/>
        </draw:rect>
        <draw:rect draw:style-name="gr2" draw:text-style-name="P1" draw:layer="layout" svg:width="0.243cm" svg:height="0.167cm" svg:x="13.576cm" svg:y="17.009cm">
          <text:p/>
        </draw:rect>
        <draw:rect draw:style-name="gr2" draw:text-style-name="P1" draw:layer="layout" svg:width="0.243cm" svg:height="0.167cm" svg:x="13.814cm" svg:y="17.009cm">
          <text:p/>
        </draw:rect>
        <draw:rect draw:style-name="gr2" draw:text-style-name="P1" draw:layer="layout" svg:width="0.244cm" svg:height="0.167cm" svg:x="14.053cm" svg:y="17.009cm">
          <text:p/>
        </draw:rect>
        <draw:rect draw:style-name="gr7" draw:text-style-name="P1" draw:layer="layout" svg:width="0.243cm" svg:height="0.167cm" svg:x="14.291cm" svg:y="17.009cm">
          <text:p/>
        </draw:rect>
        <draw:rect draw:style-name="gr2" draw:text-style-name="P1" draw:layer="layout" svg:width="0.242cm" svg:height="0.167cm" svg:x="11.906cm" svg:y="17.009cm">
          <text:p/>
        </draw:rect>
        <draw:rect draw:style-name="gr3" draw:text-style-name="P1" draw:layer="layout" svg:width="0.244cm" svg:height="0.167cm" svg:x="12.145cm" svg:y="17.009cm">
          <text:p/>
        </draw:rect>
        <draw:rect draw:style-name="gr2" draw:text-style-name="P1" draw:layer="layout" svg:width="0.242cm" svg:height="0.167cm" svg:x="12.385cm" svg:y="17.009cm">
          <text:p/>
        </draw:rect>
        <draw:rect draw:style-name="gr2" draw:text-style-name="P1" draw:layer="layout" svg:width="0.243cm" svg:height="0.167cm" svg:x="13.109cm" svg:y="17.009cm">
          <text:p/>
        </draw:rect>
        <draw:rect draw:style-name="gr2" draw:text-style-name="P1" draw:layer="layout" svg:width="0.245cm" svg:height="0.167cm" svg:x="13.347cm" svg:y="17.009cm">
          <text:p/>
        </draw:rect>
        <draw:rect draw:style-name="gr2" draw:text-style-name="P1" draw:layer="layout" svg:width="0.244cm" svg:height="0.167cm" svg:x="12.614cm" svg:y="17.009cm">
          <text:p/>
        </draw:rect>
        <draw:rect draw:style-name="gr2" draw:text-style-name="P1" draw:layer="layout" svg:width="0.243cm" svg:height="0.167cm" svg:x="12.854cm" svg:y="17.009cm">
          <text:p/>
        </draw:rect>
        <draw:rect draw:style-name="gr3" draw:text-style-name="P1" draw:layer="layout" svg:width="0.243cm" svg:height="0.168cm" svg:x="12.859cm" svg:y="17.176cm">
          <text:p/>
        </draw:rect>
        <draw:rect draw:style-name="gr2" draw:text-style-name="P1" draw:layer="layout" svg:width="0.244cm" svg:height="0.168cm" svg:x="13.098cm" svg:y="17.176cm">
          <text:p/>
        </draw:rect>
        <draw:rect draw:style-name="gr2" draw:text-style-name="P1" draw:layer="layout" svg:width="0.243cm" svg:height="0.168cm" svg:x="13.336cm" svg:y="17.176cm">
          <text:p/>
        </draw:rect>
        <draw:rect draw:style-name="gr2" draw:text-style-name="P1" draw:layer="layout" svg:width="0.243cm" svg:height="0.168cm" svg:x="13.576cm" svg:y="17.176cm">
          <text:p/>
        </draw:rect>
        <draw:rect draw:style-name="gr2" draw:text-style-name="P1" draw:layer="layout" svg:width="0.242cm" svg:height="0.168cm" svg:x="13.815cm" svg:y="17.176cm">
          <text:p/>
        </draw:rect>
        <draw:rect draw:style-name="gr2" draw:text-style-name="P1" draw:layer="layout" svg:width="0.244cm" svg:height="0.168cm" svg:x="14.053cm" svg:y="17.176cm">
          <text:p/>
        </draw:rect>
        <draw:rect draw:style-name="gr2" draw:text-style-name="P1" draw:layer="layout" svg:width="0.242cm" svg:height="0.168cm" svg:x="14.292cm" svg:y="17.176cm">
          <text:p/>
        </draw:rect>
        <draw:rect draw:style-name="gr3" draw:text-style-name="P1" draw:layer="layout" svg:width="0.243cm" svg:height="0.168cm" svg:x="12.393cm" svg:y="17.176cm">
          <text:p/>
        </draw:rect>
        <draw:rect draw:style-name="gr2" draw:text-style-name="P1" draw:layer="layout" svg:width="0.243cm" svg:height="0.168cm" svg:x="12.632cm" svg:y="17.176cm">
          <text:p/>
        </draw:rect>
        <draw:rect draw:style-name="gr3" draw:text-style-name="P1" draw:layer="layout" svg:width="0.244cm" svg:height="0.168cm" svg:x="11.898cm" svg:y="17.176cm">
          <text:p/>
        </draw:rect>
        <draw:rect draw:style-name="gr2" draw:text-style-name="P1" draw:layer="layout" svg:width="0.243cm" svg:height="0.168cm" svg:x="12.138cm" svg:y="17.176cm">
          <text:p/>
        </draw:rect>
        <draw:rect draw:style-name="gr2" draw:text-style-name="P1" draw:layer="layout" svg:width="0.243cm" svg:height="0.169cm" svg:x="12.859cm" svg:y="17.342cm">
          <text:p/>
        </draw:rect>
        <draw:rect draw:style-name="gr3" draw:text-style-name="P1" draw:layer="layout" svg:width="0.244cm" svg:height="0.169cm" svg:x="13.098cm" svg:y="17.342cm">
          <text:p/>
        </draw:rect>
        <draw:rect draw:style-name="gr2" draw:text-style-name="P1" draw:layer="layout" svg:width="0.243cm" svg:height="0.169cm" svg:x="13.336cm" svg:y="17.342cm">
          <text:p/>
        </draw:rect>
        <draw:rect draw:style-name="gr3" draw:text-style-name="P1" draw:layer="layout" svg:width="0.243cm" svg:height="0.169cm" svg:x="13.576cm" svg:y="17.342cm">
          <text:p/>
        </draw:rect>
        <draw:rect draw:style-name="gr3" draw:text-style-name="P1" draw:layer="layout" svg:width="0.242cm" svg:height="0.169cm" svg:x="13.815cm" svg:y="17.342cm">
          <text:p/>
        </draw:rect>
        <draw:rect draw:style-name="gr2" draw:text-style-name="P1" draw:layer="layout" svg:width="0.244cm" svg:height="0.169cm" svg:x="14.053cm" svg:y="17.342cm">
          <text:p/>
        </draw:rect>
        <draw:rect draw:style-name="gr2" draw:text-style-name="P1" draw:layer="layout" svg:width="0.242cm" svg:height="0.169cm" svg:x="14.292cm" svg:y="17.342cm">
          <text:p/>
        </draw:rect>
        <draw:rect draw:style-name="gr2" draw:text-style-name="P1" draw:layer="layout" svg:width="0.243cm" svg:height="0.169cm" svg:x="12.393cm" svg:y="17.342cm">
          <text:p/>
        </draw:rect>
        <draw:rect draw:style-name="gr3" draw:text-style-name="P1" draw:layer="layout" svg:width="0.243cm" svg:height="0.169cm" svg:x="12.632cm" svg:y="17.342cm">
          <text:p/>
        </draw:rect>
        <draw:rect draw:style-name="gr2" draw:text-style-name="P1" draw:layer="layout" svg:width="0.244cm" svg:height="0.169cm" svg:x="11.898cm" svg:y="17.342cm">
          <text:p/>
        </draw:rect>
        <draw:rect draw:style-name="gr2" draw:text-style-name="P1" draw:layer="layout" svg:width="0.243cm" svg:height="0.169cm" svg:x="12.138cm" svg:y="17.342cm">
          <text:p/>
        </draw:rect>
        <draw:rect draw:style-name="gr3" draw:text-style-name="P1" draw:layer="layout" svg:width="0.243cm" svg:height="0.167cm" svg:x="12.859cm" svg:y="17.508cm">
          <text:p/>
        </draw:rect>
        <draw:rect draw:style-name="gr2" draw:text-style-name="P1" draw:layer="layout" svg:width="0.244cm" svg:height="0.167cm" svg:x="13.098cm" svg:y="17.508cm">
          <text:p/>
        </draw:rect>
        <draw:rect draw:style-name="gr2" draw:text-style-name="P1" draw:layer="layout" svg:width="0.243cm" svg:height="0.167cm" svg:x="13.336cm" svg:y="17.508cm">
          <text:p/>
        </draw:rect>
        <draw:rect draw:style-name="gr2" draw:text-style-name="P1" draw:layer="layout" svg:width="0.243cm" svg:height="0.167cm" svg:x="13.576cm" svg:y="17.508cm">
          <text:p/>
        </draw:rect>
        <draw:rect draw:style-name="gr5" draw:text-style-name="P1" draw:layer="layout" svg:width="0.242cm" svg:height="0.167cm" svg:x="13.815cm" svg:y="17.508cm">
          <text:p/>
        </draw:rect>
        <draw:rect draw:style-name="gr2" draw:text-style-name="P1" draw:layer="layout" svg:width="0.244cm" svg:height="0.167cm" svg:x="14.053cm" svg:y="17.508cm">
          <text:p/>
        </draw:rect>
        <draw:rect draw:style-name="gr2" draw:text-style-name="P1" draw:layer="layout" svg:width="0.242cm" svg:height="0.167cm" svg:x="14.292cm" svg:y="17.508cm">
          <text:p/>
        </draw:rect>
        <draw:rect draw:style-name="gr3" draw:text-style-name="P1" draw:layer="layout" svg:width="0.243cm" svg:height="0.167cm" svg:x="12.393cm" svg:y="17.508cm">
          <text:p/>
        </draw:rect>
        <draw:rect draw:style-name="gr2" draw:text-style-name="P1" draw:layer="layout" svg:width="0.243cm" svg:height="0.167cm" svg:x="12.632cm" svg:y="17.508cm">
          <text:p/>
        </draw:rect>
        <draw:rect draw:style-name="gr2" draw:text-style-name="P1" draw:layer="layout" svg:width="0.244cm" svg:height="0.167cm" svg:x="11.898cm" svg:y="17.508cm">
          <text:p/>
        </draw:rect>
        <draw:rect draw:style-name="gr2" draw:text-style-name="P1" draw:layer="layout" svg:width="0.243cm" svg:height="0.167cm" svg:x="12.138cm" svg:y="17.508cm">
          <text:p/>
        </draw:rect>
        <draw:rect draw:style-name="gr2" draw:text-style-name="P1" draw:layer="layout" svg:width="0.243cm" svg:height="0.169cm" svg:x="12.859cm" svg:y="17.672cm">
          <text:p/>
        </draw:rect>
        <draw:rect draw:style-name="gr3" draw:text-style-name="P1" draw:layer="layout" svg:width="0.244cm" svg:height="0.169cm" svg:x="13.098cm" svg:y="17.672cm">
          <text:p/>
        </draw:rect>
        <draw:rect draw:style-name="gr2" draw:text-style-name="P1" draw:layer="layout" svg:width="0.243cm" svg:height="0.169cm" svg:x="13.336cm" svg:y="17.672cm">
          <text:p/>
        </draw:rect>
        <draw:rect draw:style-name="gr2" draw:text-style-name="P1" draw:layer="layout" svg:width="0.243cm" svg:height="0.169cm" svg:x="13.576cm" svg:y="17.672cm">
          <text:p/>
        </draw:rect>
        <draw:rect draw:style-name="gr7" draw:text-style-name="P1" draw:layer="layout" svg:width="0.242cm" svg:height="0.169cm" svg:x="13.815cm" svg:y="17.672cm">
          <text:p/>
        </draw:rect>
        <draw:rect draw:style-name="gr2" draw:text-style-name="P1" draw:layer="layout" svg:width="0.244cm" svg:height="0.169cm" svg:x="14.053cm" svg:y="17.672cm">
          <text:p/>
        </draw:rect>
        <draw:rect draw:style-name="gr5" draw:text-style-name="P1" draw:layer="layout" svg:width="0.242cm" svg:height="0.169cm" svg:x="14.292cm" svg:y="17.672cm">
          <text:p/>
        </draw:rect>
        <draw:rect draw:style-name="gr2" draw:text-style-name="P1" draw:layer="layout" svg:width="0.243cm" svg:height="0.169cm" svg:x="12.393cm" svg:y="17.672cm">
          <text:p/>
        </draw:rect>
        <draw:rect draw:style-name="gr2" draw:text-style-name="P1" draw:layer="layout" svg:width="0.243cm" svg:height="0.169cm" svg:x="12.632cm" svg:y="17.672cm">
          <text:p/>
        </draw:rect>
        <draw:rect draw:style-name="gr2" draw:text-style-name="P1" draw:layer="layout" svg:width="0.244cm" svg:height="0.169cm" svg:x="11.898cm" svg:y="17.672cm">
          <text:p/>
        </draw:rect>
        <draw:rect draw:style-name="gr2" draw:text-style-name="P1" draw:layer="layout" svg:width="0.243cm" svg:height="0.169cm" svg:x="12.138cm" svg:y="17.672cm">
          <text:p/>
        </draw:rect>
        <draw:rect draw:style-name="gr2" draw:text-style-name="P1" draw:layer="layout" svg:width="0.243cm" svg:height="0.168cm" svg:x="12.859cm" svg:y="17.838cm">
          <text:p/>
        </draw:rect>
        <draw:rect draw:style-name="gr2" draw:text-style-name="P1" draw:layer="layout" svg:width="0.244cm" svg:height="0.168cm" svg:x="13.098cm" svg:y="17.838cm">
          <text:p/>
        </draw:rect>
        <draw:rect draw:style-name="gr3" draw:text-style-name="P1" draw:layer="layout" svg:width="0.243cm" svg:height="0.168cm" svg:x="13.336cm" svg:y="17.838cm">
          <text:p/>
        </draw:rect>
        <draw:rect draw:style-name="gr2" draw:text-style-name="P1" draw:layer="layout" svg:width="0.243cm" svg:height="0.168cm" svg:x="13.576cm" svg:y="17.838cm">
          <text:p/>
        </draw:rect>
        <draw:rect draw:style-name="gr2" draw:text-style-name="P1" draw:layer="layout" svg:width="0.242cm" svg:height="0.168cm" svg:x="13.815cm" svg:y="17.838cm">
          <text:p/>
        </draw:rect>
        <draw:rect draw:style-name="gr5" draw:text-style-name="P1" draw:layer="layout" svg:width="0.244cm" svg:height="0.168cm" svg:x="14.053cm" svg:y="17.838cm">
          <text:p/>
        </draw:rect>
        <draw:rect draw:style-name="gr2" draw:text-style-name="P1" draw:layer="layout" svg:width="0.242cm" svg:height="0.168cm" svg:x="14.292cm" svg:y="17.838cm">
          <text:p/>
        </draw:rect>
        <draw:rect draw:style-name="gr2" draw:text-style-name="P1" draw:layer="layout" svg:width="0.243cm" svg:height="0.168cm" svg:x="12.393cm" svg:y="17.838cm">
          <text:p/>
        </draw:rect>
        <draw:rect draw:style-name="gr7" draw:text-style-name="P1" draw:layer="layout" svg:width="0.243cm" svg:height="0.168cm" svg:x="12.632cm" svg:y="17.838cm">
          <text:p/>
        </draw:rect>
        <draw:rect draw:style-name="gr2" draw:text-style-name="P1" draw:layer="layout" svg:width="0.244cm" svg:height="0.168cm" svg:x="11.898cm" svg:y="17.838cm">
          <text:p/>
        </draw:rect>
        <draw:rect draw:style-name="gr2" draw:text-style-name="P1" draw:layer="layout" svg:width="0.243cm" svg:height="0.168cm" svg:x="12.138cm" svg:y="17.838cm">
          <text:p/>
        </draw:rect>
        <draw:rect draw:style-name="gr2" draw:text-style-name="P1" draw:layer="layout" svg:width="0.243cm" svg:height="0.168cm" svg:x="12.859cm" svg:y="18.003cm">
          <text:p/>
        </draw:rect>
        <draw:rect draw:style-name="gr2" draw:text-style-name="P1" draw:layer="layout" svg:width="0.244cm" svg:height="0.168cm" svg:x="13.098cm" svg:y="18.003cm">
          <text:p/>
        </draw:rect>
        <draw:rect draw:style-name="gr2" draw:text-style-name="P1" draw:layer="layout" svg:width="0.243cm" svg:height="0.168cm" svg:x="13.336cm" svg:y="18.003cm">
          <text:p/>
        </draw:rect>
        <draw:rect draw:style-name="gr3" draw:text-style-name="P1" draw:layer="layout" svg:width="0.243cm" svg:height="0.168cm" svg:x="13.576cm" svg:y="18.003cm">
          <text:p/>
        </draw:rect>
        <draw:rect draw:style-name="gr2" draw:text-style-name="P1" draw:layer="layout" svg:width="0.242cm" svg:height="0.168cm" svg:x="13.815cm" svg:y="18.003cm">
          <text:p/>
        </draw:rect>
        <draw:rect draw:style-name="gr2" draw:text-style-name="P1" draw:layer="layout" svg:width="0.244cm" svg:height="0.168cm" svg:x="14.053cm" svg:y="18.003cm">
          <text:p/>
        </draw:rect>
        <draw:rect draw:style-name="gr3" draw:text-style-name="P1" draw:layer="layout" svg:width="0.242cm" svg:height="0.168cm" svg:x="14.292cm" svg:y="18.003cm">
          <text:p/>
        </draw:rect>
        <draw:rect draw:style-name="gr2" draw:text-style-name="P1" draw:layer="layout" svg:width="0.243cm" svg:height="0.168cm" svg:x="12.393cm" svg:y="18.003cm">
          <text:p/>
        </draw:rect>
        <draw:rect draw:style-name="gr2" draw:text-style-name="P1" draw:layer="layout" svg:width="0.243cm" svg:height="0.168cm" svg:x="12.632cm" svg:y="18.003cm">
          <text:p/>
        </draw:rect>
        <draw:rect draw:style-name="gr2" draw:text-style-name="P1" draw:layer="layout" svg:width="0.244cm" svg:height="0.168cm" svg:x="11.898cm" svg:y="18.003cm">
          <text:p/>
        </draw:rect>
        <draw:rect draw:style-name="gr7" draw:text-style-name="P1" draw:layer="layout" svg:width="0.243cm" svg:height="0.168cm" svg:x="12.138cm" svg:y="18.003cm">
          <text:p/>
        </draw:rect>
        <draw:rect draw:style-name="gr3" draw:text-style-name="P1" draw:layer="layout" svg:width="0.243cm" svg:height="0.168cm" svg:x="12.859cm" svg:y="18.168cm">
          <text:p/>
        </draw:rect>
        <draw:rect draw:style-name="gr2" draw:text-style-name="P1" draw:layer="layout" svg:width="0.244cm" svg:height="0.168cm" svg:x="13.098cm" svg:y="18.168cm">
          <text:p/>
        </draw:rect>
        <draw:rect draw:style-name="gr2" draw:text-style-name="P1" draw:layer="layout" svg:width="0.243cm" svg:height="0.168cm" svg:x="13.336cm" svg:y="18.168cm">
          <text:p/>
        </draw:rect>
        <draw:rect draw:style-name="gr2" draw:text-style-name="P1" draw:layer="layout" svg:width="0.243cm" svg:height="0.168cm" svg:x="13.576cm" svg:y="18.168cm">
          <text:p/>
        </draw:rect>
        <draw:rect draw:style-name="gr3" draw:text-style-name="P1" draw:layer="layout" svg:width="0.242cm" svg:height="0.168cm" svg:x="13.815cm" svg:y="18.168cm">
          <text:p/>
        </draw:rect>
        <draw:rect draw:style-name="gr2" draw:text-style-name="P1" draw:layer="layout" svg:width="0.244cm" svg:height="0.168cm" svg:x="14.053cm" svg:y="18.168cm">
          <text:p/>
        </draw:rect>
        <draw:rect draw:style-name="gr2" draw:text-style-name="P1" draw:layer="layout" svg:width="0.242cm" svg:height="0.168cm" svg:x="14.292cm" svg:y="18.168cm">
          <text:p/>
        </draw:rect>
        <draw:rect draw:style-name="gr2" draw:text-style-name="P1" draw:layer="layout" svg:width="0.243cm" svg:height="0.168cm" svg:x="12.393cm" svg:y="18.168cm">
          <text:p/>
        </draw:rect>
        <draw:rect draw:style-name="gr2" draw:text-style-name="P1" draw:layer="layout" svg:width="0.243cm" svg:height="0.168cm" svg:x="12.632cm" svg:y="18.168cm">
          <text:p/>
        </draw:rect>
        <draw:rect draw:style-name="gr2" draw:text-style-name="P1" draw:layer="layout" svg:width="0.244cm" svg:height="0.168cm" svg:x="11.898cm" svg:y="18.168cm">
          <text:p/>
        </draw:rect>
        <draw:rect draw:style-name="gr2" draw:text-style-name="P1" draw:layer="layout" svg:width="0.243cm" svg:height="0.168cm" svg:x="12.138cm" svg:y="18.168cm">
          <text:p/>
        </draw:rect>
        <draw:rect draw:style-name="gr2" draw:text-style-name="P1" draw:layer="layout" svg:width="0.243cm" svg:height="0.168cm" svg:x="12.859cm" svg:y="18.334cm">
          <text:p/>
        </draw:rect>
        <draw:rect draw:style-name="gr3" draw:text-style-name="P1" draw:layer="layout" svg:width="0.244cm" svg:height="0.168cm" svg:x="13.098cm" svg:y="18.334cm">
          <text:p/>
        </draw:rect>
        <draw:rect draw:style-name="gr3" draw:text-style-name="P1" draw:layer="layout" svg:width="0.243cm" svg:height="0.168cm" svg:x="13.336cm" svg:y="18.334cm">
          <text:p/>
        </draw:rect>
        <draw:rect draw:style-name="gr2" draw:text-style-name="P1" draw:layer="layout" svg:width="0.243cm" svg:height="0.168cm" svg:x="13.576cm" svg:y="18.334cm">
          <text:p/>
        </draw:rect>
        <draw:rect draw:style-name="gr2" draw:text-style-name="P1" draw:layer="layout" svg:width="0.242cm" svg:height="0.168cm" svg:x="13.815cm" svg:y="18.334cm">
          <text:p/>
        </draw:rect>
        <draw:rect draw:style-name="gr3" draw:text-style-name="P1" draw:layer="layout" svg:width="0.244cm" svg:height="0.168cm" svg:x="14.053cm" svg:y="18.334cm">
          <text:p/>
        </draw:rect>
        <draw:rect draw:style-name="gr2" draw:text-style-name="P1" draw:layer="layout" svg:width="0.242cm" svg:height="0.168cm" svg:x="14.292cm" svg:y="18.334cm">
          <text:p/>
        </draw:rect>
        <draw:rect draw:style-name="gr2" draw:text-style-name="P1" draw:layer="layout" svg:width="0.243cm" svg:height="0.168cm" svg:x="12.393cm" svg:y="18.334cm">
          <text:p/>
        </draw:rect>
        <draw:rect draw:style-name="gr2" draw:text-style-name="P1" draw:layer="layout" svg:width="0.243cm" svg:height="0.168cm" svg:x="12.632cm" svg:y="18.334cm">
          <text:p/>
        </draw:rect>
        <draw:rect draw:style-name="gr2" draw:text-style-name="P1" draw:layer="layout" svg:width="0.244cm" svg:height="0.168cm" svg:x="11.898cm" svg:y="18.334cm">
          <text:p/>
        </draw:rect>
        <draw:rect draw:style-name="gr7" draw:text-style-name="P1" draw:layer="layout" svg:width="0.243cm" svg:height="0.168cm" svg:x="12.138cm" svg:y="18.334cm">
          <text:p/>
        </draw:rect>
        <draw:rect draw:style-name="gr2" draw:text-style-name="P1" draw:layer="layout" svg:width="0.243cm" svg:height="0.168cm" svg:x="12.859cm" svg:y="18.499cm">
          <text:p/>
        </draw:rect>
        <draw:rect draw:style-name="gr2" draw:text-style-name="P1" draw:layer="layout" svg:width="0.244cm" svg:height="0.168cm" svg:x="13.098cm" svg:y="18.499cm">
          <text:p/>
        </draw:rect>
        <draw:rect draw:style-name="gr2" draw:text-style-name="P1" draw:layer="layout" svg:width="0.243cm" svg:height="0.168cm" svg:x="13.336cm" svg:y="18.499cm">
          <text:p/>
        </draw:rect>
        <draw:rect draw:style-name="gr2" draw:text-style-name="P1" draw:layer="layout" svg:width="0.243cm" svg:height="0.168cm" svg:x="13.576cm" svg:y="18.499cm">
          <text:p/>
        </draw:rect>
        <draw:rect draw:style-name="gr2" draw:text-style-name="P1" draw:layer="layout" svg:width="0.242cm" svg:height="0.168cm" svg:x="13.815cm" svg:y="18.499cm">
          <text:p/>
        </draw:rect>
        <draw:rect draw:style-name="gr2" draw:text-style-name="P1" draw:layer="layout" svg:width="0.244cm" svg:height="0.168cm" svg:x="14.053cm" svg:y="18.499cm">
          <text:p/>
        </draw:rect>
        <draw:rect draw:style-name="gr3" draw:text-style-name="P1" draw:layer="layout" svg:width="0.242cm" svg:height="0.168cm" svg:x="14.292cm" svg:y="18.499cm">
          <text:p/>
        </draw:rect>
        <draw:rect draw:style-name="gr5" draw:text-style-name="P1" draw:layer="layout" svg:width="0.243cm" svg:height="0.168cm" svg:x="12.393cm" svg:y="18.499cm">
          <text:p/>
        </draw:rect>
        <draw:rect draw:style-name="gr5" draw:text-style-name="P1" draw:layer="layout" svg:width="0.243cm" svg:height="0.168cm" svg:x="12.632cm" svg:y="18.499cm">
          <text:p/>
        </draw:rect>
        <draw:rect draw:style-name="gr2" draw:text-style-name="P1" draw:layer="layout" svg:width="0.244cm" svg:height="0.168cm" svg:x="11.898cm" svg:y="18.499cm">
          <text:p/>
        </draw:rect>
        <draw:rect draw:style-name="gr2" draw:text-style-name="P1" draw:layer="layout" svg:width="0.243cm" svg:height="0.168cm" svg:x="12.138cm" svg:y="18.499cm">
          <text:p/>
        </draw:rect>
        <draw:rect draw:style-name="gr3" draw:text-style-name="P1" draw:layer="layout" svg:width="0.236cm" svg:height="0.171cm" svg:x="9.491cm" svg:y="8.426cm">
          <text:p/>
        </draw:rect>
        <draw:rect draw:style-name="gr3" draw:text-style-name="P1" draw:layer="layout" svg:width="0.236cm" svg:height="0.172cm" svg:x="19.167cm" svg:y="8.151cm">
          <text:p/>
        </draw:rect>
        <draw:rect draw:style-name="gr3" draw:text-style-name="P1" draw:layer="layout" svg:width="0.236cm" svg:height="0.172cm" svg:x="19.399cm" svg:y="8.151cm">
          <text:p/>
        </draw:rect>
        <draw:rect draw:style-name="gr3" draw:text-style-name="P1" draw:layer="layout" svg:width="0.236cm" svg:height="0.172cm" svg:x="17.081cm" svg:y="8.151cm">
          <text:p/>
        </draw:rect>
        <draw:rect draw:style-name="gr3" draw:text-style-name="P1" draw:layer="layout" svg:width="0.237cm" svg:height="0.172cm" svg:x="17.313cm" svg:y="8.151cm">
          <text:p/>
        </draw:rect>
        <draw:rect draw:style-name="gr2" draw:text-style-name="P1" draw:layer="layout" svg:width="0.236cm" svg:height="0.172cm" svg:x="17.545cm" svg:y="8.151cm">
          <text:p/>
        </draw:rect>
        <draw:rect draw:style-name="gr2" draw:text-style-name="P1" draw:layer="layout" svg:width="0.236cm" svg:height="0.172cm" svg:x="17.777cm" svg:y="8.151cm">
          <text:p/>
        </draw:rect>
        <draw:rect draw:style-name="gr2" draw:text-style-name="P1" draw:layer="layout" svg:width="0.235cm" svg:height="0.172cm" svg:x="18.009cm" svg:y="8.151cm">
          <text:p/>
        </draw:rect>
        <draw:rect draw:style-name="gr4" draw:text-style-name="P1" draw:layer="layout" svg:width="0.237cm" svg:height="0.172cm" svg:x="18.946cm" svg:y="8.151cm">
          <text:p/>
        </draw:rect>
        <draw:rect draw:style-name="gr3" draw:text-style-name="P1" draw:layer="layout" svg:width="0.236cm" svg:height="0.173cm" svg:x="19.167cm" svg:y="8.32cm">
          <text:p/>
        </draw:rect>
        <draw:rect draw:style-name="gr3" draw:text-style-name="P1" draw:layer="layout" svg:width="0.236cm" svg:height="0.173cm" svg:x="19.399cm" svg:y="8.32cm">
          <text:p/>
        </draw:rect>
        <draw:rect draw:style-name="gr3" draw:text-style-name="P1" draw:layer="layout" svg:width="0.236cm" svg:height="0.173cm" svg:x="17.081cm" svg:y="8.32cm">
          <text:p/>
        </draw:rect>
        <draw:rect draw:style-name="gr5" draw:text-style-name="P1" draw:layer="layout" svg:width="0.237cm" svg:height="0.173cm" svg:x="17.313cm" svg:y="8.32cm">
          <text:p/>
        </draw:rect>
        <draw:rect draw:style-name="gr3" draw:text-style-name="P1" draw:layer="layout" svg:width="0.236cm" svg:height="0.173cm" svg:x="17.545cm" svg:y="8.32cm">
          <text:p/>
        </draw:rect>
        <draw:rect draw:style-name="gr2" draw:text-style-name="P1" draw:layer="layout" svg:width="0.236cm" svg:height="0.173cm" svg:x="17.777cm" svg:y="8.32cm">
          <text:p/>
        </draw:rect>
        <draw:rect draw:style-name="gr2" draw:text-style-name="P1" draw:layer="layout" svg:width="0.235cm" svg:height="0.173cm" svg:x="18.009cm" svg:y="8.32cm">
          <text:p/>
        </draw:rect>
        <draw:rect draw:style-name="gr2" draw:text-style-name="P1" draw:layer="layout" svg:width="0.237cm" svg:height="0.173cm" svg:x="18.946cm" svg:y="8.32cm">
          <text:p/>
        </draw:rect>
        <draw:rect draw:style-name="gr3" draw:text-style-name="P1" draw:layer="layout" svg:width="0.236cm" svg:height="0.173cm" svg:x="19.167cm" svg:y="8.49cm">
          <text:p/>
        </draw:rect>
        <draw:rect draw:style-name="gr6" draw:text-style-name="P1" draw:layer="layout" svg:width="0.236cm" svg:height="0.172cm" svg:x="19.399cm" svg:y="8.66cm">
          <text:p/>
        </draw:rect>
        <draw:rect draw:style-name="gr3" draw:text-style-name="P1" draw:layer="layout" svg:width="0.236cm" svg:height="0.173cm" svg:x="17.081cm" svg:y="8.49cm">
          <text:p/>
        </draw:rect>
        <draw:rect draw:style-name="gr2" draw:text-style-name="P1" draw:layer="layout" svg:width="0.237cm" svg:height="0.173cm" svg:x="17.313cm" svg:y="8.49cm">
          <text:p/>
        </draw:rect>
        <draw:rect draw:style-name="gr3" draw:text-style-name="P1" draw:layer="layout" svg:width="0.236cm" svg:height="0.173cm" svg:x="17.545cm" svg:y="8.49cm">
          <text:p/>
        </draw:rect>
        <draw:rect draw:style-name="gr2" draw:text-style-name="P1" draw:layer="layout" svg:width="0.236cm" svg:height="0.173cm" svg:x="17.777cm" svg:y="8.49cm">
          <text:p/>
        </draw:rect>
        <draw:rect draw:style-name="gr2" draw:text-style-name="P1" draw:layer="layout" svg:width="0.235cm" svg:height="0.173cm" svg:x="18.009cm" svg:y="8.49cm">
          <text:p/>
        </draw:rect>
        <draw:rect draw:style-name="gr7" draw:text-style-name="P1" draw:layer="layout" svg:width="0.237cm" svg:height="0.173cm" svg:x="18.946cm" svg:y="8.49cm">
          <text:p/>
        </draw:rect>
        <draw:rect draw:style-name="gr3" draw:text-style-name="P1" draw:layer="layout" svg:width="0.236cm" svg:height="0.172cm" svg:x="19.167cm" svg:y="8.66cm">
          <text:p/>
        </draw:rect>
        <draw:rect draw:style-name="gr3" draw:text-style-name="P1" draw:layer="layout" svg:width="0.236cm" svg:height="0.172cm" svg:x="19.399cm" svg:y="8.66cm">
          <text:p/>
        </draw:rect>
        <draw:rect draw:style-name="gr5" draw:text-style-name="P1" draw:layer="layout" svg:width="0.236cm" svg:height="0.172cm" svg:x="17.081cm" svg:y="8.66cm">
          <text:p/>
        </draw:rect>
        <draw:rect draw:style-name="gr3" draw:text-style-name="P1" draw:layer="layout" svg:width="0.237cm" svg:height="0.172cm" svg:x="17.313cm" svg:y="8.66cm">
          <text:p/>
        </draw:rect>
        <draw:rect draw:style-name="gr3" draw:text-style-name="P1" draw:layer="layout" svg:width="0.236cm" svg:height="0.172cm" svg:x="17.545cm" svg:y="8.66cm">
          <text:p/>
        </draw:rect>
        <draw:rect draw:style-name="gr6" draw:text-style-name="P1" draw:layer="layout" svg:width="0.236cm" svg:height="0.172cm" svg:x="17.777cm" svg:y="8.66cm">
          <text:p/>
        </draw:rect>
        <draw:rect draw:style-name="gr2" draw:text-style-name="P1" draw:layer="layout" svg:width="0.235cm" svg:height="0.172cm" svg:x="18.009cm" svg:y="8.66cm">
          <text:p/>
        </draw:rect>
        <draw:rect draw:style-name="gr4" draw:text-style-name="P1" draw:layer="layout" svg:width="0.237cm" svg:height="0.172cm" svg:x="18.946cm" svg:y="8.66cm">
          <text:p/>
        </draw:rect>
        <draw:rect draw:style-name="gr2" draw:text-style-name="P1" draw:layer="layout" svg:width="0.236cm" svg:height="0.172cm" svg:x="19.167cm" svg:y="8.83cm">
          <text:p/>
        </draw:rect>
        <draw:rect draw:style-name="gr7" draw:text-style-name="P1" draw:layer="layout" svg:width="0.236cm" svg:height="0.172cm" svg:x="19.399cm" svg:y="8.83cm">
          <text:p/>
        </draw:rect>
        <draw:rect draw:style-name="gr3" draw:text-style-name="P1" draw:layer="layout" svg:width="0.236cm" svg:height="0.172cm" svg:x="17.081cm" svg:y="8.83cm">
          <text:p/>
        </draw:rect>
        <draw:rect draw:style-name="gr3" draw:text-style-name="P1" draw:layer="layout" svg:width="0.237cm" svg:height="0.172cm" svg:x="17.313cm" svg:y="8.83cm">
          <text:p/>
        </draw:rect>
        <draw:rect draw:style-name="gr5" draw:text-style-name="P1" draw:layer="layout" svg:width="0.236cm" svg:height="0.172cm" svg:x="17.545cm" svg:y="8.83cm">
          <text:p/>
        </draw:rect>
        <draw:rect draw:style-name="gr2" draw:text-style-name="P1" draw:layer="layout" svg:width="0.236cm" svg:height="0.172cm" svg:x="17.777cm" svg:y="8.83cm">
          <text:p/>
        </draw:rect>
        <draw:rect draw:style-name="gr2" draw:text-style-name="P1" draw:layer="layout" svg:width="0.235cm" svg:height="0.172cm" svg:x="18.009cm" svg:y="8.83cm">
          <text:p/>
        </draw:rect>
        <draw:rect draw:style-name="gr2" draw:text-style-name="P1" draw:layer="layout" svg:width="0.237cm" svg:height="0.172cm" svg:x="18.946cm" svg:y="8.83cm">
          <text:p/>
        </draw:rect>
        <draw:rect draw:style-name="gr3" draw:text-style-name="P1" draw:layer="layout" svg:width="0.236cm" svg:height="0.173cm" svg:x="19.167cm" svg:y="8.999cm">
          <text:p/>
        </draw:rect>
        <draw:rect draw:style-name="gr3" draw:text-style-name="P1" draw:layer="layout" svg:width="0.236cm" svg:height="0.173cm" svg:x="19.399cm" svg:y="8.999cm">
          <text:p/>
        </draw:rect>
        <draw:rect draw:style-name="gr5" draw:text-style-name="P1" draw:layer="layout" svg:width="0.236cm" svg:height="0.173cm" svg:x="17.081cm" svg:y="8.999cm">
          <text:p/>
        </draw:rect>
        <draw:rect draw:style-name="gr2" draw:text-style-name="P1" draw:layer="layout" svg:width="0.237cm" svg:height="0.173cm" svg:x="17.313cm" svg:y="8.999cm">
          <text:p/>
        </draw:rect>
        <draw:rect draw:style-name="gr3" draw:text-style-name="P1" draw:layer="layout" svg:width="0.236cm" svg:height="0.173cm" svg:x="17.545cm" svg:y="8.999cm">
          <text:p/>
        </draw:rect>
        <draw:rect draw:style-name="gr6" draw:text-style-name="P1" draw:layer="layout" svg:width="0.236cm" svg:height="0.173cm" svg:x="17.777cm" svg:y="8.999cm">
          <text:p/>
        </draw:rect>
        <draw:rect draw:style-name="gr2" draw:text-style-name="P1" draw:layer="layout" svg:width="0.235cm" svg:height="0.173cm" svg:x="18.009cm" svg:y="8.999cm">
          <text:p/>
        </draw:rect>
        <draw:rect draw:style-name="gr2" draw:text-style-name="P1" draw:layer="layout" svg:width="0.237cm" svg:height="0.173cm" svg:x="18.946cm" svg:y="8.999cm">
          <text:p/>
        </draw:rect>
        <draw:rect draw:style-name="gr2" draw:text-style-name="P1" draw:layer="layout" svg:width="0.236cm" svg:height="0.172cm" svg:x="19.167cm" svg:y="9.169cm">
          <text:p/>
        </draw:rect>
        <draw:rect draw:style-name="gr7" draw:text-style-name="P1" draw:layer="layout" svg:width="0.236cm" svg:height="0.172cm" svg:x="19.399cm" svg:y="9.169cm">
          <text:p/>
        </draw:rect>
        <draw:rect draw:style-name="gr2" draw:text-style-name="P1" draw:layer="layout" svg:width="0.236cm" svg:height="0.172cm" svg:x="17.081cm" svg:y="9.169cm">
          <text:p/>
        </draw:rect>
        <draw:rect draw:style-name="gr3" draw:text-style-name="P1" draw:layer="layout" svg:width="0.237cm" svg:height="0.172cm" svg:x="17.313cm" svg:y="9.169cm">
          <text:p/>
        </draw:rect>
        <draw:rect draw:style-name="gr5" draw:text-style-name="P1" draw:layer="layout" svg:width="0.236cm" svg:height="0.172cm" svg:x="17.545cm" svg:y="9.169cm">
          <text:p/>
        </draw:rect>
        <draw:rect draw:style-name="gr2" draw:text-style-name="P1" draw:layer="layout" svg:width="0.236cm" svg:height="0.172cm" svg:x="17.777cm" svg:y="9.169cm">
          <text:p/>
        </draw:rect>
        <draw:rect draw:style-name="gr2" draw:text-style-name="P1" draw:layer="layout" svg:width="0.235cm" svg:height="0.172cm" svg:x="18.009cm" svg:y="9.169cm">
          <text:p/>
        </draw:rect>
        <draw:rect draw:style-name="gr2" draw:text-style-name="P1" draw:layer="layout" svg:width="0.237cm" svg:height="0.172cm" svg:x="18.946cm" svg:y="9.169cm">
          <text:p/>
        </draw:rect>
        <draw:rect draw:style-name="gr4" draw:text-style-name="P1" draw:layer="layout" svg:width="0.236cm" svg:height="0.172cm" svg:x="19.167cm" svg:y="9.338cm">
          <text:p/>
        </draw:rect>
        <draw:rect draw:style-name="gr2" draw:text-style-name="P1" draw:layer="layout" svg:width="0.236cm" svg:height="0.172cm" svg:x="19.399cm" svg:y="9.338cm">
          <text:p/>
        </draw:rect>
        <draw:rect draw:style-name="gr5" draw:text-style-name="P1" draw:layer="layout" svg:width="0.236cm" svg:height="0.172cm" svg:x="17.081cm" svg:y="9.338cm">
          <text:p/>
        </draw:rect>
        <draw:rect draw:style-name="gr2" draw:text-style-name="P1" draw:layer="layout" svg:width="0.237cm" svg:height="0.172cm" svg:x="17.313cm" svg:y="9.338cm">
          <text:p/>
        </draw:rect>
        <draw:rect draw:style-name="gr6" draw:text-style-name="P1" draw:layer="layout" svg:width="0.236cm" svg:height="0.172cm" svg:x="17.545cm" svg:y="9.338cm">
          <text:p/>
        </draw:rect>
        <draw:rect draw:style-name="gr3" draw:text-style-name="P1" draw:layer="layout" svg:width="0.236cm" svg:height="0.172cm" svg:x="17.777cm" svg:y="9.338cm">
          <text:p/>
        </draw:rect>
        <draw:rect draw:style-name="gr3" draw:text-style-name="P1" draw:layer="layout" svg:width="0.235cm" svg:height="0.172cm" svg:x="18.009cm" svg:y="9.338cm">
          <text:p/>
        </draw:rect>
        <draw:rect draw:style-name="gr2" draw:text-style-name="P1" draw:layer="layout" svg:width="0.237cm" svg:height="0.172cm" svg:x="18.946cm" svg:y="9.338cm">
          <text:p/>
        </draw:rect>
        <draw:rect draw:style-name="gr2" draw:text-style-name="P1" draw:layer="layout" svg:width="0.236cm" svg:height="0.171cm" svg:x="19.167cm" svg:y="9.508cm">
          <text:p/>
        </draw:rect>
        <draw:rect draw:style-name="gr2" draw:text-style-name="P1" draw:layer="layout" svg:width="0.236cm" svg:height="0.171cm" svg:x="19.399cm" svg:y="9.508cm">
          <text:p/>
        </draw:rect>
        <draw:rect draw:style-name="gr2" draw:text-style-name="P1" draw:layer="layout" svg:width="0.236cm" svg:height="0.171cm" svg:x="17.081cm" svg:y="9.508cm">
          <text:p/>
        </draw:rect>
        <draw:rect draw:style-name="gr2" draw:text-style-name="P1" draw:layer="layout" svg:width="0.237cm" svg:height="0.171cm" svg:x="17.313cm" svg:y="9.508cm">
          <text:p/>
        </draw:rect>
        <draw:rect draw:style-name="gr2" draw:text-style-name="P1" draw:layer="layout" svg:width="0.236cm" svg:height="0.171cm" svg:x="17.545cm" svg:y="9.508cm">
          <text:p/>
        </draw:rect>
        <draw:rect draw:style-name="gr2" draw:text-style-name="P1" draw:layer="layout" svg:width="0.236cm" svg:height="0.171cm" svg:x="17.777cm" svg:y="9.508cm">
          <text:p/>
        </draw:rect>
        <draw:rect draw:style-name="gr3" draw:text-style-name="P1" draw:layer="layout" svg:width="0.235cm" svg:height="0.171cm" svg:x="18.009cm" svg:y="9.508cm">
          <text:p/>
        </draw:rect>
        <draw:rect draw:style-name="gr3" draw:text-style-name="P1" draw:layer="layout" svg:width="0.237cm" svg:height="0.171cm" svg:x="18.946cm" svg:y="9.508cm">
          <text:p/>
        </draw:rect>
        <draw:rect draw:style-name="gr4" draw:text-style-name="P1" draw:layer="layout" svg:width="0.236cm" svg:height="0.173cm" svg:x="19.167cm" svg:y="9.676cm">
          <text:p/>
        </draw:rect>
        <draw:rect draw:style-name="gr2" draw:text-style-name="P1" draw:layer="layout" svg:width="0.236cm" svg:height="0.173cm" svg:x="19.399cm" svg:y="9.676cm">
          <text:p/>
        </draw:rect>
        <draw:rect draw:style-name="gr5" draw:text-style-name="P1" draw:layer="layout" svg:width="0.236cm" svg:height="0.173cm" svg:x="17.081cm" svg:y="9.676cm">
          <text:p/>
        </draw:rect>
        <draw:rect draw:style-name="gr2" draw:text-style-name="P1" draw:layer="layout" svg:width="0.237cm" svg:height="0.173cm" svg:x="17.313cm" svg:y="9.676cm">
          <text:p/>
        </draw:rect>
        <draw:rect draw:style-name="gr6" draw:text-style-name="P1" draw:layer="layout" svg:width="0.236cm" svg:height="0.173cm" svg:x="17.545cm" svg:y="9.676cm">
          <text:p/>
        </draw:rect>
        <draw:rect draw:style-name="gr3" draw:text-style-name="P1" draw:layer="layout" svg:width="0.236cm" svg:height="0.173cm" svg:x="17.777cm" svg:y="9.676cm">
          <text:p/>
        </draw:rect>
        <draw:rect draw:style-name="gr5" draw:text-style-name="P1" draw:layer="layout" svg:width="0.235cm" svg:height="0.173cm" svg:x="18.009cm" svg:y="9.676cm">
          <text:p/>
        </draw:rect>
        <draw:rect draw:style-name="gr2" draw:text-style-name="P1" draw:layer="layout" svg:width="0.237cm" svg:height="0.173cm" svg:x="18.946cm" svg:y="9.676cm">
          <text:p/>
        </draw:rect>
        <draw:rect draw:style-name="gr2" draw:text-style-name="P1" draw:layer="layout" svg:width="0.236cm" svg:height="0.174cm" svg:x="19.167cm" svg:y="9.845cm">
          <text:p/>
        </draw:rect>
        <draw:rect draw:style-name="gr2" draw:text-style-name="P1" draw:layer="layout" svg:width="0.236cm" svg:height="0.174cm" svg:x="19.399cm" svg:y="9.845cm">
          <text:p/>
        </draw:rect>
        <draw:rect draw:style-name="gr2" draw:text-style-name="P1" draw:layer="layout" svg:width="0.236cm" svg:height="0.174cm" svg:x="17.081cm" svg:y="9.845cm">
          <text:p/>
        </draw:rect>
        <draw:rect draw:style-name="gr2" draw:text-style-name="P1" draw:layer="layout" svg:width="0.237cm" svg:height="0.174cm" svg:x="17.313cm" svg:y="9.845cm">
          <text:p/>
        </draw:rect>
        <draw:rect draw:style-name="gr2" draw:text-style-name="P1" draw:layer="layout" svg:width="0.236cm" svg:height="0.174cm" svg:x="17.545cm" svg:y="9.845cm">
          <text:p/>
        </draw:rect>
        <draw:rect draw:style-name="gr2" draw:text-style-name="P1" draw:layer="layout" svg:width="0.236cm" svg:height="0.174cm" svg:x="17.777cm" svg:y="9.845cm">
          <text:p/>
        </draw:rect>
        <draw:rect draw:style-name="gr3" draw:text-style-name="P1" draw:layer="layout" svg:width="0.235cm" svg:height="0.174cm" svg:x="18.009cm" svg:y="9.845cm">
          <text:p/>
        </draw:rect>
        <draw:rect draw:style-name="gr3" draw:text-style-name="P1" draw:layer="layout" svg:width="0.237cm" svg:height="0.174cm" svg:x="18.946cm" svg:y="9.845cm">
          <text:p/>
        </draw:rect>
        <draw:rect draw:style-name="gr3" draw:text-style-name="P1" draw:layer="layout" svg:width="0.236cm" svg:height="0.174cm" svg:x="19.167cm" svg:y="10.015cm">
          <text:p/>
        </draw:rect>
        <draw:rect draw:style-name="gr7" draw:text-style-name="P1" draw:layer="layout" svg:width="0.236cm" svg:height="0.174cm" svg:x="19.399cm" svg:y="10.015cm">
          <text:p/>
        </draw:rect>
        <draw:rect draw:style-name="gr3" draw:text-style-name="P1" draw:layer="layout" svg:width="0.236cm" svg:height="0.174cm" svg:x="17.081cm" svg:y="10.015cm">
          <text:p/>
        </draw:rect>
        <draw:rect draw:style-name="gr5" draw:text-style-name="P1" draw:layer="layout" svg:width="0.237cm" svg:height="0.174cm" svg:x="17.313cm" svg:y="10.015cm">
          <text:p/>
        </draw:rect>
        <draw:rect draw:style-name="gr3" draw:text-style-name="P1" draw:layer="layout" svg:width="0.236cm" svg:height="0.174cm" svg:x="17.545cm" svg:y="10.015cm">
          <text:p/>
        </draw:rect>
        <draw:rect draw:style-name="gr2" draw:text-style-name="P1" draw:layer="layout" svg:width="0.236cm" svg:height="0.174cm" svg:x="17.777cm" svg:y="10.015cm">
          <text:p/>
        </draw:rect>
        <draw:rect draw:style-name="gr2" draw:text-style-name="P1" draw:layer="layout" svg:width="0.235cm" svg:height="0.174cm" svg:x="18.009cm" svg:y="10.015cm">
          <text:p/>
        </draw:rect>
        <draw:rect draw:style-name="gr2" draw:text-style-name="P1" draw:layer="layout" svg:width="0.237cm" svg:height="0.174cm" svg:x="18.946cm" svg:y="10.015cm">
          <text:p/>
        </draw:rect>
        <draw:rect draw:style-name="gr4" draw:text-style-name="P1" draw:layer="layout" svg:width="0.236cm" svg:height="0.173cm" svg:x="19.167cm" svg:y="10.185cm">
          <text:p/>
        </draw:rect>
        <draw:rect draw:style-name="gr3" draw:text-style-name="P1" draw:layer="layout" svg:width="0.236cm" svg:height="0.173cm" svg:x="19.399cm" svg:y="10.185cm">
          <text:p/>
        </draw:rect>
        <draw:rect draw:style-name="gr3" draw:text-style-name="P1" draw:layer="layout" svg:width="0.236cm" svg:height="0.173cm" svg:x="17.081cm" svg:y="10.185cm">
          <text:p/>
        </draw:rect>
        <draw:rect draw:style-name="gr2" draw:text-style-name="P1" draw:layer="layout" svg:width="0.237cm" svg:height="0.173cm" svg:x="17.313cm" svg:y="10.185cm">
          <text:p/>
        </draw:rect>
        <draw:rect draw:style-name="gr3" draw:text-style-name="P1" draw:layer="layout" svg:width="0.236cm" svg:height="0.173cm" svg:x="17.545cm" svg:y="10.185cm">
          <text:p/>
        </draw:rect>
        <draw:rect draw:style-name="gr2" draw:text-style-name="P1" draw:layer="layout" svg:width="0.236cm" svg:height="0.173cm" svg:x="17.777cm" svg:y="10.185cm">
          <text:p/>
        </draw:rect>
        <draw:rect draw:style-name="gr7" draw:text-style-name="P1" draw:layer="layout" svg:width="0.235cm" svg:height="0.173cm" svg:x="18.009cm" svg:y="10.185cm">
          <text:p/>
        </draw:rect>
        <draw:rect draw:style-name="gr2" draw:text-style-name="P1" draw:layer="layout" svg:width="0.237cm" svg:height="0.173cm" svg:x="18.946cm" svg:y="10.185cm">
          <text:p/>
        </draw:rect>
        <draw:rect draw:style-name="gr3" draw:text-style-name="P1" draw:layer="layout" svg:width="0.237cm" svg:height="0.173cm" svg:x="18.927cm" svg:y="10.355cm">
          <text:p/>
        </draw:rect>
        <draw:rect draw:style-name="gr2" draw:text-style-name="P1" draw:layer="layout" svg:width="0.237cm" svg:height="0.173cm" svg:x="19.158cm" svg:y="10.355cm">
          <text:p/>
        </draw:rect>
        <draw:rect draw:style-name="gr3" draw:text-style-name="P1" draw:layer="layout" svg:width="0.237cm" svg:height="0.173cm" svg:x="19.39cm" svg:y="10.355cm">
          <text:p/>
        </draw:rect>
        <draw:rect draw:style-name="gr3" draw:text-style-name="P1" draw:layer="layout" svg:width="0.235cm" svg:height="0.173cm" svg:x="17.073cm" svg:y="10.355cm">
          <text:p/>
        </draw:rect>
        <draw:rect draw:style-name="gr2" draw:text-style-name="P1" draw:layer="layout" svg:width="0.236cm" svg:height="0.173cm" svg:x="17.305cm" svg:y="10.355cm">
          <text:p/>
        </draw:rect>
        <draw:rect draw:style-name="gr2" draw:text-style-name="P1" draw:layer="layout" svg:width="0.237cm" svg:height="0.173cm" svg:x="17.536cm" svg:y="10.355cm">
          <text:p/>
        </draw:rect>
        <draw:rect draw:style-name="gr6" draw:text-style-name="P1" draw:layer="layout" svg:width="0.236cm" svg:height="0.173cm" svg:x="17.761cm" svg:y="10.355cm">
          <text:p/>
        </draw:rect>
        <draw:rect draw:style-name="gr5" draw:text-style-name="P1" draw:layer="layout" svg:width="0.237cm" svg:height="0.173cm" svg:x="17.992cm" svg:y="10.355cm">
          <text:p/>
        </draw:rect>
        <draw:rect draw:style-name="gr2" draw:text-style-name="P1" draw:layer="layout" svg:width="0.237cm" svg:height="0.172cm" svg:x="18.927cm" svg:y="10.525cm">
          <text:p/>
        </draw:rect>
        <draw:rect draw:style-name="gr2" draw:text-style-name="P1" draw:layer="layout" svg:width="0.237cm" svg:height="0.172cm" svg:x="19.158cm" svg:y="10.525cm">
          <text:p/>
        </draw:rect>
        <draw:rect draw:style-name="gr3" draw:text-style-name="P1" draw:layer="layout" svg:width="0.237cm" svg:height="0.172cm" svg:x="19.39cm" svg:y="10.525cm">
          <text:p/>
        </draw:rect>
        <draw:rect draw:style-name="gr5" draw:text-style-name="P1" draw:layer="layout" svg:width="0.235cm" svg:height="0.172cm" svg:x="17.073cm" svg:y="10.525cm">
          <text:p/>
        </draw:rect>
        <draw:rect draw:style-name="gr2" draw:text-style-name="P1" draw:layer="layout" svg:width="0.236cm" svg:height="0.172cm" svg:x="17.305cm" svg:y="10.525cm">
          <text:p/>
        </draw:rect>
        <draw:rect draw:style-name="gr3" draw:text-style-name="P1" draw:layer="layout" svg:width="0.237cm" svg:height="0.172cm" svg:x="17.536cm" svg:y="10.525cm">
          <text:p/>
        </draw:rect>
        <draw:rect draw:style-name="gr2" draw:text-style-name="P1" draw:layer="layout" svg:width="0.236cm" svg:height="0.172cm" svg:x="17.761cm" svg:y="10.525cm">
          <text:p/>
        </draw:rect>
        <draw:rect draw:style-name="gr2" draw:text-style-name="P1" draw:layer="layout" svg:width="0.237cm" svg:height="0.172cm" svg:x="17.992cm" svg:y="10.525cm">
          <text:p/>
        </draw:rect>
        <draw:rect draw:style-name="gr3" draw:text-style-name="P1" draw:layer="layout" svg:width="0.237cm" svg:height="0.172cm" svg:x="18.927cm" svg:y="10.694cm">
          <text:p/>
        </draw:rect>
        <draw:rect draw:style-name="gr3" draw:text-style-name="P1" draw:layer="layout" svg:width="0.237cm" svg:height="0.172cm" svg:x="19.158cm" svg:y="10.694cm">
          <text:p/>
        </draw:rect>
        <draw:rect draw:style-name="gr3" draw:text-style-name="P1" draw:layer="layout" svg:width="0.237cm" svg:height="0.172cm" svg:x="19.39cm" svg:y="10.694cm">
          <text:p/>
        </draw:rect>
        <draw:rect draw:style-name="gr3" draw:text-style-name="P1" draw:layer="layout" svg:width="0.235cm" svg:height="0.172cm" svg:x="17.073cm" svg:y="10.694cm">
          <text:p/>
        </draw:rect>
        <draw:rect draw:style-name="gr2" draw:text-style-name="P1" draw:layer="layout" svg:width="0.236cm" svg:height="0.172cm" svg:x="17.305cm" svg:y="10.694cm">
          <text:p/>
        </draw:rect>
        <draw:rect draw:style-name="gr2" draw:text-style-name="P1" draw:layer="layout" svg:width="0.237cm" svg:height="0.172cm" svg:x="17.536cm" svg:y="10.694cm">
          <text:p/>
        </draw:rect>
        <draw:rect draw:style-name="gr6" draw:text-style-name="P1" draw:layer="layout" svg:width="0.236cm" svg:height="0.172cm" svg:x="17.761cm" svg:y="10.694cm">
          <text:p/>
        </draw:rect>
        <draw:rect draw:style-name="gr2" draw:text-style-name="P1" draw:layer="layout" svg:width="0.237cm" svg:height="0.172cm" svg:x="17.992cm" svg:y="10.694cm">
          <text:p/>
        </draw:rect>
        <draw:rect draw:style-name="gr3" draw:text-style-name="P1" draw:layer="layout" svg:width="0.236cm" svg:height="0.173cm" svg:x="18.928cm" svg:y="10.865cm">
          <text:p/>
        </draw:rect>
        <draw:rect draw:style-name="gr3" draw:text-style-name="P1" draw:layer="layout" svg:width="0.237cm" svg:height="0.173cm" svg:x="19.159cm" svg:y="10.865cm">
          <text:p/>
        </draw:rect>
        <draw:rect draw:style-name="gr4" draw:text-style-name="P1" draw:layer="layout" svg:width="0.237cm" svg:height="0.173cm" svg:x="19.391cm" svg:y="10.865cm">
          <text:p/>
        </draw:rect>
        <draw:rect draw:style-name="gr2" draw:text-style-name="P1" draw:layer="layout" svg:width="0.237cm" svg:height="0.173cm" svg:x="17.073cm" svg:y="10.865cm">
          <text:p/>
        </draw:rect>
        <draw:rect draw:style-name="gr5" draw:text-style-name="P1" draw:layer="layout" svg:width="0.237cm" svg:height="0.173cm" svg:x="17.305cm" svg:y="10.865cm">
          <text:p/>
        </draw:rect>
        <draw:rect draw:style-name="gr2" draw:text-style-name="P1" draw:layer="layout" svg:width="0.235cm" svg:height="0.173cm" svg:x="17.538cm" svg:y="10.865cm">
          <text:p/>
        </draw:rect>
        <draw:rect draw:style-name="gr2" draw:text-style-name="P1" draw:layer="layout" svg:width="0.236cm" svg:height="0.173cm" svg:x="17.762cm" svg:y="10.865cm">
          <text:p/>
        </draw:rect>
        <draw:rect draw:style-name="gr2" draw:text-style-name="P1" draw:layer="layout" svg:width="0.236cm" svg:height="0.173cm" svg:x="17.993cm" svg:y="10.865cm">
          <text:p/>
        </draw:rect>
        <draw:rect draw:style-name="gr3" draw:text-style-name="P1" draw:layer="layout" svg:width="0.236cm" svg:height="0.173cm" svg:x="18.928cm" svg:y="11.035cm">
          <text:p/>
        </draw:rect>
        <draw:rect draw:style-name="gr4" draw:text-style-name="P1" draw:layer="layout" svg:width="0.237cm" svg:height="0.173cm" svg:x="19.159cm" svg:y="11.035cm">
          <text:p/>
        </draw:rect>
        <draw:rect draw:style-name="gr2" draw:text-style-name="P1" draw:layer="layout" svg:width="0.237cm" svg:height="0.173cm" svg:x="19.391cm" svg:y="11.035cm">
          <text:p/>
        </draw:rect>
        <draw:rect draw:style-name="gr3" draw:text-style-name="P1" draw:layer="layout" svg:width="0.237cm" svg:height="0.173cm" svg:x="17.073cm" svg:y="11.035cm">
          <text:p/>
        </draw:rect>
        <draw:rect draw:style-name="gr2" draw:text-style-name="P1" draw:layer="layout" svg:width="0.237cm" svg:height="0.173cm" svg:x="17.305cm" svg:y="11.035cm">
          <text:p/>
        </draw:rect>
        <draw:rect draw:style-name="gr2" draw:text-style-name="P1" draw:layer="layout" svg:width="0.235cm" svg:height="0.173cm" svg:x="17.538cm" svg:y="11.035cm">
          <text:p/>
        </draw:rect>
        <draw:rect draw:style-name="gr3" draw:text-style-name="P1" draw:layer="layout" svg:width="0.236cm" svg:height="0.173cm" svg:x="17.762cm" svg:y="11.035cm">
          <text:p/>
        </draw:rect>
        <draw:rect draw:style-name="gr2" draw:text-style-name="P1" draw:layer="layout" svg:width="0.236cm" svg:height="0.173cm" svg:x="17.993cm" svg:y="11.035cm">
          <text:p/>
        </draw:rect>
        <draw:rect draw:style-name="gr3" draw:text-style-name="P1" draw:layer="layout" svg:width="0.236cm" svg:height="0.172cm" svg:x="18.928cm" svg:y="11.205cm">
          <text:p/>
        </draw:rect>
        <draw:rect draw:style-name="gr3" draw:text-style-name="P1" draw:layer="layout" svg:width="0.237cm" svg:height="0.172cm" svg:x="19.159cm" svg:y="11.205cm">
          <text:p/>
        </draw:rect>
        <draw:rect draw:style-name="gr7" draw:text-style-name="P1" draw:layer="layout" svg:width="0.237cm" svg:height="0.172cm" svg:x="19.391cm" svg:y="11.205cm">
          <text:p/>
        </draw:rect>
        <draw:rect draw:style-name="gr3" draw:text-style-name="P1" draw:layer="layout" svg:width="0.237cm" svg:height="0.172cm" svg:x="17.073cm" svg:y="11.205cm">
          <text:p/>
        </draw:rect>
        <draw:rect draw:style-name="gr2" draw:text-style-name="P1" draw:layer="layout" svg:width="0.237cm" svg:height="0.172cm" svg:x="17.305cm" svg:y="11.205cm">
          <text:p/>
        </draw:rect>
        <draw:rect draw:style-name="gr2" draw:text-style-name="P1" draw:layer="layout" svg:width="0.235cm" svg:height="0.172cm" svg:x="17.538cm" svg:y="11.205cm">
          <text:p/>
        </draw:rect>
        <draw:rect draw:style-name="gr2" draw:text-style-name="P1" draw:layer="layout" svg:width="0.236cm" svg:height="0.172cm" svg:x="17.762cm" svg:y="11.205cm">
          <text:p/>
        </draw:rect>
        <draw:rect draw:style-name="gr2" draw:text-style-name="P1" draw:layer="layout" svg:width="0.236cm" svg:height="0.172cm" svg:x="17.993cm" svg:y="11.205cm">
          <text:p/>
        </draw:rect>
        <draw:rect draw:style-name="gr7" draw:text-style-name="P1" draw:layer="layout" svg:width="0.236cm" svg:height="0.172cm" svg:x="18.928cm" svg:y="11.374cm">
          <text:p/>
        </draw:rect>
        <draw:rect draw:style-name="gr3" draw:text-style-name="P1" draw:layer="layout" svg:width="0.237cm" svg:height="0.172cm" svg:x="19.159cm" svg:y="11.374cm">
          <text:p/>
        </draw:rect>
        <draw:rect draw:style-name="gr3" draw:text-style-name="P1" draw:layer="layout" svg:width="0.237cm" svg:height="0.172cm" svg:x="19.391cm" svg:y="11.374cm">
          <text:p/>
        </draw:rect>
        <draw:rect draw:style-name="gr3" draw:text-style-name="P1" draw:layer="layout" svg:width="0.237cm" svg:height="0.172cm" svg:x="17.073cm" svg:y="11.374cm">
          <text:p/>
        </draw:rect>
        <draw:rect draw:style-name="gr5" draw:text-style-name="P1" draw:layer="layout" svg:width="0.237cm" svg:height="0.172cm" svg:x="17.305cm" svg:y="11.374cm">
          <text:p/>
        </draw:rect>
        <draw:rect draw:style-name="gr2" draw:text-style-name="P1" draw:layer="layout" svg:width="0.235cm" svg:height="0.172cm" svg:x="17.538cm" svg:y="11.374cm">
          <text:p/>
        </draw:rect>
        <draw:rect draw:style-name="gr6" draw:text-style-name="P1" draw:layer="layout" svg:width="0.236cm" svg:height="0.172cm" svg:x="17.762cm" svg:y="11.374cm">
          <text:p/>
        </draw:rect>
        <draw:rect draw:style-name="gr2" draw:text-style-name="P1" draw:layer="layout" svg:width="0.236cm" svg:height="0.172cm" svg:x="17.993cm" svg:y="11.374cm">
          <text:p/>
        </draw:rect>
        <draw:rect draw:style-name="gr2" draw:text-style-name="P1" draw:layer="layout" svg:width="0.236cm" svg:height="0.173cm" svg:x="18.928cm" svg:y="11.543cm">
          <text:p/>
        </draw:rect>
        <draw:rect draw:style-name="gr3" draw:text-style-name="P1" draw:layer="layout" svg:width="0.237cm" svg:height="0.173cm" svg:x="19.159cm" svg:y="11.543cm">
          <text:p/>
        </draw:rect>
        <draw:rect draw:style-name="gr3" draw:text-style-name="P1" draw:layer="layout" svg:width="0.237cm" svg:height="0.173cm" svg:x="19.391cm" svg:y="11.543cm">
          <text:p/>
        </draw:rect>
        <draw:rect draw:style-name="gr2" draw:text-style-name="P1" draw:layer="layout" svg:width="0.237cm" svg:height="0.173cm" svg:x="17.073cm" svg:y="11.543cm">
          <text:p/>
        </draw:rect>
        <draw:rect draw:style-name="gr2" draw:text-style-name="P1" draw:layer="layout" svg:width="0.237cm" svg:height="0.173cm" svg:x="17.305cm" svg:y="11.543cm">
          <text:p/>
        </draw:rect>
        <draw:rect draw:style-name="gr7" draw:text-style-name="P1" draw:layer="layout" svg:width="0.235cm" svg:height="0.173cm" svg:x="17.538cm" svg:y="11.543cm">
          <text:p/>
        </draw:rect>
        <draw:rect draw:style-name="gr2" draw:text-style-name="P1" draw:layer="layout" svg:width="0.236cm" svg:height="0.173cm" svg:x="17.762cm" svg:y="11.543cm">
          <text:p/>
        </draw:rect>
        <draw:rect draw:style-name="gr2" draw:text-style-name="P1" draw:layer="layout" svg:width="0.236cm" svg:height="0.173cm" svg:x="17.993cm" svg:y="11.543cm">
          <text:p/>
        </draw:rect>
        <draw:rect draw:style-name="gr3" draw:text-style-name="P1" draw:layer="layout" svg:width="0.234cm" svg:height="0.174cm" svg:x="18.007cm" svg:y="11.712cm">
          <text:p/>
        </draw:rect>
        <draw:rect draw:style-name="gr3" draw:text-style-name="P1" draw:layer="layout" svg:width="0.237cm" svg:height="0.174cm" svg:x="18.934cm" svg:y="11.712cm">
          <text:p/>
        </draw:rect>
        <draw:rect draw:style-name="gr4" draw:text-style-name="P1" draw:layer="layout" svg:width="0.237cm" svg:height="0.174cm" svg:x="19.159cm" svg:y="11.712cm">
          <text:p/>
        </draw:rect>
        <draw:rect draw:style-name="gr2" draw:text-style-name="P1" draw:layer="layout" svg:width="0.236cm" svg:height="0.174cm" svg:x="19.399cm" svg:y="11.712cm">
          <text:p/>
        </draw:rect>
        <draw:rect draw:style-name="gr2" draw:text-style-name="P1" draw:layer="layout" svg:width="0.236cm" svg:height="0.174cm" svg:x="17.552cm" svg:y="11.712cm">
          <text:p/>
        </draw:rect>
        <draw:rect draw:style-name="gr2" draw:text-style-name="P1" draw:layer="layout" svg:width="0.236cm" svg:height="0.174cm" svg:x="17.785cm" svg:y="11.712cm">
          <text:p/>
        </draw:rect>
        <draw:rect draw:style-name="gr3" draw:text-style-name="P1" draw:layer="layout" svg:width="0.235cm" svg:height="0.174cm" svg:x="17.073cm" svg:y="11.712cm">
          <text:p/>
        </draw:rect>
        <draw:rect draw:style-name="gr5" draw:text-style-name="P1" draw:layer="layout" svg:width="0.237cm" svg:height="0.174cm" svg:x="17.304cm" svg:y="11.712cm">
          <text:p/>
        </draw:rect>
        <draw:rect draw:style-name="gr2" draw:text-style-name="P1" draw:layer="layout" svg:width="0.234cm" svg:height="0.173cm" svg:x="18.007cm" svg:y="11.882cm">
          <text:p/>
        </draw:rect>
        <draw:rect draw:style-name="gr6" draw:text-style-name="P1" draw:layer="layout" svg:width="0.237cm" svg:height="0.173cm" svg:x="18.934cm" svg:y="12.052cm">
          <text:p/>
        </draw:rect>
        <draw:rect draw:style-name="gr2" draw:text-style-name="P1" draw:layer="layout" svg:width="0.236cm" svg:height="0.173cm" svg:x="19.167cm" svg:y="11.882cm">
          <text:p/>
        </draw:rect>
        <draw:rect draw:style-name="gr4" draw:text-style-name="P1" draw:layer="layout" svg:width="0.237cm" svg:height="0.173cm" svg:x="19.391cm" svg:y="11.882cm">
          <text:p/>
        </draw:rect>
        <draw:rect draw:style-name="gr6" draw:text-style-name="P1" draw:layer="layout" svg:width="0.236cm" svg:height="0.173cm" svg:x="17.552cm" svg:y="11.882cm">
          <text:p/>
        </draw:rect>
        <draw:rect draw:style-name="gr2" draw:text-style-name="P1" draw:layer="layout" svg:width="0.236cm" svg:height="0.173cm" svg:x="17.785cm" svg:y="11.882cm">
          <text:p/>
        </draw:rect>
        <draw:rect draw:style-name="gr2" draw:text-style-name="P1" draw:layer="layout" svg:width="0.235cm" svg:height="0.173cm" svg:x="17.073cm" svg:y="11.882cm">
          <text:p/>
        </draw:rect>
        <draw:rect draw:style-name="gr2" draw:text-style-name="P1" draw:layer="layout" svg:width="0.237cm" svg:height="0.173cm" svg:x="17.304cm" svg:y="11.882cm">
          <text:p/>
        </draw:rect>
        <draw:rect draw:style-name="gr2" draw:text-style-name="P1" draw:layer="layout" svg:width="0.234cm" svg:height="0.173cm" svg:x="18.007cm" svg:y="12.052cm">
          <text:p/>
        </draw:rect>
        <draw:rect draw:style-name="gr2" draw:text-style-name="P1" draw:layer="layout" svg:width="0.237cm" svg:height="0.173cm" svg:x="18.934cm" svg:y="12.052cm">
          <text:p/>
        </draw:rect>
        <draw:rect draw:style-name="gr3" draw:text-style-name="P1" draw:layer="layout" svg:width="0.236cm" svg:height="0.173cm" svg:x="19.167cm" svg:y="12.052cm">
          <text:p/>
        </draw:rect>
        <draw:rect draw:style-name="gr3" draw:text-style-name="P1" draw:layer="layout" svg:width="0.236cm" svg:height="0.173cm" svg:x="19.399cm" svg:y="12.052cm">
          <text:p/>
        </draw:rect>
        <draw:rect draw:style-name="gr3" draw:text-style-name="P1" draw:layer="layout" svg:width="0.236cm" svg:height="0.173cm" svg:x="17.552cm" svg:y="12.052cm">
          <text:p/>
        </draw:rect>
        <draw:rect draw:style-name="gr2" draw:text-style-name="P1" draw:layer="layout" svg:width="0.236cm" svg:height="0.173cm" svg:x="17.785cm" svg:y="12.052cm">
          <text:p/>
        </draw:rect>
        <draw:rect draw:style-name="gr2" draw:text-style-name="P1" draw:layer="layout" svg:width="0.235cm" svg:height="0.173cm" svg:x="17.073cm" svg:y="12.052cm">
          <text:p/>
        </draw:rect>
        <draw:rect draw:style-name="gr5" draw:text-style-name="P1" draw:layer="layout" svg:width="0.237cm" svg:height="0.173cm" svg:x="17.304cm" svg:y="12.052cm">
          <text:p/>
        </draw:rect>
        <draw:rect draw:style-name="gr2" draw:text-style-name="P1" draw:layer="layout" svg:width="0.234cm" svg:height="0.171cm" svg:x="18.007cm" svg:y="12.222cm">
          <text:p/>
        </draw:rect>
        <draw:rect draw:style-name="gr7" draw:text-style-name="P1" draw:layer="layout" svg:width="0.237cm" svg:height="0.171cm" svg:x="18.934cm" svg:y="12.222cm">
          <text:p/>
        </draw:rect>
        <draw:rect draw:style-name="gr2" draw:text-style-name="P1" draw:layer="layout" svg:width="0.236cm" svg:height="0.171cm" svg:x="19.167cm" svg:y="12.222cm">
          <text:p/>
        </draw:rect>
        <draw:rect draw:style-name="gr3" draw:text-style-name="P1" draw:layer="layout" svg:width="0.236cm" svg:height="0.171cm" svg:x="19.399cm" svg:y="12.222cm">
          <text:p/>
        </draw:rect>
        <draw:rect draw:style-name="gr3" draw:text-style-name="P1" draw:layer="layout" svg:width="0.236cm" svg:height="0.171cm" svg:x="17.552cm" svg:y="12.222cm">
          <text:p/>
        </draw:rect>
        <draw:rect draw:style-name="gr6" draw:text-style-name="P1" draw:layer="layout" svg:width="0.236cm" svg:height="0.171cm" svg:x="17.785cm" svg:y="12.222cm">
          <text:p/>
        </draw:rect>
        <draw:rect draw:style-name="gr3" draw:text-style-name="P1" draw:layer="layout" svg:width="0.235cm" svg:height="0.171cm" svg:x="17.073cm" svg:y="12.222cm">
          <text:p/>
        </draw:rect>
        <draw:rect draw:style-name="gr5" draw:text-style-name="P1" draw:layer="layout" svg:width="0.237cm" svg:height="0.171cm" svg:x="17.304cm" svg:y="12.222cm">
          <text:p/>
        </draw:rect>
        <draw:rect draw:style-name="gr2" draw:text-style-name="P1" draw:layer="layout" svg:width="0.234cm" svg:height="0.172cm" svg:x="18.007cm" svg:y="12.391cm">
          <text:p/>
        </draw:rect>
        <draw:rect draw:style-name="gr4" draw:text-style-name="P1" draw:layer="layout" svg:width="0.236cm" svg:height="0.172cm" svg:x="18.928cm" svg:y="12.391cm">
          <text:p/>
        </draw:rect>
        <draw:rect draw:style-name="gr3" draw:text-style-name="P1" draw:layer="layout" svg:width="0.236cm" svg:height="0.172cm" svg:x="19.167cm" svg:y="12.391cm">
          <text:p/>
        </draw:rect>
        <draw:rect draw:style-name="gr3" draw:text-style-name="P1" draw:layer="layout" svg:width="0.236cm" svg:height="0.172cm" svg:x="19.399cm" svg:y="12.391cm">
          <text:p/>
        </draw:rect>
        <draw:rect draw:style-name="gr2" draw:text-style-name="P1" draw:layer="layout" svg:width="0.236cm" svg:height="0.172cm" svg:x="17.552cm" svg:y="12.391cm">
          <text:p/>
        </draw:rect>
        <draw:rect draw:style-name="gr6" draw:text-style-name="P1" draw:layer="layout" svg:width="0.236cm" svg:height="0.172cm" svg:x="17.785cm" svg:y="12.391cm">
          <text:p/>
        </draw:rect>
        <draw:rect draw:style-name="gr3" draw:text-style-name="P1" draw:layer="layout" svg:width="0.235cm" svg:height="0.172cm" svg:x="17.073cm" svg:y="12.391cm">
          <text:p/>
        </draw:rect>
        <draw:rect draw:style-name="gr2" draw:text-style-name="P1" draw:layer="layout" svg:width="0.237cm" svg:height="0.172cm" svg:x="17.304cm" svg:y="12.391cm">
          <text:p/>
        </draw:rect>
        <draw:rect draw:style-name="gr2" draw:text-style-name="P1" draw:layer="layout" svg:width="0.234cm" svg:height="0.173cm" svg:x="18.007cm" svg:y="12.56cm">
          <text:p/>
        </draw:rect>
        <draw:rect draw:style-name="gr2" draw:text-style-name="P1" draw:layer="layout" svg:width="0.237cm" svg:height="0.173cm" svg:x="18.934cm" svg:y="12.56cm">
          <text:p/>
        </draw:rect>
        <draw:rect draw:style-name="gr2" draw:text-style-name="P1" draw:layer="layout" svg:width="0.236cm" svg:height="0.173cm" svg:x="19.167cm" svg:y="12.56cm">
          <text:p/>
        </draw:rect>
        <draw:rect draw:style-name="gr3" draw:text-style-name="P1" draw:layer="layout" svg:width="0.236cm" svg:height="0.173cm" svg:x="19.399cm" svg:y="12.56cm">
          <text:p/>
        </draw:rect>
        <draw:rect draw:style-name="gr3" draw:text-style-name="P1" draw:layer="layout" svg:width="0.236cm" svg:height="0.173cm" svg:x="17.552cm" svg:y="12.56cm">
          <text:p/>
        </draw:rect>
        <draw:rect draw:style-name="gr7" draw:text-style-name="P1" draw:layer="layout" svg:width="0.236cm" svg:height="0.173cm" svg:x="17.785cm" svg:y="12.56cm">
          <text:p/>
        </draw:rect>
        <draw:rect draw:style-name="gr2" draw:text-style-name="P1" draw:layer="layout" svg:width="0.235cm" svg:height="0.173cm" svg:x="17.073cm" svg:y="12.56cm">
          <text:p/>
        </draw:rect>
        <draw:rect draw:style-name="gr5" draw:text-style-name="P1" draw:layer="layout" svg:width="0.237cm" svg:height="0.173cm" svg:x="17.304cm" svg:y="12.56cm">
          <text:p/>
        </draw:rect>
        <draw:rect draw:style-name="gr3" draw:text-style-name="P1" draw:layer="layout" svg:width="0.234cm" svg:height="0.173cm" svg:x="18.007cm" svg:y="12.73cm">
          <text:p/>
        </draw:rect>
        <draw:rect draw:style-name="gr3" draw:text-style-name="P1" draw:layer="layout" svg:width="0.237cm" svg:height="0.173cm" svg:x="18.934cm" svg:y="12.73cm">
          <text:p/>
        </draw:rect>
        <draw:rect draw:style-name="gr2" draw:text-style-name="P1" draw:layer="layout" svg:width="0.236cm" svg:height="0.173cm" svg:x="19.167cm" svg:y="12.73cm">
          <text:p/>
        </draw:rect>
        <draw:rect draw:style-name="gr2" draw:text-style-name="P1" draw:layer="layout" svg:width="0.236cm" svg:height="0.173cm" svg:x="19.399cm" svg:y="12.73cm">
          <text:p/>
        </draw:rect>
        <draw:rect draw:style-name="gr2" draw:text-style-name="P1" draw:layer="layout" svg:width="0.236cm" svg:height="0.173cm" svg:x="17.552cm" svg:y="12.73cm">
          <text:p/>
        </draw:rect>
        <draw:rect draw:style-name="gr6" draw:text-style-name="P1" draw:layer="layout" svg:width="0.236cm" svg:height="0.173cm" svg:x="17.785cm" svg:y="12.73cm">
          <text:p/>
        </draw:rect>
        <draw:rect draw:style-name="gr2" draw:text-style-name="P1" draw:layer="layout" svg:width="0.235cm" svg:height="0.173cm" svg:x="17.073cm" svg:y="12.73cm">
          <text:p/>
        </draw:rect>
        <draw:rect draw:style-name="gr5" draw:text-style-name="P1" draw:layer="layout" svg:width="0.237cm" svg:height="0.173cm" svg:x="17.304cm" svg:y="12.73cm">
          <text:p/>
        </draw:rect>
        <draw:rect draw:style-name="gr2" draw:text-style-name="P1" draw:layer="layout" svg:width="0.234cm" svg:height="0.172cm" svg:x="18.007cm" svg:y="12.9cm">
          <text:p/>
        </draw:rect>
        <draw:rect draw:style-name="gr3" draw:text-style-name="P1" draw:layer="layout" svg:width="0.237cm" svg:height="0.172cm" svg:x="18.934cm" svg:y="12.9cm">
          <text:p/>
        </draw:rect>
        <draw:rect draw:style-name="gr2" draw:text-style-name="P1" draw:layer="layout" svg:width="0.236cm" svg:height="0.172cm" svg:x="19.167cm" svg:y="12.9cm">
          <text:p/>
        </draw:rect>
        <draw:rect draw:style-name="gr2" draw:text-style-name="P1" draw:layer="layout" svg:width="0.236cm" svg:height="0.172cm" svg:x="19.399cm" svg:y="12.9cm">
          <text:p/>
        </draw:rect>
        <draw:rect draw:style-name="gr2" draw:text-style-name="P1" draw:layer="layout" svg:width="0.236cm" svg:height="0.172cm" svg:x="17.552cm" svg:y="12.9cm">
          <text:p/>
        </draw:rect>
        <draw:rect draw:style-name="gr2" draw:text-style-name="P1" draw:layer="layout" svg:width="0.236cm" svg:height="0.172cm" svg:x="17.785cm" svg:y="12.9cm">
          <text:p/>
        </draw:rect>
        <draw:rect draw:style-name="gr2" draw:text-style-name="P1" draw:layer="layout" svg:width="0.235cm" svg:height="0.172cm" svg:x="17.073cm" svg:y="12.9cm">
          <text:p/>
        </draw:rect>
        <draw:rect draw:style-name="gr2" draw:text-style-name="P1" draw:layer="layout" svg:width="0.237cm" svg:height="0.172cm" svg:x="17.304cm" svg:y="12.9cm">
          <text:p/>
        </draw:rect>
        <draw:rect draw:style-name="gr2" draw:text-style-name="P1" draw:layer="layout" svg:width="0.234cm" svg:height="0.172cm" svg:x="18.007cm" svg:y="13.069cm">
          <text:p/>
        </draw:rect>
        <draw:rect draw:style-name="gr3" draw:text-style-name="P1" draw:layer="layout" svg:width="0.237cm" svg:height="0.172cm" svg:x="18.934cm" svg:y="13.069cm">
          <text:p/>
        </draw:rect>
        <draw:rect draw:style-name="gr2" draw:text-style-name="P1" draw:layer="layout" svg:width="0.236cm" svg:height="0.172cm" svg:x="19.167cm" svg:y="13.069cm">
          <text:p/>
        </draw:rect>
        <draw:rect draw:style-name="gr2" draw:text-style-name="P1" draw:layer="layout" svg:width="0.236cm" svg:height="0.172cm" svg:x="19.399cm" svg:y="13.069cm">
          <text:p/>
        </draw:rect>
        <draw:rect draw:style-name="gr6" draw:text-style-name="P1" draw:layer="layout" svg:width="0.236cm" svg:height="0.172cm" svg:x="17.552cm" svg:y="13.069cm">
          <text:p/>
        </draw:rect>
        <draw:rect draw:style-name="gr2" draw:text-style-name="P1" draw:layer="layout" svg:width="0.236cm" svg:height="0.172cm" svg:x="17.785cm" svg:y="13.069cm">
          <text:p/>
        </draw:rect>
        <draw:rect draw:style-name="gr2" draw:text-style-name="P1" draw:layer="layout" svg:width="0.235cm" svg:height="0.172cm" svg:x="17.073cm" svg:y="13.069cm">
          <text:p/>
        </draw:rect>
        <draw:rect draw:style-name="gr5" draw:text-style-name="P1" draw:layer="layout" svg:width="0.237cm" svg:height="0.172cm" svg:x="17.304cm" svg:y="13.069cm">
          <text:p/>
        </draw:rect>
        <draw:rect draw:style-name="gr3" draw:text-style-name="P1" draw:layer="layout" svg:width="0.234cm" svg:height="0.172cm" svg:x="18.007cm" svg:y="13.239cm">
          <text:p/>
        </draw:rect>
        <draw:rect draw:style-name="gr3" draw:text-style-name="P1" draw:layer="layout" svg:width="0.237cm" svg:height="0.172cm" svg:x="18.934cm" svg:y="13.239cm">
          <text:p/>
        </draw:rect>
        <draw:rect draw:style-name="gr2" draw:text-style-name="P1" draw:layer="layout" svg:width="0.236cm" svg:height="0.172cm" svg:x="19.167cm" svg:y="13.239cm">
          <text:p/>
        </draw:rect>
        <draw:rect draw:style-name="gr3" draw:text-style-name="P1" draw:layer="layout" svg:width="0.236cm" svg:height="0.172cm" svg:x="19.399cm" svg:y="13.239cm">
          <text:p/>
        </draw:rect>
        <draw:rect draw:style-name="gr6" draw:text-style-name="P1" draw:layer="layout" svg:width="0.236cm" svg:height="0.172cm" svg:x="17.552cm" svg:y="13.239cm">
          <text:p/>
        </draw:rect>
        <draw:rect draw:style-name="gr2" draw:text-style-name="P1" draw:layer="layout" svg:width="0.236cm" svg:height="0.172cm" svg:x="17.785cm" svg:y="13.239cm">
          <text:p/>
        </draw:rect>
        <draw:rect draw:style-name="gr2" draw:text-style-name="P1" draw:layer="layout" svg:width="0.235cm" svg:height="0.172cm" svg:x="17.073cm" svg:y="13.239cm">
          <text:p/>
        </draw:rect>
        <draw:rect draw:style-name="gr2" draw:text-style-name="P1" draw:layer="layout" svg:width="0.237cm" svg:height="0.172cm" svg:x="17.304cm" svg:y="13.239cm">
          <text:p/>
        </draw:rect>
        <draw:rect draw:style-name="gr6" draw:text-style-name="P1" draw:layer="layout" svg:width="0.234cm" svg:height="0.172cm" svg:x="18.007cm" svg:y="13.408cm">
          <text:p/>
        </draw:rect>
        <draw:rect draw:style-name="gr3" draw:text-style-name="P1" draw:layer="layout" svg:width="0.237cm" svg:height="0.172cm" svg:x="18.934cm" svg:y="13.408cm">
          <text:p/>
        </draw:rect>
        <draw:rect draw:style-name="gr2" draw:text-style-name="P1" draw:layer="layout" svg:width="0.236cm" svg:height="0.172cm" svg:x="19.167cm" svg:y="13.408cm">
          <text:p/>
        </draw:rect>
        <draw:rect draw:style-name="gr2" draw:text-style-name="P1" draw:layer="layout" svg:width="0.236cm" svg:height="0.172cm" svg:x="19.399cm" svg:y="13.408cm">
          <text:p/>
        </draw:rect>
        <draw:rect draw:style-name="gr6" draw:text-style-name="P1" draw:layer="layout" svg:width="0.236cm" svg:height="0.172cm" svg:x="17.552cm" svg:y="13.408cm">
          <text:p/>
        </draw:rect>
        <draw:rect draw:style-name="gr2" draw:text-style-name="P1" draw:layer="layout" svg:width="0.236cm" svg:height="0.172cm" svg:x="17.785cm" svg:y="13.408cm">
          <text:p/>
        </draw:rect>
        <draw:rect draw:style-name="gr3" draw:text-style-name="P1" draw:layer="layout" svg:width="0.235cm" svg:height="0.172cm" svg:x="17.073cm" svg:y="13.408cm">
          <text:p/>
        </draw:rect>
        <draw:rect draw:style-name="gr2" draw:text-style-name="P1" draw:layer="layout" svg:width="0.237cm" svg:height="0.172cm" svg:x="17.304cm" svg:y="13.408cm">
          <text:p/>
        </draw:rect>
        <draw:rect draw:style-name="gr3" draw:text-style-name="P1" draw:layer="layout" svg:width="0.236cm" svg:height="0.171cm" svg:x="19.399cm" svg:y="8.493cm">
          <text:p/>
        </draw:rect>
        <draw:rect draw:style-name="gr3" draw:text-style-name="P1" draw:layer="layout" svg:width="0.235cm" svg:height="0.172cm" svg:x="18.254cm" svg:y="8.151cm">
          <text:p/>
        </draw:rect>
        <draw:rect draw:style-name="gr2" draw:text-style-name="P1" draw:layer="layout" svg:width="0.237cm" svg:height="0.172cm" svg:x="18.485cm" svg:y="8.151cm">
          <text:p/>
        </draw:rect>
        <draw:rect draw:style-name="gr5" draw:text-style-name="P1" draw:layer="layout" svg:width="0.235cm" svg:height="0.173cm" svg:x="18.254cm" svg:y="8.32cm">
          <text:p/>
        </draw:rect>
        <draw:rect draw:style-name="gr3" draw:text-style-name="P1" draw:layer="layout" svg:width="0.237cm" svg:height="0.173cm" svg:x="18.485cm" svg:y="8.32cm">
          <text:p/>
        </draw:rect>
        <draw:rect draw:style-name="gr2" draw:text-style-name="P1" draw:layer="layout" svg:width="0.235cm" svg:height="0.173cm" svg:x="18.254cm" svg:y="8.49cm">
          <text:p/>
        </draw:rect>
        <draw:rect draw:style-name="gr3" draw:text-style-name="P1" draw:layer="layout" svg:width="0.237cm" svg:height="0.173cm" svg:x="18.485cm" svg:y="8.49cm">
          <text:p/>
        </draw:rect>
        <draw:rect draw:style-name="gr3" draw:text-style-name="P1" draw:layer="layout" svg:width="0.235cm" svg:height="0.172cm" svg:x="18.254cm" svg:y="8.66cm">
          <text:p/>
        </draw:rect>
        <draw:rect draw:style-name="gr3" draw:text-style-name="P1" draw:layer="layout" svg:width="0.237cm" svg:height="0.172cm" svg:x="18.485cm" svg:y="8.66cm">
          <text:p/>
        </draw:rect>
        <draw:rect draw:style-name="gr3" draw:text-style-name="P1" draw:layer="layout" svg:width="0.235cm" svg:height="0.172cm" svg:x="18.254cm" svg:y="8.83cm">
          <text:p/>
        </draw:rect>
        <draw:rect draw:style-name="gr5" draw:text-style-name="P1" draw:layer="layout" svg:width="0.237cm" svg:height="0.172cm" svg:x="18.485cm" svg:y="8.83cm">
          <text:p/>
        </draw:rect>
        <draw:rect draw:style-name="gr2" draw:text-style-name="P1" draw:layer="layout" svg:width="0.235cm" svg:height="0.173cm" svg:x="18.254cm" svg:y="8.999cm">
          <text:p/>
        </draw:rect>
        <draw:rect draw:style-name="gr3" draw:text-style-name="P1" draw:layer="layout" svg:width="0.237cm" svg:height="0.173cm" svg:x="18.485cm" svg:y="8.999cm">
          <text:p/>
        </draw:rect>
        <draw:rect draw:style-name="gr3" draw:text-style-name="P1" draw:layer="layout" svg:width="0.235cm" svg:height="0.172cm" svg:x="18.254cm" svg:y="9.169cm">
          <text:p/>
        </draw:rect>
        <draw:rect draw:style-name="gr5" draw:text-style-name="P1" draw:layer="layout" svg:width="0.237cm" svg:height="0.172cm" svg:x="18.485cm" svg:y="9.169cm">
          <text:p/>
        </draw:rect>
        <draw:rect draw:style-name="gr2" draw:text-style-name="P1" draw:layer="layout" svg:width="0.235cm" svg:height="0.172cm" svg:x="18.254cm" svg:y="9.338cm">
          <text:p/>
        </draw:rect>
        <draw:rect draw:style-name="gr6" draw:text-style-name="P1" draw:layer="layout" svg:width="0.237cm" svg:height="0.172cm" svg:x="18.485cm" svg:y="9.338cm">
          <text:p/>
        </draw:rect>
        <draw:rect draw:style-name="gr2" draw:text-style-name="P1" draw:layer="layout" svg:width="0.235cm" svg:height="0.171cm" svg:x="18.254cm" svg:y="9.508cm">
          <text:p/>
        </draw:rect>
        <draw:rect draw:style-name="gr2" draw:text-style-name="P1" draw:layer="layout" svg:width="0.237cm" svg:height="0.171cm" svg:x="18.485cm" svg:y="9.508cm">
          <text:p/>
        </draw:rect>
        <draw:rect draw:style-name="gr2" draw:text-style-name="P1" draw:layer="layout" svg:width="0.235cm" svg:height="0.173cm" svg:x="18.254cm" svg:y="9.676cm">
          <text:p/>
        </draw:rect>
        <draw:rect draw:style-name="gr6" draw:text-style-name="P1" draw:layer="layout" svg:width="0.237cm" svg:height="0.173cm" svg:x="18.485cm" svg:y="9.676cm">
          <text:p/>
        </draw:rect>
        <draw:rect draw:style-name="gr2" draw:text-style-name="P1" draw:layer="layout" svg:width="0.235cm" svg:height="0.174cm" svg:x="18.254cm" svg:y="9.845cm">
          <text:p/>
        </draw:rect>
        <draw:rect draw:style-name="gr2" draw:text-style-name="P1" draw:layer="layout" svg:width="0.237cm" svg:height="0.174cm" svg:x="18.485cm" svg:y="9.845cm">
          <text:p/>
        </draw:rect>
        <draw:rect draw:style-name="gr5" draw:text-style-name="P1" draw:layer="layout" svg:width="0.235cm" svg:height="0.174cm" svg:x="18.254cm" svg:y="10.015cm">
          <text:p/>
        </draw:rect>
        <draw:rect draw:style-name="gr3" draw:text-style-name="P1" draw:layer="layout" svg:width="0.237cm" svg:height="0.174cm" svg:x="18.485cm" svg:y="10.015cm">
          <text:p/>
        </draw:rect>
        <draw:rect draw:style-name="gr2" draw:text-style-name="P1" draw:layer="layout" svg:width="0.235cm" svg:height="0.173cm" svg:x="18.254cm" svg:y="10.185cm">
          <text:p/>
        </draw:rect>
        <draw:rect draw:style-name="gr3" draw:text-style-name="P1" draw:layer="layout" svg:width="0.237cm" svg:height="0.173cm" svg:x="18.485cm" svg:y="10.185cm">
          <text:p/>
        </draw:rect>
        <draw:rect draw:style-name="gr2" draw:text-style-name="P1" draw:layer="layout" svg:width="0.237cm" svg:height="0.173cm" svg:x="18.245cm" svg:y="10.355cm">
          <text:p/>
        </draw:rect>
        <draw:rect draw:style-name="gr2" draw:text-style-name="P1" draw:layer="layout" svg:width="0.237cm" svg:height="0.172cm" svg:x="18.245cm" svg:y="10.525cm">
          <text:p/>
        </draw:rect>
        <draw:rect draw:style-name="gr3" draw:text-style-name="P1" draw:layer="layout" svg:width="0.236cm" svg:height="0.172cm" svg:x="18.478cm" svg:y="10.525cm">
          <text:p/>
        </draw:rect>
        <draw:rect draw:style-name="gr2" draw:text-style-name="P1" draw:layer="layout" svg:width="0.237cm" svg:height="0.172cm" svg:x="18.245cm" svg:y="10.694cm">
          <text:p/>
        </draw:rect>
        <draw:rect draw:style-name="gr2" draw:text-style-name="P1" draw:layer="layout" svg:width="0.236cm" svg:height="0.172cm" svg:x="18.478cm" svg:y="10.694cm">
          <text:p/>
        </draw:rect>
        <draw:rect draw:style-name="gr5" draw:text-style-name="P1" draw:layer="layout" svg:width="0.237cm" svg:height="0.173cm" svg:x="18.245cm" svg:y="10.865cm">
          <text:p/>
        </draw:rect>
        <draw:rect draw:style-name="gr2" draw:text-style-name="P1" draw:layer="layout" svg:width="0.236cm" svg:height="0.173cm" svg:x="18.478cm" svg:y="10.865cm">
          <text:p/>
        </draw:rect>
        <draw:rect draw:style-name="gr2" draw:text-style-name="P1" draw:layer="layout" svg:width="0.237cm" svg:height="0.173cm" svg:x="18.245cm" svg:y="11.035cm">
          <text:p/>
        </draw:rect>
        <draw:rect draw:style-name="gr2" draw:text-style-name="P1" draw:layer="layout" svg:width="0.236cm" svg:height="0.173cm" svg:x="18.478cm" svg:y="11.035cm">
          <text:p/>
        </draw:rect>
        <draw:rect draw:style-name="gr2" draw:text-style-name="P1" draw:layer="layout" svg:width="0.237cm" svg:height="0.172cm" svg:x="18.245cm" svg:y="11.205cm">
          <text:p/>
        </draw:rect>
        <draw:rect draw:style-name="gr2" draw:text-style-name="P1" draw:layer="layout" svg:width="0.236cm" svg:height="0.172cm" svg:x="18.478cm" svg:y="11.205cm">
          <text:p/>
        </draw:rect>
        <draw:rect draw:style-name="gr5" draw:text-style-name="P1" draw:layer="layout" svg:width="0.237cm" svg:height="0.172cm" svg:x="18.245cm" svg:y="11.374cm">
          <text:p/>
        </draw:rect>
        <draw:rect draw:style-name="gr2" draw:text-style-name="P1" draw:layer="layout" svg:width="0.236cm" svg:height="0.172cm" svg:x="18.478cm" svg:y="11.374cm">
          <text:p/>
        </draw:rect>
        <draw:rect draw:style-name="gr2" draw:text-style-name="P1" draw:layer="layout" svg:width="0.237cm" svg:height="0.173cm" svg:x="18.245cm" svg:y="11.543cm">
          <text:p/>
        </draw:rect>
        <draw:rect draw:style-name="gr7" draw:text-style-name="P1" draw:layer="layout" svg:width="0.236cm" svg:height="0.173cm" svg:x="18.478cm" svg:y="11.543cm">
          <text:p/>
        </draw:rect>
        <draw:rect draw:style-name="gr2" draw:text-style-name="P1" draw:layer="layout" svg:width="0.237cm" svg:height="0.174cm" svg:x="18.492cm" svg:y="11.712cm">
          <text:p/>
        </draw:rect>
        <draw:rect draw:style-name="gr5" draw:text-style-name="P1" draw:layer="layout" svg:width="0.237cm" svg:height="0.174cm" svg:x="18.244cm" svg:y="11.712cm">
          <text:p/>
        </draw:rect>
        <draw:rect draw:style-name="gr6" draw:text-style-name="P1" draw:layer="layout" svg:width="0.237cm" svg:height="0.173cm" svg:x="18.492cm" svg:y="11.882cm">
          <text:p/>
        </draw:rect>
        <draw:rect draw:style-name="gr2" draw:text-style-name="P1" draw:layer="layout" svg:width="0.237cm" svg:height="0.173cm" svg:x="18.244cm" svg:y="11.882cm">
          <text:p/>
        </draw:rect>
        <draw:rect draw:style-name="gr3" draw:text-style-name="P1" draw:layer="layout" svg:width="0.237cm" svg:height="0.173cm" svg:x="18.492cm" svg:y="12.052cm">
          <text:p/>
        </draw:rect>
        <draw:rect draw:style-name="gr5" draw:text-style-name="P1" draw:layer="layout" svg:width="0.237cm" svg:height="0.173cm" svg:x="18.244cm" svg:y="12.052cm">
          <text:p/>
        </draw:rect>
        <draw:rect draw:style-name="gr3" draw:text-style-name="P1" draw:layer="layout" svg:width="0.237cm" svg:height="0.171cm" svg:x="18.492cm" svg:y="12.222cm">
          <text:p/>
        </draw:rect>
        <draw:rect draw:style-name="gr5" draw:text-style-name="P1" draw:layer="layout" svg:width="0.237cm" svg:height="0.171cm" svg:x="18.244cm" svg:y="12.222cm">
          <text:p/>
        </draw:rect>
        <draw:rect draw:style-name="gr2" draw:text-style-name="P1" draw:layer="layout" svg:width="0.237cm" svg:height="0.172cm" svg:x="18.492cm" svg:y="12.391cm">
          <text:p/>
        </draw:rect>
        <draw:rect draw:style-name="gr2" draw:text-style-name="P1" draw:layer="layout" svg:width="0.237cm" svg:height="0.172cm" svg:x="18.244cm" svg:y="12.391cm">
          <text:p/>
        </draw:rect>
        <draw:rect draw:style-name="gr3" draw:text-style-name="P1" draw:layer="layout" svg:width="0.237cm" svg:height="0.173cm" svg:x="18.492cm" svg:y="12.56cm">
          <text:p/>
        </draw:rect>
        <draw:rect draw:style-name="gr5" draw:text-style-name="P1" draw:layer="layout" svg:width="0.237cm" svg:height="0.173cm" svg:x="18.244cm" svg:y="12.56cm">
          <text:p/>
        </draw:rect>
        <draw:rect draw:style-name="gr2" draw:text-style-name="P1" draw:layer="layout" svg:width="0.237cm" svg:height="0.173cm" svg:x="18.492cm" svg:y="12.73cm">
          <text:p/>
        </draw:rect>
        <draw:rect draw:style-name="gr5" draw:text-style-name="P1" draw:layer="layout" svg:width="0.237cm" svg:height="0.173cm" svg:x="18.244cm" svg:y="12.73cm">
          <text:p/>
        </draw:rect>
        <draw:rect draw:style-name="gr2" draw:text-style-name="P1" draw:layer="layout" svg:width="0.237cm" svg:height="0.172cm" svg:x="18.492cm" svg:y="12.9cm">
          <text:p/>
        </draw:rect>
        <draw:rect draw:style-name="gr2" draw:text-style-name="P1" draw:layer="layout" svg:width="0.237cm" svg:height="0.172cm" svg:x="18.244cm" svg:y="12.9cm">
          <text:p/>
        </draw:rect>
        <draw:rect draw:style-name="gr6" draw:text-style-name="P1" draw:layer="layout" svg:width="0.237cm" svg:height="0.172cm" svg:x="18.492cm" svg:y="13.069cm">
          <text:p/>
        </draw:rect>
        <draw:rect draw:style-name="gr5" draw:text-style-name="P1" draw:layer="layout" svg:width="0.237cm" svg:height="0.172cm" svg:x="18.244cm" svg:y="13.069cm">
          <text:p/>
        </draw:rect>
        <draw:rect draw:style-name="gr6" draw:text-style-name="P1" draw:layer="layout" svg:width="0.237cm" svg:height="0.172cm" svg:x="18.492cm" svg:y="13.239cm">
          <text:p/>
        </draw:rect>
        <draw:rect draw:style-name="gr2" draw:text-style-name="P1" draw:layer="layout" svg:width="0.237cm" svg:height="0.172cm" svg:x="18.244cm" svg:y="13.239cm">
          <text:p/>
        </draw:rect>
        <draw:rect draw:style-name="gr6" draw:text-style-name="P1" draw:layer="layout" svg:width="0.237cm" svg:height="0.172cm" svg:x="18.492cm" svg:y="13.408cm">
          <text:p/>
        </draw:rect>
        <draw:rect draw:style-name="gr2" draw:text-style-name="P1" draw:layer="layout" svg:width="0.237cm" svg:height="0.172cm" svg:x="18.244cm" svg:y="13.408cm">
          <text:p/>
        </draw:rect>
        <draw:rect draw:style-name="gr2" draw:text-style-name="P1" draw:layer="layout" svg:width="0.237cm" svg:height="0.172cm" svg:x="18.722cm" svg:y="8.151cm">
          <text:p/>
        </draw:rect>
        <draw:rect draw:style-name="gr2" draw:text-style-name="P1" draw:layer="layout" svg:width="0.237cm" svg:height="0.173cm" svg:x="18.722cm" svg:y="8.32cm">
          <text:p/>
        </draw:rect>
        <draw:rect draw:style-name="gr2" draw:text-style-name="P1" draw:layer="layout" svg:width="0.237cm" svg:height="0.173cm" svg:x="18.722cm" svg:y="8.49cm">
          <text:p/>
        </draw:rect>
        <draw:rect draw:style-name="gr6" draw:text-style-name="P1" draw:layer="layout" svg:width="0.237cm" svg:height="0.172cm" svg:x="18.722cm" svg:y="8.66cm">
          <text:p/>
        </draw:rect>
        <draw:rect draw:style-name="gr2" draw:text-style-name="P1" draw:layer="layout" svg:width="0.237cm" svg:height="0.172cm" svg:x="18.722cm" svg:y="8.83cm">
          <text:p/>
        </draw:rect>
        <draw:rect draw:style-name="gr6" draw:text-style-name="P1" draw:layer="layout" svg:width="0.237cm" svg:height="0.173cm" svg:x="18.722cm" svg:y="8.999cm">
          <text:p/>
        </draw:rect>
        <draw:rect draw:style-name="gr2" draw:text-style-name="P1" draw:layer="layout" svg:width="0.237cm" svg:height="0.172cm" svg:x="18.722cm" svg:y="9.169cm">
          <text:p/>
        </draw:rect>
        <draw:rect draw:style-name="gr3" draw:text-style-name="P1" draw:layer="layout" svg:width="0.237cm" svg:height="0.172cm" svg:x="18.722cm" svg:y="9.338cm">
          <text:p/>
        </draw:rect>
        <draw:rect draw:style-name="gr2" draw:text-style-name="P1" draw:layer="layout" svg:width="0.237cm" svg:height="0.171cm" svg:x="18.722cm" svg:y="9.508cm">
          <text:p/>
        </draw:rect>
        <draw:rect draw:style-name="gr3" draw:text-style-name="P1" draw:layer="layout" svg:width="0.237cm" svg:height="0.173cm" svg:x="18.722cm" svg:y="9.676cm">
          <text:p/>
        </draw:rect>
        <draw:rect draw:style-name="gr2" draw:text-style-name="P1" draw:layer="layout" svg:width="0.237cm" svg:height="0.174cm" svg:x="18.722cm" svg:y="9.845cm">
          <text:p/>
        </draw:rect>
        <draw:rect draw:style-name="gr2" draw:text-style-name="P1" draw:layer="layout" svg:width="0.237cm" svg:height="0.174cm" svg:x="18.722cm" svg:y="10.015cm">
          <text:p/>
        </draw:rect>
        <draw:rect draw:style-name="gr2" draw:text-style-name="P1" draw:layer="layout" svg:width="0.237cm" svg:height="0.173cm" svg:x="18.722cm" svg:y="10.185cm">
          <text:p/>
        </draw:rect>
        <draw:rect draw:style-name="gr6" draw:text-style-name="P1" draw:layer="layout" svg:width="0.236cm" svg:height="0.173cm" svg:x="18.707cm" svg:y="10.355cm">
          <text:p/>
        </draw:rect>
        <draw:rect draw:style-name="gr2" draw:text-style-name="P1" draw:layer="layout" svg:width="0.236cm" svg:height="0.172cm" svg:x="18.707cm" svg:y="10.525cm">
          <text:p/>
        </draw:rect>
        <draw:rect draw:style-name="gr6" draw:text-style-name="P1" draw:layer="layout" svg:width="0.236cm" svg:height="0.172cm" svg:x="18.707cm" svg:y="10.694cm">
          <text:p/>
        </draw:rect>
        <draw:rect draw:style-name="gr2" draw:text-style-name="P1" draw:layer="layout" svg:width="0.236cm" svg:height="0.173cm" svg:x="18.707cm" svg:y="10.865cm">
          <text:p/>
        </draw:rect>
        <draw:rect draw:style-name="gr3" draw:text-style-name="P1" draw:layer="layout" svg:width="0.236cm" svg:height="0.173cm" svg:x="18.707cm" svg:y="11.035cm">
          <text:p/>
        </draw:rect>
        <draw:rect draw:style-name="gr2" draw:text-style-name="P1" draw:layer="layout" svg:width="0.236cm" svg:height="0.172cm" svg:x="18.707cm" svg:y="11.205cm">
          <text:p/>
        </draw:rect>
        <draw:rect draw:style-name="gr6" draw:text-style-name="P1" draw:layer="layout" svg:width="0.236cm" svg:height="0.172cm" svg:x="18.707cm" svg:y="11.374cm">
          <text:p/>
        </draw:rect>
        <draw:rect draw:style-name="gr2" draw:text-style-name="P1" draw:layer="layout" svg:width="0.236cm" svg:height="0.173cm" svg:x="18.707cm" svg:y="11.543cm">
          <text:p/>
        </draw:rect>
        <draw:rect draw:style-name="gr2" draw:text-style-name="P1" draw:layer="layout" svg:width="0.235cm" svg:height="0.174cm" svg:x="18.73cm" svg:y="11.712cm">
          <text:p/>
        </draw:rect>
        <draw:rect draw:style-name="gr2" draw:text-style-name="P1" draw:layer="layout" svg:width="0.235cm" svg:height="0.173cm" svg:x="18.73cm" svg:y="11.882cm">
          <text:p/>
        </draw:rect>
        <draw:rect draw:style-name="gr2" draw:text-style-name="P1" draw:layer="layout" svg:width="0.235cm" svg:height="0.173cm" svg:x="18.73cm" svg:y="12.052cm">
          <text:p/>
        </draw:rect>
        <draw:rect draw:style-name="gr6" draw:text-style-name="P1" draw:layer="layout" svg:width="0.235cm" svg:height="0.171cm" svg:x="18.73cm" svg:y="12.222cm">
          <text:p/>
        </draw:rect>
        <draw:rect draw:style-name="gr6" draw:text-style-name="P1" draw:layer="layout" svg:width="0.235cm" svg:height="0.172cm" svg:x="18.73cm" svg:y="12.391cm">
          <text:p/>
        </draw:rect>
        <draw:rect draw:style-name="gr7" draw:text-style-name="P1" draw:layer="layout" svg:width="0.235cm" svg:height="0.173cm" svg:x="18.73cm" svg:y="12.56cm">
          <text:p/>
        </draw:rect>
        <draw:rect draw:style-name="gr6" draw:text-style-name="P1" draw:layer="layout" svg:width="0.235cm" svg:height="0.173cm" svg:x="18.73cm" svg:y="12.73cm">
          <text:p/>
        </draw:rect>
        <draw:rect draw:style-name="gr2" draw:text-style-name="P1" draw:layer="layout" svg:width="0.235cm" svg:height="0.172cm" svg:x="18.73cm" svg:y="12.9cm">
          <text:p/>
        </draw:rect>
        <draw:rect draw:style-name="gr2" draw:text-style-name="P1" draw:layer="layout" svg:width="0.235cm" svg:height="0.172cm" svg:x="18.73cm" svg:y="13.069cm">
          <text:p/>
        </draw:rect>
        <draw:rect draw:style-name="gr2" draw:text-style-name="P1" draw:layer="layout" svg:width="0.235cm" svg:height="0.172cm" svg:x="18.73cm" svg:y="13.239cm">
          <text:p/>
        </draw:rect>
        <draw:rect draw:style-name="gr2" draw:text-style-name="P1" draw:layer="layout" svg:width="0.235cm" svg:height="0.172cm" svg:x="18.73cm" svg:y="13.408cm">
          <text:p/>
        </draw:rect>
        <draw:frame draw:style-name="gr8" draw:text-style-name="P2" draw:layer="layout" svg:width="5.159cm" svg:height="0.962cm" svg:x="16.301cm" svg:y="1.432cm">
          <draw:text-box>
            <text:p><text:span text:style-name="T1">COPD Subjects</text:span></text:p>
          </draw:text-box>
        </draw:frame>
        <draw:frame draw:style-name="gr9" draw:text-style-name="P3" draw:layer="layout" svg:width="5.036cm" svg:height="0.886cm" draw:transform="rotate (1.5707963267949) translate (5.927cm 13.158cm)">
          <draw:text-box>
            <text:p><text:span text:style-name="T2">Gene expression</text:span></text:p>
          </draw:text-box>
        </draw:frame>
        <draw:frame draw:style-name="gr10" draw:text-style-name="P4" draw:layer="layout" svg:width="4.464cm" svg:height="0.806cm" svg:x="11.175cm" svg:y="18.734cm">
          <draw:text-box>
            <text:p><text:span text:style-name="T3">Transition Matrix</text:span></text:p>
          </draw:text-box>
        </draw:frame>
        <draw:frame draw:style-name="gr11" draw:text-style-name="P2" draw:layer="layout" svg:width="5.857cm" svg:height="0.962cm" svg:x="5.708cm" svg:y="15.077cm">
          <draw:text-box>
            <text:p><text:span text:style-name="T1">Smokers Network</text:span></text:p>
          </draw:text-box>
        </draw:frame>
        <draw:frame draw:style-name="gr12" draw:text-style-name="P2" draw:layer="layout" svg:width="5.015cm" svg:height="0.962cm" svg:x="15.763cm" svg:y="14.995cm">
          <draw:text-box>
            <text:p><text:span text:style-name="T1">COPD Network</text:span></text:p>
          </draw:text-box>
        </draw:frame>
        <draw:frame draw:style-name="gr13" draw:text-style-name="P2" draw:layer="layout" svg:width="3.216cm" svg:height="0.962cm" svg:x="6.524cm" svg:y="1.418cm">
          <draw:text-box>
            <text:p><text:span text:style-name="T1">Smokers</text:span></text:p>
          </draw:text-box>
        </draw:frame>
        <draw:ellipse draw:style-name="gr14" draw:text-style-name="P1" draw:layer="layout" svg:width="7.858cm" svg:height="4.279cm" svg:x="9.313cm" svg:y="15.542cm" draw:kind="arc" draw:start-angle="211.23" draw:end-angle="332.89">
          <text:p/>
        </draw:ellipse>
        <draw:line draw:style-name="gr15" draw:text-style-name="P1" draw:layer="layout" svg:x1="8.422cm" svg:y1="13.789cm" svg:x2="8.422cm" svg:y2="15.078cm">
          <text:p/>
        </draw:line>
        <draw:line draw:style-name="gr15" draw:text-style-name="P1" draw:layer="layout" svg:x1="18.298cm" svg:y1="13.753cm" svg:x2="18.298cm" svg:y2="15.042cm">
          <text:p/>
        </draw:line>
        <draw:frame draw:style-name="gr16" draw:text-style-name="P3" draw:layer="layout" svg:width="5.036cm" svg:height="0.886cm" draw:transform="rotate (1.5707963267949) translate (16.028cm 12.947cm)">
          <draw:text-box>
            <text:p><text:span text:style-name="T2">Gene expression</text:span></text:p>
          </draw:text-box>
        </draw:frame>
        <draw:frame draw:style-name="gr17" draw:text-style-name="P5" draw:layer="layout" svg:width="3.927cm" svg:height="0.845cm" svg:x="11.228cm" svg:y="9.333cm">
          <draw:text-box>
            <text:p><text:span text:style-name="T4">MONSTER</text:span></text:p>
          </draw:text-box>
        </draw:frame>
        <draw:g draw:name="Group 7">
          <draw:g draw:name="Group 8">
            <draw:custom-shape draw:name="Rectangle 10" draw:style-name="gr18" draw:text-style-name="P6" draw:layer="layout" svg:width="0.143cm" svg:height="0.503cm" svg:x="7.472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18" draw:text-style-name="P6" draw:layer="layout" svg:width="0.286cm" svg:height="0.286cm" svg:x="7.4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18" draw:text-style-name="P6" draw:layer="layout" svg:width="0.574cm" svg:height="0.053cm" svg:x="7.25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6" draw:layer="layout" svg:width="0.369cm" svg:height="0.077cm" draw:transform="skewX (0.012915436464758) rotate (1.38928208458749) translate (7.4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6" draw:layer="layout" svg:width="0.37cm" svg:height="0.076cm" draw:transform="rotate (-1.39626340159546) translate (7.622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9" draw:text-style-name="P6" draw:layer="layout" svg:width="0.344cm" svg:height="0.272cm" svg:x="7.352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18" draw:text-style-name="P6" draw:layer="layout" svg:width="0.143cm" svg:height="0.503cm" svg:x="7.452cm" svg:y="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18" draw:text-style-name="P6" draw:layer="layout" svg:width="0.287cm" svg:height="0.287cm" svg:x="7.38cm" svg:y="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18" draw:text-style-name="P6" draw:layer="layout" svg:width="0.575cm" svg:height="0.053cm" svg:x="7.236cm" svg:y="5.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6" draw:layer="layout" svg:width="0.369cm" svg:height="0.077cm" draw:transform="rotate (1.38928208458749) translate (7.38cm 6.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8" draw:text-style-name="P6" draw:layer="layout" svg:width="0.37cm" svg:height="0.076cm" draw:transform="rotate (-1.39626340159546) translate (7.602cm 5.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9" draw:text-style-name="P6" draw:layer="layout" svg:width="0.344cm" svg:height="0.272cm" svg:x="7.332cm" svg:y="5.7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18" draw:text-style-name="P6" draw:layer="layout" svg:width="0.144cm" svg:height="0.503cm" svg:x="8.877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8" draw:text-style-name="P6" draw:layer="layout" svg:width="0.287cm" svg:height="0.286cm" svg:x="8.805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18" draw:text-style-name="P6" draw:layer="layout" svg:width="0.574cm" svg:height="0.053cm" svg:x="8.662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8" draw:text-style-name="P6" draw:layer="layout" svg:width="0.369cm" svg:height="0.077cm" draw:transform="skewX (0.012915436464758) rotate (1.38928208458749) translate (8.805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8" draw:text-style-name="P6" draw:layer="layout" svg:width="0.37cm" svg:height="0.076cm" draw:transform="rotate (-1.39626340159546) translate (9.027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9" draw:text-style-name="P6" draw:layer="layout" svg:width="0.344cm" svg:height="0.272cm" svg:x="8.757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20" draw:text-style-name="P6" draw:layer="layout" svg:width="0.143cm" svg:height="0.502cm" svg:x="6.754cm" svg:y="4.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20" draw:text-style-name="P6" draw:layer="layout" svg:width="0.286cm" svg:height="0.287cm" svg:x="6.682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20" draw:text-style-name="P6" draw:layer="layout" svg:width="0.574cm" svg:height="0.053cm" svg:x="6.538cm" svg:y="4.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0" draw:text-style-name="P6" draw:layer="layout" svg:width="0.369cm" svg:height="0.077cm" draw:transform="rotate (1.38928208458749) translate (6.682cm 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0" draw:text-style-name="P6" draw:layer="layout" svg:width="0.37cm" svg:height="0.076cm" draw:transform="rotate (-1.39626340159546) translate (6.903cm 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20" draw:text-style-name="P6" draw:layer="layout" svg:width="0.143cm" svg:height="0.502cm" svg:x="8.19cm" svg:y="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20" draw:text-style-name="P6" draw:layer="layout" svg:width="0.286cm" svg:height="0.286cm" svg:x="8.118cm" svg:y="3.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20" draw:text-style-name="P6" draw:layer="layout" svg:width="0.574cm" svg:height="0.053cm" svg:x="7.975cm" svg:y="3.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0" draw:text-style-name="P6" draw:layer="layout" svg:width="0.37cm" svg:height="0.077cm" draw:transform="rotate (1.38928208458749) translate (8.118cm 4.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6" draw:layer="layout" svg:width="0.371cm" svg:height="0.076cm" draw:transform="skewX (-0.0130899693899575) rotate (-1.39626340159546) translate (8.34cm 3.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20" draw:text-style-name="P6" draw:layer="layout" svg:width="0.143cm" svg:height="0.502cm" svg:x="8.099cm" svg:y="4.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0" draw:text-style-name="P6" draw:layer="layout" svg:width="0.286cm" svg:height="0.286cm" svg:x="8.027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20" draw:text-style-name="P6" draw:layer="layout" svg:width="0.574cm" svg:height="0.053cm" svg:x="7.884cm" svg:y="4.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0" draw:text-style-name="P6" draw:layer="layout" svg:width="0.369cm" svg:height="0.077cm" draw:transform="rotate (1.38928208458749) translate (8.027cm 5.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0" draw:text-style-name="P6" draw:layer="layout" svg:width="0.371cm" svg:height="0.076cm" draw:transform="skewX (-0.0130899693899575) rotate (-1.39626340159546) translate (8.249cm 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20" draw:text-style-name="P6" draw:layer="layout" svg:width="0.143cm" svg:height="0.502cm" svg:x="8.746cm" svg:y="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20" draw:text-style-name="P6" draw:layer="layout" svg:width="0.286cm" svg:height="0.286cm" svg:x="8.674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20" draw:text-style-name="P6" draw:layer="layout" svg:width="0.574cm" svg:height="0.053cm" svg:x="8.53cm" svg:y="5.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0" draw:text-style-name="P6" draw:layer="layout" svg:width="0.369cm" svg:height="0.077cm" draw:transform="rotate (1.38928208458749) translate (8.674cm 6.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0" draw:text-style-name="P6" draw:layer="layout" svg:width="0.37cm" svg:height="0.076cm" draw:transform="rotate (-1.39626340159546) translate (8.895cm 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18" draw:text-style-name="P6" draw:layer="layout" svg:width="0.143cm" svg:height="0.502cm" svg:x="9.34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18" draw:text-style-name="P6" draw:layer="layout" svg:width="0.286cm" svg:height="0.287cm" svg:x="9.268cm" svg:y="5.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18" draw:text-style-name="P6" draw:layer="layout" svg:width="0.574cm" svg:height="0.053cm" svg:x="9.124cm" svg:y="5.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6" draw:layer="layout" svg:width="0.369cm" svg:height="0.077cm" draw:transform="rotate (1.38928208458749) translate (9.268cm 6.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8" draw:text-style-name="P6" draw:layer="layout" svg:width="0.37cm" svg:height="0.076cm" draw:transform="rotate (-1.39626340159546) translate (9.489cm 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9" draw:text-style-name="P6" draw:layer="layout" svg:width="0.344cm" svg:height="0.272cm" svg:x="9.219cm" svg:y="6.0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20" draw:text-style-name="P6" draw:layer="layout" svg:width="0.143cm" svg:height="0.502cm" svg:x="9.627cm" svg:y="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20" draw:text-style-name="P6" draw:layer="layout" svg:width="0.286cm" svg:height="0.287cm" svg:x="9.555cm" svg:y="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20" draw:text-style-name="P6" draw:layer="layout" svg:width="0.574cm" svg:height="0.053cm" svg:x="9.411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20" draw:text-style-name="P6" draw:layer="layout" svg:width="0.37cm" svg:height="0.077cm" draw:transform="rotate (1.38928208458749) translate (9.555cm 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20" draw:text-style-name="P6" draw:layer="layout" svg:width="0.37cm" svg:height="0.077cm" draw:transform="rotate (-1.39626340159546) translate (9.777cm 5.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20" draw:text-style-name="P6" draw:layer="layout" svg:width="0.143cm" svg:height="0.503cm" svg:x="6.826cm" svg:y="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20" draw:text-style-name="P6" draw:layer="layout" svg:width="0.286cm" svg:height="0.287cm" svg:x="6.754cm" svg:y="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20" draw:text-style-name="P6" draw:layer="layout" svg:width="0.574cm" svg:height="0.053cm" svg:x="6.61cm" svg:y="3.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20" draw:text-style-name="P6" draw:layer="layout" svg:width="0.369cm" svg:height="0.077cm" draw:transform="skewX (0.012915436464758) rotate (1.38928208458749) translate (6.754cm 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20" draw:text-style-name="P6" draw:layer="layout" svg:width="0.37cm" svg:height="0.077cm" draw:transform="skewX (-0.012915436464758) rotate (-1.39626340159546) translate (6.976cm 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20" draw:text-style-name="P6" draw:layer="layout" svg:width="0.143cm" svg:height="0.503cm" svg:x="7.548cm" svg:y="2.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20" draw:text-style-name="P6" draw:layer="layout" svg:width="0.286cm" svg:height="0.286cm" svg:x="7.476cm" svg:y="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20" draw:text-style-name="P6" draw:layer="layout" svg:width="0.574cm" svg:height="0.053cm" svg:x="7.332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20" draw:text-style-name="P6" draw:layer="layout" svg:width="0.369cm" svg:height="0.077cm" draw:transform="skewX (0.012915436464758) rotate (1.38928208458749) translate (7.476cm 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20" draw:text-style-name="P6" draw:layer="layout" svg:width="0.37cm" svg:height="0.076cm" draw:transform="rotate (-1.39626340159546) translate (7.697cm 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20" draw:text-style-name="P6" draw:layer="layout" svg:width="0.143cm" svg:height="0.502cm" svg:x="9.627cm" svg:y="3.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20" draw:text-style-name="P6" draw:layer="layout" svg:width="0.286cm" svg:height="0.286cm" svg:x="9.555cm" svg:y="3.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20" draw:text-style-name="P6" draw:layer="layout" svg:width="0.574cm" svg:height="0.053cm" svg:x="9.411cm" svg:y="3.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20" draw:text-style-name="P6" draw:layer="layout" svg:width="0.369cm" svg:height="0.077cm" draw:transform="rotate (1.38928208458749) translate (9.555cm 4.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20" draw:text-style-name="P6" draw:layer="layout" svg:width="0.37cm" svg:height="0.077cm" draw:transform="skewX (-0.012915436464758) rotate (-1.39626340159546) translate (9.777cm 3.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18" draw:text-style-name="P6" draw:layer="layout" svg:width="0.143cm" svg:height="0.503cm" svg:x="8.909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18" draw:text-style-name="P6" draw:layer="layout" svg:width="0.286cm" svg:height="0.286cm" svg:x="8.837cm" svg:y="2.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18" draw:text-style-name="P6" draw:layer="layout" svg:width="0.574cm" svg:height="0.052cm" svg:x="8.693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8" draw:text-style-name="P6" draw:layer="layout" svg:width="0.369cm" svg:height="0.077cm" draw:transform="skewX (0.012915436464758) rotate (1.38928208458749) translate (8.837cm 3.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8" draw:text-style-name="P6" draw:layer="layout" svg:width="0.37cm" svg:height="0.076cm" draw:transform="skewX (-0.0130899693899575) rotate (-1.39626340159546) translate (9.058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9" draw:text-style-name="P6" draw:layer="layout" svg:width="0.344cm" svg:height="0.272cm" svg:x="8.788cm" svg:y="3.2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18" draw:text-style-name="P6" draw:layer="layout" svg:width="0.132cm" svg:height="0.463cm" svg:x="19.522cm" svg:y="3.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18" draw:text-style-name="P6" draw:layer="layout" svg:width="0.264cm" svg:height="0.264cm" svg:x="19.456cm" svg:y="3.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18" draw:text-style-name="P6" draw:layer="layout" svg:width="0.529cm" svg:height="0.049cm" svg:x="19.324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8" draw:text-style-name="P6" draw:layer="layout" svg:width="0.341cm" svg:height="0.072cm" draw:transform="rotate (1.38928208458749) translate (19.456cm 4.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8" draw:text-style-name="P6" draw:layer="layout" svg:width="0.34cm" svg:height="0.071cm" draw:transform="rotate (-1.39626340159546) translate (19.661cm 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9" draw:text-style-name="P6" draw:layer="layout" svg:width="0.318cm" svg:height="0.251cm" svg:x="19.411cm" svg:y="3.87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18" draw:text-style-name="P6" draw:layer="layout" svg:width="0.131cm" svg:height="0.462cm" svg:x="18.466cm" svg:y="4.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18" draw:text-style-name="P6" draw:layer="layout" svg:width="0.264cm" svg:height="0.264cm" svg:x="18.399cm" svg:y="4.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18" draw:text-style-name="P6" draw:layer="layout" svg:width="0.53cm" svg:height="0.049cm" svg:x="18.266cm" svg:y="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8" draw:text-style-name="P6" draw:layer="layout" svg:width="0.34cm" svg:height="0.071cm" draw:transform="rotate (1.38928208458749) translate (18.399cm 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8" draw:text-style-name="P6" draw:layer="layout" svg:width="0.34cm" svg:height="0.07cm" draw:transform="rotate (-1.39626340159546) translate (18.603cm 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9" draw:text-style-name="P6" draw:layer="layout" svg:width="0.316cm" svg:height="0.251cm" svg:x="18.355cm" svg:y="5.1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20" draw:text-style-name="P6" draw:layer="layout" svg:width="0.131cm" svg:height="0.463cm" svg:x="18.808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20" draw:text-style-name="P6" draw:layer="layout" svg:width="0.264cm" svg:height="0.263cm" svg:x="18.741cm" svg:y="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20" draw:text-style-name="P6" draw:layer="layout" svg:width="0.53cm" svg:height="0.049cm" svg:x="18.608cm" svg:y="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20" draw:text-style-name="P6" draw:layer="layout" svg:width="0.34cm" svg:height="0.071cm" draw:transform="rotate (1.38928208458749) translate (18.741cm 4.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20" draw:text-style-name="P6" draw:layer="layout" svg:width="0.34cm" svg:height="0.07cm" draw:transform="rotate (-1.39626340159546) translate (18.945cm 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20" draw:text-style-name="P6" draw:layer="layout" svg:width="0.132cm" svg:height="0.463cm" svg:x="19.392cm" svg:y="4.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20" draw:text-style-name="P6" draw:layer="layout" svg:width="0.264cm" svg:height="0.264cm" svg:x="19.325cm" svg:y="4.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20" draw:text-style-name="P6" draw:layer="layout" svg:width="0.529cm" svg:height="0.049cm" svg:x="19.193cm" svg:y="5.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0" draw:text-style-name="P6" draw:layer="layout" svg:width="0.34cm" svg:height="0.072cm" draw:transform="rotate (1.38928208458749) translate (19.325cm 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20" draw:text-style-name="P6" draw:layer="layout" svg:width="0.341cm" svg:height="0.07cm" draw:transform="rotate (-1.39626340159546) translate (19.529cm 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18" draw:text-style-name="P6" draw:layer="layout" svg:width="0.132cm" svg:height="0.463cm" svg:x="17.936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18" draw:text-style-name="P6" draw:layer="layout" svg:width="0.263cm" svg:height="0.264cm" svg:x="17.87cm" svg:y="3.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18" draw:text-style-name="P6" draw:layer="layout" svg:width="0.528cm" svg:height="0.049cm" svg:x="17.738cm" svg:y="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8" draw:text-style-name="P6" draw:layer="layout" svg:width="0.341cm" svg:height="0.07cm" draw:transform="skewX (-0.0143116998663535) rotate (1.38928208458749) translate (17.87cm 4.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8" draw:text-style-name="P6" draw:layer="layout" svg:width="0.34cm" svg:height="0.071cm" draw:transform="skewX (0.0141371669411541) rotate (-1.39626340159546) translate (18.074cm 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9" draw:text-style-name="P6" draw:layer="layout" svg:width="0.316cm" svg:height="0.251cm" svg:x="17.826cm" svg:y="4.1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20" draw:text-style-name="P6" draw:layer="layout" svg:width="0.132cm" svg:height="0.463cm" svg:x="17.539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20" draw:text-style-name="P6" draw:layer="layout" svg:width="0.264cm" svg:height="0.264cm" svg:x="17.473cm" svg:y="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20" draw:text-style-name="P6" draw:layer="layout" svg:width="0.529cm" svg:height="0.049cm" svg:x="17.341cm" svg:y="4.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20" draw:text-style-name="P6" draw:layer="layout" svg:width="0.341cm" svg:height="0.071cm" draw:transform="rotate (1.38928208458749) translate (17.473cm 5.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20" draw:text-style-name="P6" draw:layer="layout" svg:width="0.341cm" svg:height="0.071cm" draw:transform="skewX (-0.0141371669411541) rotate (-1.39626340159546) translate (17.678cm 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18" draw:text-style-name="P6" draw:layer="layout" svg:width="0.133cm" svg:height="0.463cm" svg:x="18.728cm" svg:y="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18" draw:text-style-name="P6" draw:layer="layout" svg:width="0.263cm" svg:height="0.264cm" svg:x="18.663cm" svg:y="2.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18" draw:text-style-name="P6" draw:layer="layout" svg:width="0.528cm" svg:height="0.048cm" svg:x="18.531cm" svg:y="3.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8" draw:text-style-name="P6" draw:layer="layout" svg:width="0.34cm" svg:height="0.071cm" draw:transform="skewX (0.0141371669411541) rotate (1.38928208458749) translate (18.663cm 3.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8" draw:text-style-name="P6" draw:layer="layout" svg:width="0.341cm" svg:height="0.071cm" draw:transform="rotate (-1.39626340159546) translate (18.867cm 3.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9" draw:text-style-name="P6" draw:layer="layout" svg:width="0.317cm" svg:height="0.25cm" svg:x="18.618cm" svg:y="3.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18" draw:text-style-name="P6" draw:layer="layout" svg:width="0.132cm" svg:height="0.463cm" svg:x="16.745cm" svg:y="4.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18" draw:text-style-name="P6" draw:layer="layout" svg:width="0.264cm" svg:height="0.264cm" svg:x="16.679cm" svg:y="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18" draw:text-style-name="P6" draw:layer="layout" svg:width="0.529cm" svg:height="0.048cm" svg:x="16.547cm" svg:y="4.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18" draw:text-style-name="P6" draw:layer="layout" svg:width="0.34cm" svg:height="0.072cm" draw:transform="skewX (0.0277507351067098) rotate (1.38928208458749) translate (16.679cm 5.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18" draw:text-style-name="P6" draw:layer="layout" svg:width="0.341cm" svg:height="0.071cm" draw:transform="skewX (-0.0141371669411541) rotate (-1.39626340159546) translate (16.884cm 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9" draw:text-style-name="P6" draw:layer="layout" svg:width="0.317cm" svg:height="0.25cm" svg:x="16.635cm" svg:y="4.6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20" draw:text-style-name="P6" draw:layer="layout" svg:width="0.132cm" svg:height="0.463cm" svg:x="17.275cm" svg:y="3.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20" draw:text-style-name="P6" draw:layer="layout" svg:width="0.265cm" svg:height="0.263cm" svg:x="17.208cm" svg:y="3.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20" draw:text-style-name="P6" draw:layer="layout" svg:width="0.529cm" svg:height="0.049cm" svg:x="17.076cm" svg:y="3.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20" draw:text-style-name="P6" draw:layer="layout" svg:width="0.34cm" svg:height="0.072cm" draw:transform="skewX (0.0139626340159546) rotate (1.38928208458749) translate (17.208cm 4.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20" draw:text-style-name="P6" draw:layer="layout" svg:width="0.341cm" svg:height="0.07cm" draw:transform="skewX (-0.0143116998663535) rotate (-1.39626340159546) translate (17.413cm 4.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21" draw:text-style-name="P6" draw:layer="layout" svg:width="5.771cm" svg:height="1.889cm" draw:transform="skewX (-0.257261531743964) rotate (-0.257086998818765) translate (10.113cm 3.637cm)">
          <text:p/>
          <draw:enhanced-geometry draw:mirror-horizontal="false" draw:mirror-vertical="false" svg:viewBox="0 0 0 0" drawooo:sub-view-size="3032449 2164702" draw:text-areas="0 0 ?f14 ?f15"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22" draw:text-style-name="P6" draw:layer="layout" svg:width="3.824cm" svg:height="3.49cm" draw:transform="rotate (-0.816465024082947) translate (13.076cm 1.344cm)">
          <text:p/>
          <draw:enhanced-geometry draw:mirror-horizontal="false" draw:mirror-vertical="false" svg:viewBox="0 0 0 0" drawooo:sub-view-size="3088138 2472612" draw:text-areas="0 0 ?f14 ?f15"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22" draw:text-style-name="P6" draw:layer="layout" svg:width="4.947cm" svg:height="2.994cm" svg:x="1.441cm" svg:y="0.679cm">
          <text:p/>
          <draw:enhanced-geometry draw:mirror-horizontal="true" draw:mirror-vertical="fals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22" draw:text-style-name="P6" draw:layer="layout" svg:width="4.604cm" svg:height="1.622cm" svg:x="1.89cm" svg:y="6.195cm">
          <text:p/>
          <draw:enhanced-geometry draw:mirror-horizontal="true" draw:mirror-vertical="tru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22" draw:text-style-name="P6" draw:layer="layout" svg:width="4.046cm" svg:height="1.567cm" svg:x="1.946cm" svg:y="3.673cm">
          <text:p/>
          <draw:enhanced-geometry draw:mirror-horizontal="tru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22" draw:text-style-name="P6" draw:layer="layout" svg:width="3.122cm" svg:height="2.336cm" svg:x="10.182cm" svg:y="0.383cm">
          <text:p/>
          <draw:enhanced-geometry draw:mirror-horizontal="fals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15" draw:text-style-name="P1" draw:layer="layout" svg:x1="18.408cm" svg:y1="6.225cm" svg:x2="18.416cm" svg:y2="7.908cm">
          <text:p/>
        </draw:line>
        <draw:line draw:style-name="gr15" draw:text-style-name="P1" draw:layer="layout" svg:x1="8.263cm" svg:y1="6.195cm" svg:x2="8.263cm" svg:y2="7.847cm">
          <text:p/>
        </draw:line>
        <presentation:notes draw:style-name="dp2">
          <draw:page-thumbnail draw:style-name="gr2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3-28T10:22:59.226411733</dc:date>
    <meta:editing-duration>PT19M44S</meta:editing-duration>
    <meta:editing-cycles>7</meta:editing-cycles>
    <meta:generator>LibreOffice/4.2.8.2$Linux_X86_64 LibreOffice_project/420m0$Build-2</meta:generator>
    <meta:document-statistic meta:object-count="1022"/>
  </office:meta>
</office:document-meta>
</file>